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EFC5B2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Table_5f_ExpressionList" style:display-name="Table_ExpressionList" style:family="table">
      <style:table-properties style:width="6.5361in" fo:margin-left="0.3833in" fo:margin-right="0.0056in" table:align="margins"/>
    </style:style>
    <style:style style:name="Table_5f_ExpressionList.A" style:display-name="Table_ExpressionList.A" style:family="table-column">
      <style:table-column-properties style:column-width="1.1347in" style:rel-column-width="11379*"/>
    </style:style>
    <style:style style:name="Table_5f_ExpressionList.B" style:display-name="Table_ExpressionList.B" style:family="table-column">
      <style:table-column-properties style:column-width="1.584in" style:rel-column-width="15885*"/>
    </style:style>
    <style:style style:name="Table_5f_ExpressionList.C" style:display-name="Table_ExpressionList.C" style:family="table-column">
      <style:table-column-properties style:column-width="3.8167in" style:rel-column-width="38271*"/>
    </style:style>
    <style:style style:name="Table_5f_ExpressionList.A1" style:display-name="Table_ExpressionList.A1" style:family="table-cell">
      <style:table-cell-properties fo:padding="0.0382in" fo:border-left="0.0007in solid #000000" fo:border-right="none" fo:border-top="0.0007in solid #000000" fo:border-bottom="0.0007in solid #000000"/>
    </style:style>
    <style:style style:name="Table_5f_ExpressionList.C1" style:display-name="Table_ExpressionList.C1" style:family="table-cell">
      <style:table-cell-properties fo:padding="0.0382in" fo:border="0.0007in solid #000000"/>
    </style:style>
    <style:style style:name="Table_5f_ExpressionList.A2" style:display-name="Table_ExpressionList.A2" style:family="table-cell">
      <style:table-cell-properties fo:padding="0.0382in" fo:border-left="0.0007in solid #000000" fo:border-right="none" fo:border-top="none" fo:border-bottom="0.0007in solid #000000"/>
    </style:style>
    <style:style style:name="Table_5f_ExpressionList.C2" style:display-name="Table_ExpressionList.C2" style:family="table-cell">
      <style:table-cell-properties fo:padding="0.0382in" fo:border-left="0.0007in solid #000000" fo:border-right="0.0007in solid #000000" fo:border-top="none" fo:border-bottom="0.0007in solid #000000"/>
    </style:style>
    <style:style style:name="Table1" style:family="table">
      <style:table-properties style:width="6.5271in" fo:margin-left="0.3924in" fo:margin-right="0.0056in" fo:margin-top="0in" fo:margin-bottom="0.2in" table:align="margins"/>
    </style:style>
    <style:style style:name="Table1.A" style:family="table-column">
      <style:table-column-properties style:column-width="1.1243in" style:rel-column-width="11289*"/>
    </style:style>
    <style:style style:name="Table1.B" style:family="table-column">
      <style:table-column-properties style:column-width="0.9222in" style:rel-column-width="9260*"/>
    </style:style>
    <style:style style:name="Table1.C" style:family="table-column">
      <style:table-column-properties style:column-width="4.4806in" style:rel-column-width="4498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Footer">
      <style:paragraph-properties fo:text-align="end" style:justify-single-word="false" fo:padding="0in" fo:border-left="none" fo:border-right="none" fo:border-top="0.0138in solid #000000" fo:border-bottom="none" style:shadow="none"/>
    </style:style>
    <style:style style:name="P7" style:family="paragraph" style:parent-style-name="Header_20_left">
      <style:text-properties fo:font-style="italic" style:font-style-asian="italic" style:font-style-complex="italic"/>
    </style:style>
    <style:style style:name="P8" style:family="paragraph" style:parent-style-name="Header_20_right">
      <style:paragraph-properties fo:text-align="end" style:justify-single-word="false"/>
      <style:text-properties fo:font-style="italic" style:font-style-asian="italic" style:font-style-complex="italic"/>
    </style:style>
    <style:style style:name="P9" style:family="paragraph" style:parent-style-name="Footer">
      <style:paragraph-properties fo:text-align="end" style:justify-single-word="false"/>
    </style:style>
    <style:style style:name="P10" style:family="paragraph" style:parent-style-name="Standard">
      <style:paragraph-properties fo:text-align="end" style:justify-single-word="false"/>
    </style:style>
    <style:style style:name="P11" style:family="paragraph" style:parent-style-name="Table_20_Contents">
      <style:paragraph-properties fo:text-align="start" style:justify-single-word="false"/>
    </style:style>
    <style:style style:name="P12" style:family="paragraph" style:parent-style-name="Table_20_Heading">
      <style:paragraph-properties fo:text-align="start" style:justify-single-word="false"/>
    </style:style>
    <style:style style:name="P13" style:family="paragraph" style:parent-style-name="ChapterTitle" style:master-page-name="First_20_Page">
      <style:paragraph-properties style:page-number="auto"/>
    </style:style>
    <style:style style:name="P14" style:family="paragraph">
      <style:paragraph-properties fo:text-align="center"/>
    </style:style>
    <style:style style:name="P15" style:family="paragraph">
      <style:paragraph-properties fo:text-align="center"/>
      <style:text-properties fo:font-size="10pt"/>
    </style:style>
    <style:style style:name="P16" style:family="paragraph">
      <style:paragraph-properties fo:text-align="start"/>
    </style:style>
    <style:style style:name="P17" style:family="paragraph">
      <style:paragraph-properties fo:text-align="start"/>
      <style:text-properties fo:font-size="10pt"/>
    </style:style>
    <style:style style:name="T1" style:family="text">
      <style:text-properties style:text-position="sub 58%"/>
    </style:style>
    <style:style style:name="T2" style:family="text">
      <style:text-properties style:text-position="0% 100%"/>
    </style:style>
    <style:style style:name="T3" style:family="text">
      <style:text-properties style:text-position="super 58%"/>
    </style:style>
    <style:style style:name="T4" style:family="text">
      <style:text-properties fo:font-size="10pt"/>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008in solid #000000" style:shadow="none">
        <style:background-image/>
        <style:columns fo:column-count="1" fo:column-gap="0in"/>
      </style:graphic-properties>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fo:margin-top="0.0799in" fo:margin-bottom="0.1799in" style:wrap="left" style:number-wrapped-paragraphs="no-limit" style:vertical-pos="bottom" style:vertical-rel="paragraph-content" style:horizontal-pos="right" style:horizontal-rel="paragraph-content"/>
    </style:style>
    <style:style style:name="fr4" style:family="graphic" style:parent-style-name="Frame">
      <style:graphic-properties fo:margin-top="0.0799in" fo:margin-bottom="0.1799in" style:wrap="none" style:vertical-pos="top" style:vertical-rel="paragraph-content" style:horizontal-pos="center" style:horizontal-rel="paragraph"/>
    </style:style>
    <style:style style:name="fr5" style:family="graphic" style:parent-style-name="Frame">
      <style:graphic-properties fo:margin-top="0.0799in" fo:margin-bottom="0.1799in" style:wrap="none" style:vertical-pos="bottom" style:vertical-rel="paragraph-content" style:horizontal-pos="center" style:horizontal-rel="paragraph"/>
    </style:style>
    <style:style style:name="fr6" style:family="graphic" style:parent-style-name="Frame">
      <style:graphic-properties fo:margin-top="0.0799in" fo:margin-bottom="0.1799in" style:wrap="left" style:number-wrapped-paragraphs="no-limit" style:vertical-pos="from-top" style:vertical-rel="paragraph" style:horizontal-pos="from-left" style:horizontal-rel="paragraph"/>
    </style:style>
    <style:style style:name="fr7" style:family="graphic" style:parent-style-name="Frame">
      <style:graphic-properties fo:margin-top="0.0799in" fo:margin-bottom="0.1799in" style:wrap="none" style:vertical-pos="bottom" style:vertical-rel="paragraph-content" style:horizontal-pos="center" style:horizontal-rel="paragraph-content"/>
    </style:style>
    <style:style style:name="fr8" style:family="graphic" style:parent-style-name="Frame">
      <style:graphic-properties fo:margin-top="0.0799in" fo:margin-bottom="0.2799in" style:wrap="left" style:number-wrapped-paragraphs="no-limit" style:vertical-pos="from-top" style:vertical-rel="paragraph" style:horizontal-pos="from-left" style:horizontal-rel="paragraph"/>
    </style:style>
    <style:style style:name="fr9" style:family="graphic" style:parent-style-name="Frame">
      <style:graphic-properties fo:margin-top="0.0799in" fo:margin-bottom="0.1799in" style:wrap="none" style:vertical-pos="from-top" style:vertical-rel="paragraph" style:horizontal-pos="center" style:horizontal-rel="paragraph"/>
    </style:style>
    <style:style style:name="fr10" style:family="graphic" style:parent-style-name="Frame">
      <style:graphic-properties style:wrap="none" style:vertical-pos="from-top" style:vertical-rel="paragraph" style:horizontal-pos="center" style:horizontal-rel="paragraph"/>
    </style:style>
    <style:style style:name="fr11" style:family="graphic" style:parent-style-name="Frame">
      <style:graphic-properties fo:margin-top="0.0799in" fo:margin-bottom="0.1799in" style:wrap="left" style:number-wrapped-paragraphs="no-limit" style:vertical-pos="top" style:vertical-rel="paragraph-content" style:horizontal-pos="right" style:horizontal-rel="paragraph-content"/>
    </style:style>
    <style:style style:name="fr12" style:family="graphic" style:parent-style-name="Frame">
      <style:graphic-properties fo:margin-top="0.0799in" fo:margin-bottom="0.1799in" style:wrap="none" style:vertical-pos="top" style:vertical-rel="paragraph-content" style:horizontal-pos="center" style:horizontal-rel="paragraph-content"/>
    </style:style>
    <style:style style:name="fr13"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2300dc" draw:fill="solid" draw:fill-color="#2300dc" draw:textarea-horizontal-align="justify" draw:textarea-vertical-align="middle" draw:auto-grow-height="false" fo:min-height="0in" fo:min-width="0in" style:run-through="foreground"/>
    </style:style>
    <style:style style:name="gr4" style:family="graphic">
      <style:graphic-properties svg:stroke-color="#0047ff" draw:fill="solid" draw:fill-color="#0047ff" draw:textarea-horizontal-align="justify" draw:textarea-vertical-align="middle" draw:auto-grow-height="false" fo:min-height="0in" fo:min-width="0in" style:run-through="foreground"/>
    </style:style>
    <style:style style:name="gr5" style:family="graphic">
      <style:graphic-properties svg:stroke-color="#99ccff" draw:textarea-horizontal-align="justify" draw:textarea-vertical-align="middle" draw:auto-grow-height="false" fo:min-height="0in" fo:min-width="0in" style:run-through="foreground"/>
    </style:style>
    <style:style style:name="gr6" style:family="graphic">
      <style:graphic-properties svg:stroke-color="#99ccff" draw:fill="solid" draw:fill-color="#ffffff" draw:textarea-horizontal-align="center" draw:textarea-vertical-align="middle" style:run-through="foreground"/>
    </style:style>
    <style:style style:name="gr7" style:family="graphic">
      <style:graphic-properties svg:stroke-color="#ffffff" draw:fill="solid" draw:fill-color="#ffffff" draw:textarea-horizontal-align="center" draw:textarea-vertical-align="middle" style:run-through="foreground"/>
    </style:style>
    <style:style style:name="gr8" style:family="graphic">
      <style:graphic-properties svg:stroke-color="#99ccff" draw:textarea-horizontal-align="center" draw:textarea-vertical-align="middle" style:run-through="foreground"/>
    </style:style>
    <style:style style:name="gr9" style:family="graphic">
      <style:graphic-properties svg:stroke-color="#0047ff" draw:fill="solid" draw:fill-color="#0047ff" draw:textarea-horizontal-align="center" draw:textarea-vertical-align="middle" style:run-through="foreground"/>
    </style:style>
    <style:style style:name="gr10" style:family="graphic">
      <style:graphic-properties svg:stroke-color="#2300dc" draw:fill="solid" draw:fill-color="#2300dc" draw:textarea-horizontal-align="center" draw:textarea-vertical-align="middle" style:run-through="foreground"/>
    </style:style>
    <style:style style:name="gr1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draw:marker-start-width="0.1701in" draw:marker-end="Arrow"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01in" draw:fill="none" draw:fill-color="#99ccff" draw:fill-gradient-name="Gradient_20_1" draw:fill-hatch-name="Black_20_0_20_Degrees" draw:fill-image-name="Empty"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0">
        <draw:text-box fo:min-height="0.2in">
          <text:p text:style-name="Frame_20_contents"/>
          <text:p text:style-name="Figure">Figure -:</text:p>
        </draw:text-box>
      </draw:frame>
      <text:h text:style-name="P13" text:outline-level="1">Quantitative Analysis</text:h>
      <text:h text:style-name="Heading_20_1" text:outline-level="2">Overview</text:h>
      <text:p text:style-name="Body">Simulation data must often be compared to experimental data so VisIt provides a number of features that allow quantitative information to be extracted from simulation databases. This chapter explains how to visualize derived variables created with expressions and query information about a database. This chapter also explains VisIt's Pick and Lineout capabilities which allow quantitative data to be obtained from the visualization.</text:p>
      <text:h text:style-name="Heading_20_1" text:outline-level="2">Expressions</text:h>
      <text:p text:style-name="Body">Scientific simulations often keep track of several dozen variables as they run. However, only a small subset of those variables are usually written to a simulation database to save disk space. Sometimes variables can be derived from other variables using a variable expression. VisIt provides variable expressions to allow scientists to create derived variables using variables that are stored in the database. Expressions are extremely powerful because they allow you to analyze new data without necessarily having to rerun a simulation. Variables created using expressions behave just like variables stored in a database; they appear in the plot menu and can be visualized using VisIt's plots.</text:p>
      <text:h text:style-name="Heading_20_2" text:outline-level="3"><text:alphabetical-index-mark-start text:id="IMark510838532"/>Expression Window<text:alphabetical-index-mark-end text:id="IMark510838532"/></text:h>
      <text:p text:style-name="Body">VisIt provides an <text:alphabetical-index-mark-start text:id="IMark510838532"/><text:span text:style-name="GUIText">Expression Window</text:span><text:alphabetical-index-mark-end text:id="IMark510838532"/>, shown in <text:sequence-ref text:reference-format="category-and-value" text:ref-name="refFigure0">Figure 1-1</text:sequence-ref>, that allows you to create new variables that can be used in visualizations. You can open the <text:span text:style-name="GUIText">Expression Window</text:span> by clicking on the <text:span text:style-name="GUIText">Expressions</text:span> option in the <text:span text:style-name="GUIText">Main Window's Controls</text:span> menu. The <text:span text:style-name="GUIText">Expression Window</text:span> is divided vertically into two main areas: <text:span text:style-name="GUIText">Expression list</text:span> and <text:span text:style-name="GUIText">Definitions</text:span>. The Expression list contains the list of expressions. The Definitions area displays the definition of the expression that is highlighted in the <text:span text:style-name="GUIText">Expression list</text:span> and provides controls to edit the expression definition.</text:p>
      <text:p text:style-name="Body"><draw:frame draw:style-name="fr2" draw:name="Frame1" text:anchor-type="paragraph" svg:width="6in" draw:z-index="3"><draw:text-box fo:min-height="3.0661in"><text:p text:style-name="Figure"><draw:frame draw:style-name="fr13" draw:name="graphics1" text:anchor-type="paragraph" svg:width="6in" svg:height="2.6299in" draw:z-index="4"><draw:image xlink:href="../images/Quantitative/expressionwindow.png" xlink:type="simple" xlink:show="embed" xlink:actuate="onLoad"/></draw:frame>Figure <text:sequence text:ref-name="refFigure0" text:name="Figure" text:formula="ooow:Figure+1" style:num-format="1">1-1</text:sequence>: Expression Window</text:p></draw:text-box></draw:frame><text:soft-page-break/>In addition to displaying expressions that you create yourself, the <text:span text:style-name="GUIText">Expression Window</text:span> displays expressions that were written to the database or expressions that were added by one of VisIt's database reader plugins. Expressions that came from a database change when you change open databases but expressions that you defined yourself remain in the window regardless which database is open. Expressions that came from a database are not usually shown in the <text:span text:style-name="GUIText">Expression list </text:span>by default but you can choose to show them by clicking on the <text:span text:style-name="GUIText">Display expressions from database</text:span> check box.</text:p>
      <text:p text:style-name="Body"><draw:frame draw:style-name="fr3" draw:name="Frame_MeshQualityExpressions" text:anchor-type="paragraph" svg:width="3.5in" draw:z-index="5"><draw:text-box fo:min-height="5in"><text:p text:style-name="Figure"><draw:frame draw:style-name="fr13" draw:name="graphics2" text:anchor-type="paragraph" svg:width="3.5in" svg:height="4.2319in" draw:z-index="6"><draw:image xlink:href="../images/Quantitative/meshquality.png" xlink:type="simple" xlink:show="embed" xlink:actuate="onLoad"/></draw:frame>Figure <text:sequence text:ref-name="refFigure1" text:name="Figure" text:formula="ooow:Figure+1" style:num-format="1">1-2</text:sequence>: Mesh quality expressions</text:p></draw:text-box></draw:frame>There is one special case when VisIt adds expressions to the expression list that were not in the database and were not added by a database reader plugin: mesh quality expressions. When the open database contains meshes that are unstructured or curvilinear, VisIt adds special mesh quality expressions to the expression list to let you more easily plot metrics of mesh quality such as the volume of cells or how much <text:soft-page-break/>cells are skewed. The mesh quality expressions are primarily used to evaluate the fitness of computational meshes and VisIt adds them to the expression list to make them more accessible to users since they are so commonly used. <text:sequence-ref text:reference-format="category-and-value" text:ref-name="refFigure1">Figure 1-2</text:sequence-ref> shows the how the mesh quality expressions appear in the variable list for plots that accept scalar variables.</text:p>
      <text:h text:style-name="Heading_20_3" text:outline-level="4"><text:alphabetical-index-mark text:string-value="Creating" text:key1="Expressions"/>Creating a new expression</text:h>
      <text:p text:style-name="Body">You can create a new expression by clicking on the <text:alphabetical-index-mark-start text:id="IMark510838532"/><text:span text:style-name="GUIText">Expression Window</text:span><text:alphabetical-index-mark-end text:id="IMark510838532"/><text:span text:style-name="GUIText">'s New</text:span> button. When you click on the <text:span text:style-name="GUIText">New</text:span> button, VisIt adds a new expression and shows its new, empty definition in the <text:span text:style-name="GUIText">Definitions</text:span> area. The initial name for a new expression is <text:span text:style-name="Emphasis">"unnamed"</text:span> followed by some integer suffix. As you type a new name for the expression into the <text:span text:style-name="GUIText">Name</text:span> text field, the expression's name in the <text:span text:style-name="GUIText">Expression list</text:span> will update.</text:p>
      <text:p text:style-name="Body">Each expression has an expression type that determines the variable menu in which the new variable appears. The available expression types are: <text:alphabetical-index-mark-start text:id="IMark510838532"/><text:span text:style-name="Emphasis">Scalar Mesh Variable</text:span><text:alphabetical-index-mark-end text:id="IMark510838532"/>, <text:alphabetical-index-mark-start text:id="IMark510839684"/><text:span text:style-name="Emphasis">Vector Mesh Variable</text:span><text:alphabetical-index-mark-end text:id="IMark510839684"/>, <text:alphabetical-index-mark-start text:id="IMark510839636"/><text:span text:style-name="Emphasis">Mesh variable</text:span><text:alphabetical-index-mark-end text:id="IMark510839636"/>, <text:alphabetical-index-mark-start text:id="IMark510839396"/><text:span text:style-name="Emphasis">Tensor variable, </text:span><text:alphabetical-index-mark-start text:id="IMark510839348"/><text:span text:style-name="Emphasis">S</text:span><text:alphabetical-index-mark-end text:id="IMark510839396"/><text:span text:style-name="Emphasis">ymmetric Tensor Variable</text:span><text:alphabetical-index-mark-end text:id="IMark510839348"/>. Since the expression type determines the menu in which the variable appears, it also determines the plots that can operate on the variable. Scalar mesh variables and species variables can be used in the Contour, Pseudocolor, and Volume plots. Vector mesh variables are used in the Streamline and Vector plots. Tensor mesh variables are used in the Tensor plot.</text:p>
      <text:p text:style-name="Body"><draw:frame draw:style-name="fr4" draw:name="Frame_ExpressionWindowInsertFunction" text:anchor-type="paragraph" svg:width="5in" draw:z-index="7"><draw:text-box fo:min-height="4in"><text:p text:style-name="Figure"><draw:frame draw:style-name="fr14" draw:name="graphics3" text:anchor-type="paragraph" svg:width="5in" svg:height="3.3827in" draw:z-index="8"><draw:image xlink:href="../images/Quantitative/expressionwindow-functionmenu.png" xlink:type="simple" xlink:show="embed" xlink:actuate="onLoad"/></draw:frame>Figure <text:sequence text:ref-name="refFigure2" text:name="Figure" text:formula="ooow:Figure+1" style:num-format="1">1-3</text:sequence>: Expression Window's Insert Function... menu</text:p></draw:text-box></draw:frame><text:soft-page-break/>To edit an expression's actual definition, you can type a new expression comprised of constants, variable names, and other VisIt expressions into the <text:span text:style-name="GUIText">Definition</text:span> text field. The expression definition can span multiple lines as the VisIt expression parser ignores whitespace. For a complete list of VisIt's built-in expressions, refer to page 183. You can also use the <text:span text:style-name="GUIText">Insert Function...</text:span> menu, shown in <text:sequence-ref text:reference-format="category-and-value" text:ref-name="refFigure2">Figure 1-3</text:sequence-ref>, to insert any of VisIt's built-in expressions directly into the expression definition. The list of built-in expressions divided into certain categories as evidenced by the structure of the <text:span text:style-name="GUIText">Insert Function...</text:span> menu.</text:p>
      <text:p text:style-name="Body"><draw:frame draw:style-name="fr5" draw:name="Frame_ExpressionWindowVarMenu" text:anchor-type="paragraph" svg:width="6in" draw:z-index="9"><draw:text-box fo:min-height="3.8972in"><text:p text:style-name="Frame_20_contents"><draw:frame draw:style-name="fr15" draw:name="graphics4" text:anchor-type="paragraph" svg:width="6in" svg:height="3.1in" draw:z-index="10"><draw:image xlink:href="../images/Quantitative/expressionwindow-varmenu.png" xlink:type="simple" xlink:show="embed" xlink:actuate="onLoad"/></draw:frame></text:p><text:p text:style-name="Figure">Figure <text:sequence text:ref-name="refFigure3" text:name="Figure" text:formula="ooow:Figure+1" style:num-format="1">1-4</text:sequence>: Expression Window's Insert Variable... menu</text:p></draw:text-box></draw:frame>In addition to the <text:span text:style-name="GUIText">Insert Function...</text:span> menu, which lets you insert built-in functions into the expression definition, VisIt's <text:span text:style-name="GUIText">Expression Window</text:span> provides an <text:span text:style-name="GUIText">Insert Variable...</text:span> menu that allows you to insert variables for the active database into the expression definition. The <text:span text:style-name="GUIText">Insert Variable...</text:span> menu, shown in <text:sequence-ref text:reference-format="category-and-value" text:ref-name="refFigure3">Figure 1-4</text:sequence-ref>, is broken up into Scalars, Vectors, Meshes, etc. and has the available variables under the appropriate heading so they are easy to find.</text:p>
      <text:p text:style-name="Body">Some variables can only be expressed as very complex expressions containing several intermediate subexpressions that are only used to simplify the overall expression definition. These types of subexpressions are seldom visualized on their own. If you want to prevent them from being added to the <text:span text:style-name="GUIText">Plot</text:span> menu, turn off the <text:span text:style-name="GUIText">Show variable in plot menus</text:span> check box.</text:p>
      <text:h text:style-name="Heading_20_3" text:outline-level="4"><text:alphabetical-index-mark text:string-value="Deleting" text:key1="Expressions"/>Deleting an expression</text:h>
      <text:p text:style-name="Body">You can delete an expression by clicking on it in the <text:span text:style-name="GUIText">Expression list</text:span> and then clicking on the <text:span text:style-name="GUIText">Delete</text:span> button. Deleting an expression removes it from the list of defined expressions and will <text:soft-page-break/>cause unresolved references for any other expression that uses the deleted expression. If a plot uses an expression with unresolved references, VisIt will not be able to generate it until you resolve the reference or change the active plot variable.</text:p>
      <text:h text:style-name="Heading_20_2" text:outline-level="3"><text:alphabetical-index-mark text:string-value="Grammar" text:key1="Expressions"/>Expression grammar</text:h>
      <text:p text:style-name="Body">VisIt allows expressions to be written using a host of unary and binary math operators as well as built-in and user-defined functions. VisIt's expressions follow C-language syntax, although there are a few differences. The following paragraphs detail the syntax of VisIt expressions.</text:p>
      <text:h text:style-name="Heading_20_3" text:outline-level="4">Math operators</text:h>
      <text:p text:style-name="Body">These include use of +, -, *, /, ^ as addition, subtraction, <text:s/>multiplication, division, and exponentiation as infix operators, as well as the unary minus, in their normal precedence and associativity. <text:s/>Parentheses may be used as well to force a desired associativity.</text:p>
      <text:p text:style-name="Body"><text:span text:style-name="Emphasis">Examples: <text:s/>a+b^-c <text:s text:c="3"/>(a+b)*c</text:span></text:p>
      <text:h text:style-name="Heading_20_3" text:outline-level="4">Constants</text:h>
      <text:p text:style-name="Body">Scalar constants include floating point numbers and integers, as well as booleans (true, false, on, off) and strings. <text:s/></text:p>
      <text:p text:style-name="Body"><text:span text:style-name="Emphasis">Examples: <text:s/>3e4 <text:s/>10 <text:s text:c="3"/>"mauve" true <text:s text:c="2"/>false</text:span></text:p>
      <text:h text:style-name="Heading_20_3" text:outline-level="4">Vectors</text:h>
      <text:p text:style-name="Body">Expressions can be grouped into two or three dimensional vector variables using curly braces.</text:p>
      <text:p text:style-name="Body"><text:span text:style-name="Emphasis">Examples: <text:s text:c="3"/>{xc, yc} <text:s text:c="4"/>{0,0,1}</text:span></text:p>
      <text:h text:style-name="Heading_20_3" text:outline-level="4">Lists</text:h>
      <text:p text:style-name="Body">Lists are used to specify multiple items or ranges, using colons to create ranges of integers, possibly with strides, or using comma-separated lists of integers, integer ranges, floating points numbers, or strings.</text:p>
      <text:p text:style-name="Body"><text:span text:style-name="Emphasis">Examples: <text:s text:c="2"/>[1,3,2] <text:s text:c="3"/>[1:2, 10:20:5, 22] <text:s/>[silver, gold] <text:s/>[1.1, 2.5, 3.9] [level1, level2]</text:span></text:p>
      <text:h text:style-name="Heading_20_3" text:outline-level="4"><text:soft-page-break/>Identifiers</text:h>
      <text:p text:style-name="Body">Identifiers include function names, defined variable and function names, and file variable names. <text:s/>They may include alphabetic characters, numeric characters, and underscores in any order. <text:s/>Identifiers should have at least one non-numeric character so that they are not confused with integers, and they should not look identical to floating point numbers such as 1e6.</text:p>
      <text:p text:style-name="Body"><text:span text:style-name="Emphasis">Examples: <text:s text:c="2"/>density x y z 3d_mesh</text:span></text:p>
      <text:h text:style-name="Heading_20_3" text:outline-level="4">Functions</text:h>
      <text:p text:style-name="Body">These are used for built in functions, but they may also be used for functions/macros defined by the user. <text:s/>They take specific types and numbers of arguments within the parentheses, separated by commas. <text:s/>Some functions may accept named arguments in the form identifier=value.</text:p>
      <text:p text:style-name="Body"><text:span text:style-name="Emphasis">Examples: <text:s/>sin(pi / 2) cross(vec1, {0,0,1}) <text:s text:c="3"/>my_xform(mesh1) <text:s/>subselect(materials=[a,b])</text:span></text:p>
      <text:h text:style-name="Heading_20_3" text:outline-level="4">Database variables</text:h>
      <text:p text:style-name="Body">These are like identifiers, but may also include periods, plus, and minus characters. <text:s/>A normal identifier will map to a file variable when it is not defined as another expression. <text:s/>To force variables that look like integers or floating point numbers to be interpreted as variable names, or to force variable names which are defined by another expression to map to a variable in a file, they should be enclosed with &lt; and &gt;, the left and right carats/angle brackets. <text:s/>Note that quotation marks will cause them to be interpreted as string constants, not variable names. <text:s/>In addition, variables in files may be in directories within a file, so they may include slashes in a path when in angle brackets. <text:s/></text:p>
      <text:p text:style-name="Body"><text:span text:style-name="Emphasis">Examples: <text:s/>density <text:s/>&lt;pressure&gt; <text:s/>&lt;a.001&gt; &lt;a.002&gt; &lt;domain1/density&gt;</text:span></text:p>
      <text:h text:style-name="Heading_20_3" text:outline-level="4">Databases</text:h>
      <text:p text:style-name="Body">A database specification looks similar to a database variable contained in angle brackets, but it is followed by a colon before the closing angle bracket, and it may also contain extra information. <text:s/>A database specification includes a file specification possibly followed a machine name, a time specification by itself, or a file/machine specification followed by a time specification. <text:s/>A file specification is just a file name with a path if needed. A machine specification is an at-sign @ followed by a host name. <text:s/>A time specification looks much like a list in that it contains integer numbers or ranges, or floating point numbers, separated by commas and enclosed in square brackets. <text:s/>However, it may also be followed by a letter c, t, or i to specify if the time specification refers to cycles, times, or indices, respectively. <text:s/>If no letter is specified, then the parser guesses that integers refer to cycles, floating point numbers refer to times. <text:s/>There is also an alternative to force indices which is the pound sign # after the opening square bracket.</text:p>
      <text:p text:style-name="Body"><text:soft-page-break/><text:span text:style-name="Emphasis">Examples: &lt;/dir/file:&gt; &lt;file@host.gov:&gt; &lt;[# 0:10]:&gt; &lt;file[1.234]:&gt; &lt;file[000, 023, 047]:&gt; &lt;file[10]c:&gt;</text:span></text:p>
      <text:h text:style-name="Heading_20_3" text:outline-level="4">Qualified file variables</text:h>
      <text:p text:style-name="Body">Just like variables may be in directories within a file, they may also be in other timesteps within the same database, within other databases, and even within databases on other machines. <text:s/>To specify where a variable is located, use the angle brackets again, and prefix the variable name with a database specification, using the colon after the database specification as a delimiter.</text:p>
      <text:p text:style-name="Body"><text:span text:style-name="Emphasis">Examples: &lt;file:var&gt; &lt;/dir/file:/domain/var&gt; &lt;file@192.168.1.1:/var&gt; &lt;[#0]:zerocyclevar&gt;</text:span></text:p>
      <text:h text:style-name="Heading_20_2" text:outline-level="3">Built-in expressions</text:h>
      <text:p text:style-name="Body">The following table lists <text:alphabetical-index-mark text:string-value="Expressions"/>built-in expressions that can be used to create more advanced expressions. Unless otherwise noted in the description, each expression takes scalar variables as its arguments.</text:p>
      <table:table table:name="Table_ExpressionList" table:style-name="Table_5f_ExpressionList">
        <table:table-column table:style-name="Table_5f_ExpressionList.A"/>
        <table:table-column table:style-name="Table_5f_ExpressionList.B"/>
        <table:table-column table:style-name="Table_5f_ExpressionList.C"/>
        <table:table-header-rows>
          <table:table-row>
            <table:table-cell table:style-name="Table_5f_ExpressionList.A1" office:value-type="string">
              <text:p text:style-name="P12">Expression</text:p>
            </table:table-cell>
            <table:table-cell table:style-name="Table_5f_ExpressionList.A1" office:value-type="string">
              <text:p text:style-name="P12">Meaning</text:p>
            </table:table-cell>
            <table:table-cell table:style-name="Table_5f_ExpressionList.C1" office:value-type="string">
              <text:p text:style-name="P12">Usage</text:p>
            </table:table-cell>
          </table:table-row>
        </table:table-header-rows>
        <table:table-row>
          <table:table-cell table:style-name="Table_5f_ExpressionList.A2" office:value-type="string">
            <text:p text:style-name="P11">{}</text:p>
          </table:table-cell>
          <table:table-cell table:style-name="Table_5f_ExpressionList.A2" office:value-type="string">
            <text:p text:style-name="P11">Associate a list of expressions into a single variable. Usually used for defining a vector or tensor variable.</text:p>
          </table:table-cell>
          <table:table-cell table:style-name="Table_5f_ExpressionList.C2" office:value-type="string">
            <text:p text:style-name="P11"><text:span text:style-name="Strong_20_Emphasis">{expr</text:span><text:span text:style-name="Strong_20_Emphasis"><text:span text:style-name="T1">1</text:span></text:span><text:span text:style-name="Strong_20_Emphasis">, expr</text:span><text:span text:style-name="Strong_20_Emphasis"><text:span text:style-name="T1">2</text:span></text:span><text:span text:style-name="Strong_20_Emphasis"> [, ...]}</text:span></text:p>
            <text:p text:style-name="P11"/>
            <text:p text:style-name="P11">expr<text:span text:style-name="T1">i</text:span> <text:span text:style-name="Strong_20_Emphasis">expr</text:span><text:span text:style-name="Strong_20_Emphasis"><text:span text:style-name="T1">1 expr1 </text:span></text:span>can be an expression of variables, another expression, or a constant defined over a mesh.</text:p>
            <text:p text:style-name="P11"/>
            <text:p text:style-name="P11">Examples:</text:p>
            <text:p text:style-name="P11"><text:span text:style-name="Emphasis">vector = {a,b,c}</text:span></text:p>
            <text:p text:style-name="P11"><text:span text:style-name="Emphasis">tensor = {{a,b,c},{d,e,f},{g,h,i}}</text:span></text:p>
          </table:table-cell>
        </table:table-row>
        <table:table-row>
          <table:table-cell table:style-name="Table_5f_ExpressionList.A2" office:value-type="string">
            <text:p text:style-name="P11">[]</text:p>
          </table:table-cell>
          <table:table-cell table:style-name="Table_5f_ExpressionList.A2" office:value-type="string">
            <text:p text:style-name="P11">Access a subscript of a vector or tensor variable.</text:p>
          </table:table-cell>
          <table:table-cell table:style-name="Table_5f_ExpressionList.C2" office:value-type="string">
            <text:p text:style-name="P11"><text:span text:style-name="Strong_20_Emphasis">expr[index]</text:span></text:p>
            <text:p text:style-name="P11"/>
            <text:p text:style-name="P11">expr must be an expression that evaluates to a vector of tensor variable and index must be an integer greater than or equal to zero and less than the number of components in the variable being indexed.</text:p>
            <text:p text:style-name="P11"><text:span text:style-name="Emphasis"/></text:p>
            <text:p text:style-name="P11"><text:span text:style-name="Emphasis">Example: velocity[0]</text:span></text:p>
          </table:table-cell>
        </table:table-row>
        <table:table-row>
          <table:table-cell table:style-name="Table_5f_ExpressionList.A2" office:value-type="string">
            <text:p text:style-name="P11">()</text:p>
          </table:table-cell>
          <table:table-cell table:style-name="Table_5f_ExpressionList.A2" office:value-type="string">
            <text:p text:style-name="P11">Associative parenthesis.</text:p>
          </table:table-cell>
          <table:table-cell table:style-name="Table_5f_ExpressionList.C2" office:value-type="string">
            <text:p text:style-name="P11">Group mathematical operations to influence the order in which expressions are evaluated.</text:p>
          </table:table-cell>
        </table:table-row>
        <table:table-row>
          <table:table-cell table:style-name="Table_5f_ExpressionList.A2" office:value-type="string">
            <text:p text:style-name="P11">-</text:p>
          </table:table-cell>
          <table:table-cell table:style-name="Table_5f_ExpressionList.A2" office:value-type="string">
            <text:p text:style-name="P11"><text:alphabetical-index-mark-start text:id="IMark510838916" text:key1="Expressions"/>Unary negation<text:alphabetical-index-mark-end text:id="IMark510838916"/></text:p>
          </table:table-cell>
          <table:table-cell table:style-name="Table_5f_ExpressionList.C2" office:value-type="string">
            <text:p text:style-name="P11"><text:span text:style-name="Strong_20_Emphasis">-expr</text:span></text:p>
            <text:p text:style-name="P11"/>
            <text:p text:style-name="P11">expr is any expression that evaluates to a scalar or vector field defined on a mesh.</text:p>
            <text:p text:style-name="P11"><text:soft-page-break/><text:span text:style-name="Emphasis"/></text:p>
            <text:p text:style-name="P11"><text:span text:style-name="Emphasis">Example: -charge</text:span></text:p>
          </table:table-cell>
        </table:table-row>
        <table:table-row>
          <table:table-cell table:style-name="Table_5f_ExpressionList.A2" office:value-type="string">
            <text:p text:style-name="P11">-</text:p>
          </table:table-cell>
          <table:table-cell table:style-name="Table_5f_ExpressionList.A2" office:value-type="string">
            <text:p text:style-name="P11"><text:alphabetical-index-mark-start text:id="IMark510838916" text:key1="Expressions"/>Subtraction<text:alphabetical-index-mark-end text:id="IMark510838916"/></text:p>
          </table:table-cell>
          <table:table-cell table:style-name="Table_5f_ExpressionList.C2" office:value-type="string">
            <text:p text:style-name="P11"><text:span text:style-name="Strong_20_Emphasis"><text:span text:style-name="T2">expr</text:span></text:span><text:span text:style-name="Strong_20_Emphasis"><text:span text:style-name="T1">1</text:span></text:span><text:span text:style-name="Strong_20_Emphasis"> - <text:s/>expr</text:span><text:span text:style-name="Strong_20_Emphasis"><text:span text:style-name="T1">2</text:span></text:span></text:p>
            <text:p text:style-name="P11"/>
            <text:p text:style-name="P11">expressions involving subtraction can be database variables, constants, or other expressions.</text:p>
            <text:p text:style-name="P11"><text:span text:style-name="Emphasis"/></text:p>
            <text:p text:style-name="P11"><text:span text:style-name="Emphasis">Example: a - b</text:span></text:p>
          </table:table-cell>
        </table:table-row>
        <table:table-row>
          <table:table-cell table:style-name="Table_5f_ExpressionList.A2" office:value-type="string">
            <text:p text:style-name="P11">+</text:p>
          </table:table-cell>
          <table:table-cell table:style-name="Table_5f_ExpressionList.A2" office:value-type="string">
            <text:p text:style-name="P11"><text:alphabetical-index-mark-start text:id="IMark510838916" text:key1="Expressions"/>Addition<text:alphabetical-index-mark-end text:id="IMark510838916"/></text:p>
          </table:table-cell>
          <table:table-cell table:style-name="Table_5f_ExpressionList.C2" office:value-type="string">
            <text:p text:style-name="P11"><text:span text:style-name="Strong_20_Emphasis">expr</text:span><text:span text:style-name="Strong_20_Emphasis"><text:span text:style-name="T1">1</text:span></text:span><text:span text:style-name="Strong_20_Emphasis"> + <text:s/>expr</text:span><text:span text:style-name="Strong_20_Emphasis"><text:span text:style-name="T1">2</text:span></text:span></text:p>
            <text:p text:style-name="P11"/>
            <text:p text:style-name="P11">Expressions involving addition can be database variables, constants, or other expressions.</text:p>
            <text:p text:style-name="P11"><text:span text:style-name="Emphasis"/></text:p>
            <text:p text:style-name="P11"><text:span text:style-name="Emphasis">Example: a + b</text:span></text:p>
          </table:table-cell>
        </table:table-row>
        <table:table-row>
          <table:table-cell table:style-name="Table_5f_ExpressionList.A2" office:value-type="string">
            <text:p text:style-name="P11">*</text:p>
          </table:table-cell>
          <table:table-cell table:style-name="Table_5f_ExpressionList.A2" office:value-type="string">
            <text:p text:style-name="P11"><text:alphabetical-index-mark-start text:id="IMark510838916" text:key1="Expressions"/>Multiplication<text:alphabetical-index-mark-end text:id="IMark510838916"/></text:p>
          </table:table-cell>
          <table:table-cell table:style-name="Table_5f_ExpressionList.C2" office:value-type="string">
            <text:p text:style-name="P11"><text:span text:style-name="Strong_20_Emphasis">expr</text:span><text:span text:style-name="Strong_20_Emphasis"><text:span text:style-name="T1">1</text:span></text:span><text:span text:style-name="Strong_20_Emphasis"> * <text:s/>expr</text:span><text:span text:style-name="Strong_20_Emphasis"><text:span text:style-name="T1">2</text:span></text:span></text:p>
            <text:p text:style-name="P11"/>
            <text:p text:style-name="P11">Expressions involving multiplication can be database variables, constants, or other expressions. Multiplication is most often used with two scalar inputs but one of the inputs to the multiplication operator can be a vector if you want to scale a vector using a scalar or a constant.</text:p>
            <text:p text:style-name="P11"><text:span text:style-name="Emphasis"/></text:p>
            <text:p text:style-name="P11"><text:span text:style-name="Emphasis">Example: a * b</text:span></text:p>
          </table:table-cell>
        </table:table-row>
        <table:table-row>
          <table:table-cell table:style-name="Table_5f_ExpressionList.A2" office:value-type="string">
            <text:p text:style-name="P11">/</text:p>
          </table:table-cell>
          <table:table-cell table:style-name="Table_5f_ExpressionList.A2" office:value-type="string">
            <text:p text:style-name="P11"><text:alphabetical-index-mark-start text:id="IMark510838916" text:key1="Expressions"/>Division<text:alphabetical-index-mark-end text:id="IMark510838916"/></text:p>
          </table:table-cell>
          <table:table-cell table:style-name="Table_5f_ExpressionList.C2" office:value-type="string">
            <text:p text:style-name="P11"><text:span text:style-name="Strong_20_Emphasis">expr</text:span><text:span text:style-name="Strong_20_Emphasis"><text:span text:style-name="T1">1</text:span></text:span><text:span text:style-name="Strong_20_Emphasis"> / <text:s/>expr</text:span><text:span text:style-name="Strong_20_Emphasis"><text:span text:style-name="T1">2</text:span></text:span></text:p>
            <text:p text:style-name="P11"/>
            <text:p text:style-name="P11">Expressions involving division can be database variables, constants, or other expressions. Division is most often used with two scalar inputs but the first input can be a vector if you want to scale a vector using a scalar or a constant.</text:p>
            <text:p text:style-name="P11"><text:span text:style-name="Emphasis"/></text:p>
            <text:p text:style-name="P11"><text:span text:style-name="Emphasis">Example: a / b</text:span></text:p>
          </table:table-cell>
        </table:table-row>
        <table:table-row>
          <table:table-cell table:style-name="Table_5f_ExpressionList.A2" office:value-type="string">
            <text:p text:style-name="P11">^</text:p>
          </table:table-cell>
          <table:table-cell table:style-name="Table_5f_ExpressionList.A2" office:value-type="string">
            <text:p text:style-name="P11"><text:alphabetical-index-mark-start text:id="IMark510838916" text:key1="Expressions"/>Exponentiation<text:alphabetical-index-mark-end text:id="IMark510838916"/></text:p>
          </table:table-cell>
          <table:table-cell table:style-name="Table_5f_ExpressionList.C2" office:value-type="string">
            <text:p text:style-name="P11"><text:span text:style-name="Strong_20_Emphasis">expr</text:span><text:span text:style-name="Strong_20_Emphasis"><text:span text:style-name="T1">1</text:span></text:span><text:span text:style-name="Strong_20_Emphasis"> ^ <text:s/>expr</text:span><text:span text:style-name="Strong_20_Emphasis"><text:span text:style-name="T1">2</text:span></text:span></text:p>
            <text:p text:style-name="P11"/>
            <text:p text:style-name="P11">Expressions involving exponentiation can be database variables, constants, or other expressions.</text:p>
            <text:p text:style-name="P11"><text:span text:style-name="Emphasis"/></text:p>
            <text:p text:style-name="P11"><text:span text:style-name="Emphasis">Example: a ^ b</text:span></text:p>
          </table:table-cell>
        </table:table-row>
        <table:table-row>
          <table:table-cell table:style-name="Table_5f_ExpressionList.A2" office:value-type="string">
            <text:p text:style-name="P11">abs</text:p>
          </table:table-cell>
          <table:table-cell table:style-name="Table_5f_ExpressionList.A2" office:value-type="string">
            <text:p text:style-name="P11"><text:alphabetical-index-mark-start text:id="IMark510838916" text:key1="Expressions"/>Absolute value<text:alphabetical-index-mark-end text:id="IMark510838916"/></text:p>
          </table:table-cell>
          <table:table-cell table:style-name="Table_5f_ExpressionList.C2" office:value-type="string">
            <text:p text:style-name="P11"><text:span text:style-name="Strong_20_Emphasis">abs(expr)</text:span></text:p>
            <text:p text:style-name="P11"><text:soft-page-break/></text:p>
            <text:p text:style-name="P11">expr can be an expression of database variables, constants, or other scalar expressions.</text:p>
          </table:table-cell>
        </table:table-row>
        <table:table-row>
          <table:table-cell table:style-name="Table_5f_ExpressionList.A2" office:value-type="string">
            <text:p text:style-name="P11">acos</text:p>
          </table:table-cell>
          <table:table-cell table:style-name="Table_5f_ExpressionList.A2" office:value-type="string">
            <text:p text:style-name="P11"><text:alphabetical-index-mark-start text:id="IMark510838916" text:key1="Expressions"/>Arccosine<text:alphabetical-index-mark-end text:id="IMark510838916"/></text:p>
          </table:table-cell>
          <table:table-cell table:style-name="Table_5f_ExpressionList.C2" office:value-type="string">
            <text:p text:style-name="P11"><text:span text:style-name="Strong_20_Emphasis">acos(expr)</text:span></text:p>
            <text:p text:style-name="P11"/>
            <text:p text:style-name="P11">expr can be an expression of database variables, constants, or other scalar expressions. The acos expression returns an angle in radians.</text:p>
            <text:p text:style-name="P11"><text:span text:style-name="Emphasis"/></text:p>
            <text:p text:style-name="P11"><text:span text:style-name="Emphasis">Example: angle = acos(value)</text:span></text:p>
          </table:table-cell>
        </table:table-row>
        <table:table-row>
          <table:table-cell table:style-name="Table_5f_ExpressionList.A2" office:value-type="string">
            <text:p text:style-name="P11">and</text:p>
          </table:table-cell>
          <table:table-cell table:style-name="Table_5f_ExpressionList.A2" office:value-type="string">
            <text:p text:style-name="P11"><text:alphabetical-index-mark-start text:id="IMark510838916" text:key1="Expressions"/>Logical and<text:alphabetical-index-mark-end text:id="IMark510838916"/></text:p>
          </table:table-cell>
          <table:table-cell table:style-name="Table_5f_ExpressionList.C2" office:value-type="string">
            <text:p text:style-name="P11"><text:span text:style-name="Strong_20_Emphasis">and(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The logical and function returns a value of 1 (true) if both scalar input expressions expr1 and expr2 are not equal to zero. Otherwise, the logical and function returns zero. The logical and function is often used with other conditionals such as the if expression.</text:p>
            <text:p text:style-name="P11"/>
            <text:p text:style-name="P11"><text:span text:style-name="Emphasis">Example: if(and(gt(pressure, 2.0), lt(pressure, 4.0)), pressure, 0.0)</text:span></text:p>
            <text:p text:style-name="P11"/>
            <text:p text:style-name="P11">Meaning: if pressure is in the range (2.0, 4.0) then use the value for pressure. Otherwise, use zero.</text:p>
          </table:table-cell>
        </table:table-row>
        <table:table-row>
          <table:table-cell table:style-name="Table_5f_ExpressionList.A2" office:value-type="string">
            <text:p text:style-name="P11">area</text:p>
          </table:table-cell>
          <table:table-cell table:style-name="Table_5f_ExpressionList.A2" office:value-type="string">
            <text:p text:style-name="P11"><text:alphabetical-index-mark-start text:id="IMark510838916" text:key1="Expressions"/>Cell Area<text:alphabetical-index-mark-end text:id="IMark510838916"/></text:p>
          </table:table-cell>
          <table:table-cell table:style-name="Table_5f_ExpressionList.C2" office:value-type="string">
            <text:p text:style-name="P11"><text:span text:style-name="Strong_20_Emphasis">area(expr)</text:span></text:p>
            <text:p text:style-name="P11"/>
            <text:p text:style-name="P11">expr must evaluate to a 2D mesh expression so VisIt can calculate the area of each 2D cell in the mesh and returns scalar values.</text:p>
            <text:p text:style-name="P11"><text:span text:style-name="Emphasis"/></text:p>
            <text:p text:style-name="P11"><text:span text:style-name="Emphasis">Example: density = mass / area(hydro_mesh2d)</text:span></text:p>
          </table:table-cell>
        </table:table-row>
        <table:table-row>
          <table:table-cell table:style-name="Table_5f_ExpressionList.A2" office:value-type="string">
            <text:p text:style-name="P11">array_compose</text:p>
          </table:table-cell>
          <table:table-cell table:style-name="Table_5f_ExpressionList.A2" office:value-type="string">
            <text:p text:style-name="P11"><text:alphabetical-index-mark-start text:id="IMark510838916" text:key1="Expressions"/>Array compose<text:alphabetical-index-mark-end text:id="IMark510838916"/></text:p>
          </table:table-cell>
          <table:table-cell table:style-name="Table_5f_ExpressionList.C2" office:value-type="string">
            <text:p text:style-name="P11"><text:span text:style-name="Strong_20_Emphasis">array_compose(expr</text:span><text:span text:style-name="Strong_20_Emphasis"><text:span text:style-name="T1">1</text:span></text:span><text:span text:style-name="Strong_20_Emphasis">, expr</text:span><text:span text:style-name="Strong_20_Emphasis"><text:span text:style-name="T1">2</text:span></text:span><text:span text:style-name="Strong_20_Emphasis">, ..., expr</text:span><text:span text:style-name="Strong_20_Emphasis"><text:span text:style-name="T1">N</text:span></text:span><text:span text:style-name="Strong_20_Emphasis">)</text:span></text:p>
            <text:p text:style-name="P11"/>
            <text:p text:style-name="P11">Each argument to the array_compose expression, expri, must evaluate to a scalar expression and all of the input expressions must have the same centering. The array_compose expression creates a new array variable from the input expressions. Array variables are collections of scalar variables that are commonly used with certain plots to display the contents of multiple variables simultaneously. For example, the Label plot can display the values in an array variable.</text:p>
            <text:p text:style-name="P11"><text:soft-page-break/></text:p>
            <text:p text:style-name="P11"><text:span text:style-name="Emphasis">Example: array_compose(density, pressure, velocity[0], velocity[1], velocity[2])</text:span></text:p>
          </table:table-cell>
        </table:table-row>
        <table:table-row>
          <table:table-cell table:style-name="Table_5f_ExpressionList.A2" office:value-type="string">
            <text:p text:style-name="P11">array_decompose</text:p>
          </table:table-cell>
          <table:table-cell table:style-name="Table_5f_ExpressionList.A2" office:value-type="string">
            <text:p text:style-name="P11"><text:alphabetical-index-mark-start text:id="IMark510838916" text:key1="Expressions"/>Array decompose<text:alphabetical-index-mark-end text:id="IMark510838916"/></text:p>
          </table:table-cell>
          <table:table-cell table:style-name="Table_5f_ExpressionList.C2" office:value-type="string">
            <text:p text:style-name="P11"><text:span text:style-name="Strong_20_Emphasis">array_decompose(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expr1 must evaluate to an array variable. expr2 must evaluate to a number between 0 and the number of scalar components in the array variable minus 1. This expression isolates one scalar variable from an array variable.</text:p>
            <text:p text:style-name="P11"><text:span text:style-name="Emphasis"/></text:p>
            <text:p text:style-name="P11"><text:span text:style-name="Emphasis">Example: array_decompose(array, 0)</text:span></text:p>
          </table:table-cell>
        </table:table-row>
        <table:table-row>
          <table:table-cell table:style-name="Table_5f_ExpressionList.A2" office:value-type="string">
            <text:p text:style-name="P11">asin</text:p>
          </table:table-cell>
          <table:table-cell table:style-name="Table_5f_ExpressionList.A2" office:value-type="string">
            <text:p text:style-name="P11"><text:alphabetical-index-mark-start text:id="IMark510838916" text:key1="Expressions"/>Arcsine<text:alphabetical-index-mark-end text:id="IMark510838916"/></text:p>
          </table:table-cell>
          <table:table-cell table:style-name="Table_5f_ExpressionList.C2" office:value-type="string">
            <text:p text:style-name="P11"><text:span text:style-name="Strong_20_Emphasis">asin(expr)</text:span></text:p>
            <text:p text:style-name="P11"/>
            <text:p text:style-name="P11">expr can be an expression of database variables, constants, or other scalar expressions. The asin expression returns an angle in radians.</text:p>
            <text:p text:style-name="P11"><text:span text:style-name="Emphasis"/></text:p>
            <text:p text:style-name="P11"><text:span text:style-name="Emphasis">Example: angle = asin(value)</text:span></text:p>
          </table:table-cell>
        </table:table-row>
        <table:table-row>
          <table:table-cell table:style-name="Table_5f_ExpressionList.A2" office:value-type="string">
            <text:p text:style-name="P11">aspect</text:p>
          </table:table-cell>
          <table:table-cell table:style-name="Table_5f_ExpressionList.A2" office:value-type="string">
            <text:p text:style-name="P11"><text:alphabetical-index-mark-start text:id="IMark510838916" text:key1="Expressions"/>Cell aspect ratio<text:alphabetical-index-mark-end text:id="IMark510838916"/></text:p>
          </table:table-cell>
          <table:table-cell table:style-name="Table_5f_ExpressionList.C2" office:value-type="string">
            <text:p text:style-name="P11"><text:span text:style-name="Strong_20_Emphasis">aspect(expr)</text:span></text:p>
            <text:p text:style-name="P11"/>
            <text:p text:style-name="P11">expr must be an expression that evaluates to a mesh. The aspect function computes the aspect ratio for each cell in the mesh and returns scalar values. Cells with high aspect ratios (long and skinny) are often considered to be less fit than more squat cells.</text:p>
            <text:p text:style-name="P11"/>
            <text:p text:style-name="P11"><text:span text:style-name="Emphasis">Example: aspect(hydro_mesh)</text:span></text:p>
          </table:table-cell>
        </table:table-row>
        <table:table-row>
          <table:table-cell table:style-name="Table_5f_ExpressionList.A2" office:value-type="string">
            <text:p text:style-name="P11">aspect_gamma</text:p>
          </table:table-cell>
          <table:table-cell table:style-name="Table_5f_ExpressionList.A2" office:value-type="string">
            <text:p text:style-name="P11"><text:alphabetical-index-mark-start text:id="IMark510838916" text:key1="Expressions"/>Cell aspect gamma<text:alphabetical-index-mark-end text:id="IMark510838916"/></text:p>
          </table:table-cell>
          <table:table-cell table:style-name="Table_5f_ExpressionList.C2" office:value-type="string">
            <text:p text:style-name="P11"><text:span text:style-name="Strong_20_Emphasis">aspect_gamma(expr)</text:span></text:p>
            <text:p text:style-name="P11"/>
            <text:p text:style-name="P11">expr must be an expression that evaluates to a mesh.</text:p>
            <text:p text:style-name="P11"/>
            <text:p text:style-name="P11"><text:span text:style-name="Emphasis">Example: aspect_gamma(hydro_mesh)</text:span></text:p>
          </table:table-cell>
        </table:table-row>
        <table:table-row>
          <table:table-cell table:style-name="Table_5f_ExpressionList.A2" office:value-type="string">
            <text:p text:style-name="P11">atan</text:p>
          </table:table-cell>
          <table:table-cell table:style-name="Table_5f_ExpressionList.A2" office:value-type="string">
            <text:p text:style-name="P11"><text:alphabetical-index-mark-start text:id="IMark510838916" text:key1="Expressions"/>Arctangent<text:alphabetical-index-mark-end text:id="IMark510838916"/></text:p>
          </table:table-cell>
          <table:table-cell table:style-name="Table_5f_ExpressionList.C2" office:value-type="string">
            <text:p text:style-name="P11"><text:span text:style-name="Strong_20_Emphasis">atan(expr)</text:span></text:p>
            <text:p text:style-name="P11"/>
            <text:p text:style-name="P11">expr can be an expression of database variables, constants, or other scalar expression variables. The atan expression returns an angle in radians.</text:p>
            <text:p text:style-name="P11"/>
            <text:p text:style-name="P11"><text:span text:style-name="Emphasis">Example: angle = atan(value)</text:span></text:p>
          </table:table-cell>
        </table:table-row>
        <text:soft-page-break/>
        <table:table-row>
          <table:table-cell table:style-name="Table_5f_ExpressionList.A2" office:value-type="string">
            <text:p text:style-name="P11">ceil</text:p>
          </table:table-cell>
          <table:table-cell table:style-name="Table_5f_ExpressionList.A2" office:value-type="string">
            <text:p text:style-name="P11"><text:alphabetical-index-mark-start text:id="IMark510838916" text:key1="Expressions"/>Ceiling<text:alphabetical-index-mark-end text:id="IMark510838916"/></text:p>
          </table:table-cell>
          <table:table-cell table:style-name="Table_5f_ExpressionList.C2" office:value-type="string">
            <text:p text:style-name="P11"><text:span text:style-name="Strong_20_Emphasis">ceil(expr)</text:span></text:p>
            <text:p text:style-name="P11"/>
            <text:p text:style-name="P11">expr must evaluate to a scalar expression. The ceil expression calculates the ceiling function. The ceiling is defined to be smallest integer that is bigger than the current value.</text:p>
            <text:p text:style-name="P11"/>
            <text:p text:style-name="P11"><text:span text:style-name="Emphasis">Example: ceil(pressure)</text:span></text:p>
          </table:table-cell>
        </table:table-row>
        <table:table-row>
          <table:table-cell table:style-name="Table_5f_ExpressionList.A2" office:value-type="string">
            <text:p text:style-name="P11">condition</text:p>
          </table:table-cell>
          <table:table-cell table:style-name="Table_5f_ExpressionList.A2" office:value-type="string">
            <text:p text:style-name="P11"><text:alphabetical-index-mark-start text:id="IMark510838916" text:key1="Expressions"/>Condition number<text:alphabetical-index-mark-end text:id="IMark510838916"/></text:p>
          </table:table-cell>
          <table:table-cell table:style-name="Table_5f_ExpressionList.C2" office:value-type="string">
            <text:p text:style-name="P11"><text:span text:style-name="Strong_20_Emphasis">condition(expr)</text:span></text:p>
            <text:p text:style-name="P11"><text:span text:style-name="Strong_20_Emphasis"/></text:p>
            <text:p text:style-name="P11">expr must be an expression that evaluates to a mesh. The condition expression returns the maximum condition number of the Jacobian matrix at the nodes of each cell in the mesh, resulting in a zone-centered, scalar expression.</text:p>
            <text:p text:style-name="P11"/>
            <text:p text:style-name="P11"><text:span text:style-name="Emphasis">Example: condition(hydro_mesh)</text:span></text:p>
          </table:table-cell>
        </table:table-row>
        <table:table-row>
          <table:table-cell table:style-name="Table_5f_ExpressionList.A2" office:value-type="string">
            <text:p text:style-name="P11">conn_cmfe</text:p>
          </table:table-cell>
          <table:table-cell table:style-name="Table_5f_ExpressionList.A2" office:value-type="string">
            <text:p text:style-name="P11"><text:alphabetical-index-mark text:string-value="CMFE (Connectivity-based common mesh field evaluation)" text:key1="Expressions"/>Connectivity-based common mesh field evaluation</text:p>
          </table:table-cell>
          <table:table-cell table:style-name="Table_5f_ExpressionList.C2" office:value-type="string">
            <text:p text:style-name="P11"><text:span text:style-name="Strong_20_Emphasis">conn_cmfe(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expr<text:span text:style-name="T1">1</text:span> is an expression commonly from a different database and it contains the field that will be mapped onto the mesh expression that is created by expr2. The conn_cmfe expression is used to map variables from one mesh onto another mesh. The mesh that donates the field being mapped can be a different time state of the same database or it can be in a different file than the destination mesh. You can use the conn_cmfe expression to compare the results from different simulation runs. For more information on using the conn_cmfe expression, see page 292.</text:p>
            <text:p text:style-name="P11"/>
            <text:p text:style-name="P11">Examples:</text:p>
            <text:p text:style-name="P11">Map wave0020.silo's pressure variable the current mesh.</text:p>
            <text:p text:style-name="P11"><text:span text:style-name="Emphasis">conn_cmfe(&lt;wave0020.silo:pressure&gt;, quadmesh)</text:span></text:p>
            <text:p text:style-name="P11"/>
            <text:p text:style-name="P11">Substract &lt;mesh/ireg&gt; variable from the last time state from the current time state.</text:p>
            <text:p text:style-name="P11"><text:span text:style-name="Emphasis">&lt;mesh/ireg&gt; - conn_cmfe(&lt;allinone00.pdb[-1]id:mesh/ireg&gt;, mesh)</text:span></text:p>
          </table:table-cell>
        </table:table-row>
        <table:table-row>
          <table:table-cell table:style-name="Table_5f_ExpressionList.A2" office:value-type="string">
            <text:p text:style-name="P11">conservative_s<text:soft-page-break/>mooth</text:p>
          </table:table-cell>
          <table:table-cell table:style-name="Table_5f_ExpressionList.A2" office:value-type="string">
            <text:p text:style-name="P11"><text:alphabetical-index-mark-start text:id="IMark510838916" text:key1="Expressions"/>Conservative smooth<text:alphabetical-index-mark-end text:id="IMark510838916"/></text:p>
          </table:table-cell>
          <table:table-cell table:style-name="Table_5f_ExpressionList.C2" office:value-type="string">
            <text:p text:style-name="P11"><text:span text:style-name="Strong_20_Emphasis">conservative_smooth(expr)</text:span></text:p>
            <text:p text:style-name="P11"><text:soft-page-break/><text:span text:style-name="Strong_20_Emphasis"/></text:p>
            <text:p text:style-name="P11">expr must be an expression that evaluates to a scalar field. This expression applies the conservative smooth filter (an image processing filter) to a scalar field. <text:s/>The filter only considers a value and its immediate neighbors (26 neighbors in three dimensions, 8 in two dimensions). <text:s/>The filter only works on structured meshes. <text:s/>When performing a conservative smooth operation, a value is only replaced if it is outside the range of its immediate neighbors. If so, it is replaced with the closest value from its immediate neighbors.</text:p>
            <text:p text:style-name="P11"/>
            <text:p text:style-name="P11"><text:span text:style-name="Emphasis">Example: conservative_smooth(intensity)</text:span></text:p>
          </table:table-cell>
        </table:table-row>
        <table:table-row>
          <table:table-cell table:style-name="Table_5f_ExpressionList.A2" office:value-type="string">
            <text:p text:style-name="P11">coord, coords</text:p>
          </table:table-cell>
          <table:table-cell table:style-name="Table_5f_ExpressionList.A2" office:value-type="string">
            <text:p text:style-name="P11"><text:alphabetical-index-mark-start text:id="IMark510838916" text:key1="Expressions"/>Mesh coordinates<text:alphabetical-index-mark-end text:id="IMark510838916"/></text:p>
          </table:table-cell>
          <table:table-cell table:style-name="Table_5f_ExpressionList.C2" office:value-type="string">
            <text:p text:style-name="P11"><text:span text:style-name="Strong_20_Emphasis">coord(expr)</text:span></text:p>
            <text:p text:style-name="P11"/>
            <text:p text:style-name="P11">expr must be an expression that evaluates to a mesh. The coord expression extracts the coordinate fields from a mesh and returns them as a vector variable with 3 components. The resulting vector can be used to extract the x,y,z components of the mesh's coordinate field.</text:p>
            <text:p text:style-name="P11"/>
            <text:p text:style-name="P11"><text:span text:style-name="Emphasis">Example: x = coord(Mesh)[0]</text:span></text:p>
          </table:table-cell>
        </table:table-row>
        <table:table-row>
          <table:table-cell table:style-name="Table_5f_ExpressionList.A2" office:value-type="string">
            <text:p text:style-name="P11">cos</text:p>
          </table:table-cell>
          <table:table-cell table:style-name="Table_5f_ExpressionList.A2" office:value-type="string">
            <text:p text:style-name="P11"><text:alphabetical-index-mark-start text:id="IMark510838916" text:key1="Expressions"/>Cosine<text:alphabetical-index-mark-end text:id="IMark510838916"/></text:p>
          </table:table-cell>
          <table:table-cell table:style-name="Table_5f_ExpressionList.C2" office:value-type="string">
            <text:p text:style-name="P11"><text:span text:style-name="Strong_20_Emphasis">cos(expr)</text:span></text:p>
            <text:p text:style-name="P11"/>
            <text:p text:style-name="P11">Compute the cosine of an angle in radians. Expr can be an expression of database variables, constants, or other scalar expression that evaluate to an angle in radians. The cos expression returns a scalar expression.</text:p>
            <text:p text:style-name="P11"/>
            <text:p text:style-name="P11"><text:span text:style-name="Emphasis">Example: x = radius * cos(angle)</text:span></text:p>
          </table:table-cell>
        </table:table-row>
        <table:table-row>
          <table:table-cell table:style-name="Table_5f_ExpressionList.A2" office:value-type="string">
            <text:p text:style-name="P11">cross</text:p>
          </table:table-cell>
          <table:table-cell table:style-name="Table_5f_ExpressionList.A2" office:value-type="string">
            <text:p text:style-name="P11"><text:alphabetical-index-mark text:string-value="Cross product" text:key1="Expressions"/>Vector cross product</text:p>
          </table:table-cell>
          <table:table-cell table:style-name="Table_5f_ExpressionList.C2" office:value-type="string">
            <text:p text:style-name="P11"><text:span text:style-name="Strong_20_Emphasis">cross(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The cross expression returns the vector cross product of the expr1 and expr2 vector expressions.</text:p>
            <text:p text:style-name="P11"/>
            <text:p text:style-name="P11"><text:span text:style-name="Emphasis">Example: viewvec = cross(right_vec, up_vec)</text:span></text:p>
          </table:table-cell>
        </table:table-row>
        <table:table-row>
          <table:table-cell table:style-name="Table_5f_ExpressionList.A2" office:value-type="string">
            <text:p text:style-name="P11">curl</text:p>
          </table:table-cell>
          <table:table-cell table:style-name="Table_5f_ExpressionList.A2" office:value-type="string">
            <text:p text:style-name="P11"><text:alphabetical-index-mark-start text:id="IMark510838916" text:key1="Expressions"/>Curl<text:alphabetical-index-mark-end text:id="IMark510838916"/></text:p>
          </table:table-cell>
          <table:table-cell table:style-name="Table_5f_ExpressionList.C2" office:value-type="string">
            <text:p text:style-name="P11"><text:span text:style-name="Strong_20_Emphasis">curl(expr)</text:span></text:p>
            <text:p text:style-name="P11"/>
            <text:p text:style-name="P11">The curl expression calculates the curl of the input expression, which must evaluate to a vector field. The <text:soft-page-break/>result is also a vector unless the input data is 2D. When the input data set is 2D, the resulting curl vector always is (0,0,V) so the curl expression instead returns the scalar V. <text:s/>The curl expression must be declared as a vector for 3D data sets, but as a scalar for 2D data sets.</text:p>
            <text:p text:style-name="P11"/>
            <text:p text:style-name="P11"><text:span text:style-name="Emphasis">Example: curl(vecfield)</text:span></text:p>
          </table:table-cell>
        </table:table-row>
        <table:table-row>
          <table:table-cell table:style-name="Table_5f_ExpressionList.A2" office:value-type="string">
            <text:p text:style-name="P11">cylindrical_radius</text:p>
          </table:table-cell>
          <table:table-cell table:style-name="Table_5f_ExpressionList.A2" office:value-type="string">
            <text:p text:style-name="P11"><text:alphabetical-index-mark-start text:id="IMark510838916" text:key1="Expressions"/>Cylindrical radius<text:alphabetical-index-mark-end text:id="IMark510838916"/></text:p>
          </table:table-cell>
          <table:table-cell table:style-name="Table_5f_ExpressionList.C2" office:value-type="string">
            <text:p text:style-name="P11"><text:span text:style-name="Strong_20_Emphasis">cylindrical_radius(expr)</text:span></text:p>
            <text:p text:style-name="P11"/>
            <text:p text:style-name="P11">expr must be an expression that evaluates to a mesh. The cylindrical radius expression converts the coordinates of the input mesh from cartesian coordinates to cylindrical coordinates and returns the radius component of the cylindrical coordinates.</text:p>
            <text:p text:style-name="P11"/>
            <text:p text:style-name="P11"><text:span text:style-name="Emphasis">Example: cylindrical_radius(hydro_mesh)</text:span></text:p>
          </table:table-cell>
        </table:table-row>
        <table:table-row>
          <table:table-cell table:style-name="Table_5f_ExpressionList.A2" office:value-type="string">
            <text:p text:style-name="P11">cylindrical_theta</text:p>
          </table:table-cell>
          <table:table-cell table:style-name="Table_5f_ExpressionList.A2" office:value-type="string">
            <text:p text:style-name="P11"><text:alphabetical-index-mark-start text:id="IMark510838916" text:key1="Expressions"/>Cylindrical theta<text:alphabetical-index-mark-end text:id="IMark510838916"/></text:p>
          </table:table-cell>
          <table:table-cell table:style-name="Table_5f_ExpressionList.C2" office:value-type="string">
            <text:p text:style-name="P11"><text:span text:style-name="Strong_20_Emphasis">cylindrical_theta(expr)</text:span></text:p>
            <text:p text:style-name="P11"/>
            <text:p text:style-name="P11">expr must be an expression that evaluates to a mesh. The cylindrical theta expression converts the coordinates of the input mesh from cartesian coordinates to cylindrical coordinates and then returns the theta component of the cylindrical coordinates.</text:p>
            <text:p text:style-name="P11"/>
            <text:p text:style-name="P11"><text:span text:style-name="Emphasis">Example: cylindrical_theta(hydro_mesh)</text:span></text:p>
          </table:table-cell>
        </table:table-row>
        <table:table-row>
          <table:table-cell table:style-name="Table_5f_ExpressionList.A2" office:value-type="string">
            <text:p text:style-name="P11">deg2rad</text:p>
          </table:table-cell>
          <table:table-cell table:style-name="Table_5f_ExpressionList.A2" office:value-type="string">
            <text:p text:style-name="P11"><text:alphabetical-index-mark-start text:id="IMark510838916" text:key1="Expressions"/>Degrees to radians<text:alphabetical-index-mark-end text:id="IMark510838916"/></text:p>
          </table:table-cell>
          <table:table-cell table:style-name="Table_5f_ExpressionList.C2" office:value-type="string">
            <text:p text:style-name="P11"><text:span text:style-name="Strong_20_Emphasis">deg2rad(expr)</text:span></text:p>
            <text:p text:style-name="P11"/>
            <text:p text:style-name="P11">The deg2rad expression converts the input scalar expression, which is assumed to be in degrees, to radians.</text:p>
            <text:p text:style-name="P11"/>
            <text:p text:style-name="P11"><text:span text:style-name="Emphasis">Example: angle_rad = deg2rad(angle)</text:span></text:p>
          </table:table-cell>
        </table:table-row>
        <table:table-row>
          <table:table-cell table:style-name="Table_5f_ExpressionList.A2" office:value-type="string">
            <text:p text:style-name="P11">degree</text:p>
          </table:table-cell>
          <table:table-cell table:style-name="Table_5f_ExpressionList.A2" office:value-type="string">
            <text:p text:style-name="P11"><text:alphabetical-index-mark-start text:id="IMark510838916" text:key1="Expressions"/>Mesh degree<text:alphabetical-index-mark-end text:id="IMark510838916"/></text:p>
          </table:table-cell>
          <table:table-cell table:style-name="Table_5f_ExpressionList.C2" office:value-type="string">
            <text:p text:style-name="P11"><text:span text:style-name="Strong_20_Emphasis">degree(expr)</text:span></text:p>
            <text:p text:style-name="P11"/>
            <text:p text:style-name="P11">expr must be an expression that evaluates to a mesh. The degree expression creates a nodal scalar field that contains the number of cells that use each node.</text:p>
            <text:p text:style-name="P11"/>
            <text:p text:style-name="P11"><text:span text:style-name="Emphasis">Example: degree(Mesh)</text:span></text:p>
          </table:table-cell>
        </table:table-row>
        <table:table-row>
          <table:table-cell table:style-name="Table_5f_ExpressionList.A2" office:value-type="string">
            <text:p text:style-name="P11">det, <text:soft-page-break/>determinant</text:p>
          </table:table-cell>
          <table:table-cell table:style-name="Table_5f_ExpressionList.A2" office:value-type="string">
            <text:p text:style-name="P11"><text:alphabetical-index-mark-start text:id="IMark510838916" text:key1="Expressions"/>Matrix determinant<text:alphabetical-index-mark-end text:id="IMark510838916"/></text:p>
          </table:table-cell>
          <table:table-cell table:style-name="Table_5f_ExpressionList.C2" office:value-type="string">
            <text:p text:style-name="P11"><text:span text:style-name="Strong_20_Emphasis">determinant(expr)</text:span></text:p>
            <text:p text:style-name="P11"><text:soft-page-break/></text:p>
            <text:p text:style-name="P11">expr must evaluate to a 3x3 tensor. The determinant expression computes the determinant of a 3x3 matrix and returns the scalar result.</text:p>
            <text:p text:style-name="P11"/>
            <text:p text:style-name="P11"><text:span text:style-name="Emphasis">Expression: detA = determinant(A)</text:span></text:p>
          </table:table-cell>
        </table:table-row>
        <table:table-row>
          <table:table-cell table:style-name="Table_5f_ExpressionList.A2" office:value-type="string">
            <text:p text:style-name="P11">diagonal</text:p>
          </table:table-cell>
          <table:table-cell table:style-name="Table_5f_ExpressionList.A2" office:value-type="string">
            <text:p text:style-name="P11"><text:alphabetical-index-mark-start text:id="IMark510838916" text:key1="Expressions"/>Diagonal ratio<text:alphabetical-index-mark-end text:id="IMark510838916"/></text:p>
          </table:table-cell>
          <table:table-cell table:style-name="Table_5f_ExpressionList.C2" office:value-type="string">
            <text:p text:style-name="P11"><text:span text:style-name="Strong_20_Emphasis">diagonal(expr)</text:span></text:p>
            <text:p text:style-name="P11"/>
            <text:p text:style-name="P11">expr must be an expression that evaluates to a mesh. The diagonal expression computes the minimum and maximum diagonals for 3D hexahedral cells and returns the minimum diagonal length divided by the maximum diagonal length. Cells that have equal aspect ratios will have diagonal ratios of 1.0 while more oblong cells will have differing values. For cells that are not hexahedral, the diagonal expression returns -1.</text:p>
            <text:p text:style-name="P11"/>
            <text:p text:style-name="P11"><text:span text:style-name="Emphasis">Example: diagonal(Mesh)</text:span></text:p>
          </table:table-cell>
        </table:table-row>
        <table:table-row>
          <table:table-cell table:style-name="Table_5f_ExpressionList.A2" office:value-type="string">
            <text:p text:style-name="P11">dimension</text:p>
          </table:table-cell>
          <table:table-cell table:style-name="Table_5f_ExpressionList.A2" office:value-type="string">
            <text:p text:style-name="P11">Pronto-specific length of stable time step</text:p>
          </table:table-cell>
          <table:table-cell table:style-name="Table_5f_ExpressionList.C2" office:value-type="string">
            <text:p text:style-name="P11"><text:span text:style-name="Strong_20_Emphasis">dimension(expr)</text:span></text:p>
            <text:p text:style-name="P11"/>
            <text:p text:style-name="P11">expr must be an expression that evaluates to a mesh. The dimension expression computes the characteristic length for stable time step calculation in the Pronto simulation code. </text:p>
            <text:p text:style-name="P11"/>
            <text:p text:style-name="P11"><text:span text:style-name="Emphasis">Example: dimension(Mesh)</text:span></text:p>
          </table:table-cell>
        </table:table-row>
        <table:table-row>
          <table:table-cell table:style-name="Table_5f_ExpressionList.A2" office:value-type="string">
            <text:p text:style-name="P11">divergence</text:p>
          </table:table-cell>
          <table:table-cell table:style-name="Table_5f_ExpressionList.A2" office:value-type="string">
            <text:p text:style-name="P11"><text:alphabetical-index-mark-start text:id="IMark510838916" text:key1="Expressions"/>Divergence<text:alphabetical-index-mark-end text:id="IMark510838916"/></text:p>
          </table:table-cell>
          <table:table-cell table:style-name="Table_5f_ExpressionList.C2" office:value-type="string">
            <text:p text:style-name="P11"><text:span text:style-name="Strong_20_Emphasis">divergence(expr)</text:span></text:p>
            <text:p text:style-name="P11"/>
            <text:p text:style-name="P11">The divergence filter calculates the divergence, which is the tendency of a fluid to spread out. The input expression must evaluate to a vector field. Divergence results in a scalar field.</text:p>
            <text:p text:style-name="P11"/>
            <text:p text:style-name="P11"><text:span text:style-name="Emphasis">Example: divergence(vec)</text:span></text:p>
          </table:table-cell>
        </table:table-row>
        <table:table-row>
          <table:table-cell table:style-name="Table_5f_ExpressionList.A2" office:value-type="string">
            <text:p text:style-name="P11">dot</text:p>
          </table:table-cell>
          <table:table-cell table:style-name="Table_5f_ExpressionList.A2" office:value-type="string">
            <text:p text:style-name="P11">Vector <text:alphabetical-index-mark text:string-value="Dot product" text:key1="Expressions"/>dot product</text:p>
          </table:table-cell>
          <table:table-cell table:style-name="Table_5f_ExpressionList.C2" office:value-type="string">
            <text:p text:style-name="P11"><text:span text:style-name="Strong_20_Emphasis">dot(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The dot expression takes 2 vector inputs expr1 and expr2 and computes their vector dot product and returns the resulting scalar expression.</text:p>
            <text:p text:style-name="P11"/>
            <text:p text:style-name="P11"><text:span text:style-name="Emphasis">Example: dot(vector1, vector2)</text:span></text:p>
          </table:table-cell>
        </table:table-row>
        <text:soft-page-break/>
        <table:table-row>
          <table:table-cell table:style-name="Table_5f_ExpressionList.A2" office:value-type="string">
            <text:p text:style-name="P11">effective_tensor</text:p>
          </table:table-cell>
          <table:table-cell table:style-name="Table_5f_ExpressionList.A2" office:value-type="string">
            <text:p text:style-name="P11">Effective tensor</text:p>
          </table:table-cell>
          <table:table-cell table:style-name="Table_5f_ExpressionList.C2" office:value-type="string">
            <text:p text:style-name="P11"><text:span text:style-name="Strong_20_Emphasis">effective_tensor(expr)</text:span></text:p>
            <text:p text:style-name="P11"/>
            <text:p text:style-name="P11">expr must evaluate to a tensor expression. The effective_tensor expression determines the effective part of a 3x3 tensor and returns the resulting scalar expression.</text:p>
            <text:p text:style-name="P11"/>
            <text:p text:style-name="P11"><text:span text:style-name="Emphasis">Example: effective_tensor(tensor1)</text:span></text:p>
          </table:table-cell>
        </table:table-row>
        <table:table-row>
          <table:table-cell table:style-name="Table_5f_ExpressionList.A2" office:value-type="string">
            <text:p text:style-name="P11">eigenvalue</text:p>
          </table:table-cell>
          <table:table-cell table:style-name="Table_5f_ExpressionList.A2" office:value-type="string">
            <text:p text:style-name="P11"><text:alphabetical-index-mark-start text:id="IMark510838916" text:key1="Expressions"/>Eigenvalue<text:alphabetical-index-mark-end text:id="IMark510838916"/></text:p>
          </table:table-cell>
          <table:table-cell table:style-name="Table_5f_ExpressionList.C2" office:value-type="string">
            <text:p text:style-name="P11"><text:span text:style-name="Strong_20_Emphasis">eigenvalue(expr)</text:span></text:p>
            <text:p text:style-name="P11"/>
            <text:p text:style-name="P11">expr must evaluate to a 3x3 tensor. The eigenvalue expression returns the eigenvalues of a matrix as a scalar expression.</text:p>
            <text:p text:style-name="P11"/>
            <text:p text:style-name="P11"><text:span text:style-name="Emphasis">Example: scalars = eigenvalue(tensor)</text:span></text:p>
          </table:table-cell>
        </table:table-row>
        <table:table-row>
          <table:table-cell table:style-name="Table_5f_ExpressionList.A2" office:value-type="string">
            <text:p text:style-name="P11">eigenvector</text:p>
          </table:table-cell>
          <table:table-cell table:style-name="Table_5f_ExpressionList.A2" office:value-type="string">
            <text:p text:style-name="P11"><text:alphabetical-index-mark-start text:id="IMark510838916" text:key1="Expressions"/>Eigenvector<text:alphabetical-index-mark-end text:id="IMark510838916"/></text:p>
          </table:table-cell>
          <table:table-cell table:style-name="Table_5f_ExpressionList.C2" office:value-type="string">
            <text:p text:style-name="P11"><text:span text:style-name="Strong_20_Emphasis">eigenvector(expr)</text:span></text:p>
            <text:p text:style-name="P11"/>
            <text:p text:style-name="P11">expr must evaluate to a 3x3 tensor. The eigenvector expression returns the eigenvectors of a matrix as a vector expression.</text:p>
            <text:p text:style-name="P11"/>
            <text:p text:style-name="P11"><text:span text:style-name="Emphasis">Example: vectors = eigenvector(tensor)</text:span></text:p>
          </table:table-cell>
        </table:table-row>
        <table:table-row>
          <table:table-cell table:style-name="Table_5f_ExpressionList.A2" office:value-type="string">
            <text:p text:style-name="P11">eq, equal, equals</text:p>
          </table:table-cell>
          <table:table-cell table:style-name="Table_5f_ExpressionList.A2" office:value-type="string">
            <text:p text:style-name="P11"><text:alphabetical-index-mark-start text:id="IMark510838916" text:key1="Expressions"/>Equality<text:alphabetical-index-mark-end text:id="IMark510838916"/></text:p>
          </table:table-cell>
          <table:table-cell table:style-name="Table_5f_ExpressionList.C2" office:value-type="string">
            <text:p text:style-name="P11"><text:span text:style-name="Strong_20_Emphasis">equal(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The equal expression returns a value of 1 (true) if both input scalar expressions expr1 and expr2 are equal. Otherwise, the equal expression returns zero. The equal expression is often used with other conditionals such as the if expression.</text:p>
            <text:p text:style-name="P11"/>
            <text:p text:style-name="P11"><text:span text:style-name="Emphasis">Example: if(eq(density, 1.0), density*2.0, 0.0)</text:span></text:p>
          </table:table-cell>
        </table:table-row>
        <table:table-row>
          <table:table-cell table:style-name="Table_5f_ExpressionList.A2" office:value-type="string">
            <text:p text:style-name="P11">external_node</text:p>
          </table:table-cell>
          <table:table-cell table:style-name="Table_5f_ExpressionList.A2" office:value-type="string">
            <text:p text:style-name="P11">External node</text:p>
          </table:table-cell>
          <table:table-cell table:style-name="Table_5f_ExpressionList.C2" office:value-type="string">
            <text:p text:style-name="P11"><text:span text:style-name="Strong_20_Emphasis">external_node(expr)</text:span></text:p>
            <text:p text:style-name="P11"/>
            <text:p text:style-name="P11">The external_node expression marks every node that is incident to an external face as '1', every node incident to only internal faces as '0'. Expr must be a mesh. <text:s/>If expr is a two-dimensional mesh, then the expression returns '1' if a node is incident to an external edge.</text:p>
            <text:p text:style-name="P11"/>
            <text:p text:style-name="P11"><text:span text:style-name="Emphasis">Example: external_node(hydro_mesh)</text:span></text:p>
          </table:table-cell>
        </table:table-row>
        <text:soft-page-break/>
        <table:table-row>
          <table:table-cell table:style-name="Table_5f_ExpressionList.A2" office:value-type="string">
            <text:p text:style-name="P11">floor</text:p>
          </table:table-cell>
          <table:table-cell table:style-name="Table_5f_ExpressionList.A2" office:value-type="string">
            <text:p text:style-name="P11"><text:alphabetical-index-mark-start text:id="IMark510838916" text:key1="Expressions"/>Floor<text:alphabetical-index-mark-end text:id="IMark510838916"/></text:p>
          </table:table-cell>
          <table:table-cell table:style-name="Table_5f_ExpressionList.C2" office:value-type="string">
            <text:p text:style-name="P11"><text:span text:style-name="Strong_20_Emphasis">floor(expr)</text:span></text:p>
            <text:p text:style-name="P11"/>
            <text:p text:style-name="P11">expr must be an expression that evaluates to a scalar expression. The floor expression takes the floor of its expression argument, which is defined to be biggest integer that is smaller than the current value.</text:p>
            <text:p text:style-name="P11"/>
            <text:p text:style-name="P11"><text:span text:style-name="Emphasis">Example: floor(pressure)</text:span></text:p>
          </table:table-cell>
        </table:table-row>
        <table:table-row>
          <table:table-cell table:style-name="Table_5f_ExpressionList.A2" office:value-type="string">
            <text:p text:style-name="P11">ge, gte</text:p>
          </table:table-cell>
          <table:table-cell table:style-name="Table_5f_ExpressionList.A2" office:value-type="string">
            <text:p text:style-name="P11"><text:alphabetical-index-mark-start text:id="IMark510838916" text:key1="Expressions"/>Greater than or equal<text:alphabetical-index-mark-end text:id="IMark510838916"/></text:p>
          </table:table-cell>
          <table:table-cell table:style-name="Table_5f_ExpressionList.C2" office:value-type="string">
            <text:p text:style-name="P11"><text:span text:style-name="Strong_20_Emphasis">ge(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The ge expression returns a value of 1 (true) if expr1 &gt;= expr2. Both input expressions must be scalar expressions.</text:p>
            <text:p text:style-name="P11"/>
            <text:p text:style-name="P11"><text:span text:style-name="Emphasis">Example: if(ge(pressure, density), 1.0, 0.0)</text:span></text:p>
          </table:table-cell>
        </table:table-row>
        <table:table-row>
          <table:table-cell table:style-name="Table_5f_ExpressionList.A2" office:value-type="string">
            <text:p text:style-name="P11">global_nodeid</text:p>
          </table:table-cell>
          <table:table-cell table:style-name="Table_5f_ExpressionList.A2" office:value-type="string">
            <text:p text:style-name="P11"><text:alphabetical-index-mark-start text:id="IMark510838916" text:key1="Expressions"/>Global node numbers<text:alphabetical-index-mark-end text:id="IMark510838916"/></text:p>
          </table:table-cell>
          <table:table-cell table:style-name="Table_5f_ExpressionList.C2" office:value-type="string">
            <text:p text:style-name="P11"><text:span text:style-name="Strong_20_Emphasis">global_nodeid(expr)</text:span></text:p>
            <text:p text:style-name="P11"/>
            <text:p text:style-name="P11">The global_nodeid expression returns a scalar field containing the global node numbers for a domain-decomposed mesh so that each node in the mesh is numbered such that it is part of the whole mesh. expr can be any expression that ultimately involves a single mesh.</text:p>
            <text:p text:style-name="P11"/>
            <text:p text:style-name="P11"><text:span text:style-name="Emphasis">Example: global_nodeid(MESH)</text:span></text:p>
            <text:p text:style-name="P11"><text:span text:style-name="Emphasis">N = global_nodeid(x)</text:span></text:p>
          </table:table-cell>
        </table:table-row>
        <table:table-row>
          <table:table-cell table:style-name="Table_5f_ExpressionList.A2" office:value-type="string">
            <text:p text:style-name="P11">global_zoneid</text:p>
          </table:table-cell>
          <table:table-cell table:style-name="Table_5f_ExpressionList.A2" office:value-type="string">
            <text:p text:style-name="P11"><text:alphabetical-index-mark-start text:id="IMark510838916" text:key1="Expressions"/>Global zone numbers<text:alphabetical-index-mark-end text:id="IMark510838916"/></text:p>
          </table:table-cell>
          <table:table-cell table:style-name="Table_5f_ExpressionList.C2" office:value-type="string">
            <text:p text:style-name="P11"><text:span text:style-name="Strong_20_Emphasis">global_zoneid(expr)</text:span></text:p>
            <text:p text:style-name="P11"/>
            <text:p text:style-name="P11">The global_zonid expression returns a scalar field containing the global cell numbers for a domain-decomposed mesh so that each cell in the mesh is numbered such that it is part of the whole mesh. expr can be any expression that ultimately involves a single mesh.</text:p>
            <text:p text:style-name="P11"/>
            <text:p text:style-name="P11"><text:span text:style-name="Emphasis">Example: global_zoneid(MESH)</text:span></text:p>
            <text:p text:style-name="P11"><text:span text:style-name="Emphasis">N = global_zoneid(x)</text:span></text:p>
          </table:table-cell>
        </table:table-row>
        <table:table-row>
          <table:table-cell table:style-name="Table_5f_ExpressionList.A2" office:value-type="string">
            <text:p text:style-name="P11">gradient</text:p>
          </table:table-cell>
          <table:table-cell table:style-name="Table_5f_ExpressionList.A2" office:value-type="string">
            <text:p text:style-name="P11"><text:alphabetical-index-mark-start text:id="IMark510838916" text:key1="Expressions"/>Gradient<text:alphabetical-index-mark-end text:id="IMark510838916"/></text:p>
          </table:table-cell>
          <table:table-cell table:style-name="Table_5f_ExpressionList.C2" office:value-type="string">
            <text:p text:style-name="P11"><text:span text:style-name="Strong_20_Emphasis">gradient(expr)</text:span></text:p>
            <text:p text:style-name="P11"/>
            <text:p text:style-name="P11">The gradient expression computes the gradient, which results in a vector expression, from expr, which must <text:soft-page-break/>evaluate to a scalar expression. The gradient calculation method varies depending on the type of the mesh over which the input is defined.</text:p>
            <text:p text:style-name="P11"/>
            <text:p text:style-name="P11"><text:span text:style-name="Emphasis">Example: volume_normals = gradient(vals)</text:span></text:p>
          </table:table-cell>
        </table:table-row>
        <table:table-row>
          <table:table-cell table:style-name="Table_5f_ExpressionList.A2" office:value-type="string">
            <text:p text:style-name="P11">gt</text:p>
          </table:table-cell>
          <table:table-cell table:style-name="Table_5f_ExpressionList.A2" office:value-type="string">
            <text:p text:style-name="P11"><text:alphabetical-index-mark-start text:id="IMark510838916" text:key1="Expressions"/>Greater than<text:alphabetical-index-mark-end text:id="IMark510838916"/></text:p>
          </table:table-cell>
          <table:table-cell table:style-name="Table_5f_ExpressionList.C2" office:value-type="string">
            <text:p text:style-name="P11"><text:span text:style-name="Strong_20_Emphasis">gt(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The gt expression returns a value of 1 (true) if expr1 &gt; expr2. Both input expressions must be scalar expressions.</text:p>
            <text:p text:style-name="P11"/>
            <text:p text:style-name="P11"><text:span text:style-name="Emphasis">Example: density = mass / if(gt(volume, 0.0), volume, 0.00001)</text:span></text:p>
          </table:table-cell>
        </table:table-row>
        <table:table-row>
          <table:table-cell table:style-name="Table_5f_ExpressionList.A2" office:value-type="string">
            <text:p text:style-name="P11">if</text:p>
          </table:table-cell>
          <table:table-cell table:style-name="Table_5f_ExpressionList.A2" office:value-type="string">
            <text:p text:style-name="P11"><text:alphabetical-index-mark-start text:id="IMark510838916" text:key1="Expressions"/>Conditional<text:alphabetical-index-mark-end text:id="IMark510838916"/></text:p>
          </table:table-cell>
          <table:table-cell table:style-name="Table_5f_ExpressionList.C2" office:value-type="string">
            <text:p text:style-name="P11"><text:span text:style-name="Strong_20_Emphasis">if(expr</text:span><text:span text:style-name="Strong_20_Emphasis"><text:span text:style-name="T1">1</text:span></text:span><text:span text:style-name="Strong_20_Emphasis">, expr</text:span><text:span text:style-name="Strong_20_Emphasis"><text:span text:style-name="T1">2</text:span></text:span><text:span text:style-name="Strong_20_Emphasis">, expr</text:span><text:span text:style-name="Strong_20_Emphasis"><text:span text:style-name="T1">3</text:span></text:span><text:span text:style-name="Strong_20_Emphasis">)</text:span></text:p>
            <text:p text:style-name="P11"/>
            <text:p text:style-name="P11">The if expression is used to select values based on a condition. Expr1 must evaluate to a scalar. When expr1's values are not equal to zero then the condition is true and the if expression returns the value for expr2. When expr1's values are equal to zero, values for expr3 are returned.</text:p>
            <text:p text:style-name="P11"/>
            <text:p text:style-name="P11"><text:span text:style-name="Emphasis">Example: inv_pressure = 1.0 / if(gt(pressure,0.0), pressure, 0.001)</text:span></text:p>
          </table:table-cell>
        </table:table-row>
        <table:table-row>
          <table:table-cell table:style-name="Table_5f_ExpressionList.A2" office:value-type="string">
            <text:p text:style-name="P11">inverse</text:p>
          </table:table-cell>
          <table:table-cell table:style-name="Table_5f_ExpressionList.A2" office:value-type="string">
            <text:p text:style-name="P11"><text:alphabetical-index-mark-start text:id="IMark510838916" text:key1="Expressions"/>Matrix inverse<text:alphabetical-index-mark-end text:id="IMark510838916"/></text:p>
          </table:table-cell>
          <table:table-cell table:style-name="Table_5f_ExpressionList.C2" office:value-type="string">
            <text:p text:style-name="P11"><text:span text:style-name="Strong_20_Emphasis">inverse(expr)</text:span></text:p>
            <text:p text:style-name="P11"/>
            <text:p text:style-name="P11">expr must evaluate to a 3x3 tensor expression. The inverse expression calculates the matrix inverse of the input matrix.</text:p>
            <text:p text:style-name="P11"/>
            <text:p text:style-name="P11"><text:span text:style-name="Emphasis">Example: invA = inverse(A)</text:span></text:p>
          </table:table-cell>
        </table:table-row>
        <table:table-row>
          <table:table-cell table:style-name="Table_5f_ExpressionList.A2" office:value-type="string">
            <text:p text:style-name="P11">jacobian</text:p>
          </table:table-cell>
          <table:table-cell table:style-name="Table_5f_ExpressionList.A2" office:value-type="string">
            <text:p text:style-name="P11"><text:alphabetical-index-mark-start text:id="IMark510838916" text:key1="Expressions"/>Jacobian<text:alphabetical-index-mark-end text:id="IMark510838916"/></text:p>
          </table:table-cell>
          <table:table-cell table:style-name="Table_5f_ExpressionList.C2" office:value-type="string">
            <text:p text:style-name="P11"><text:span text:style-name="Emphasis">jacobian(expr)</text:span></text:p>
            <text:p text:style-name="P11"/>
            <text:p text:style-name="P11">expr must be an expression that evaluates to a mesh. The jacobian expression returns a scalar expression.</text:p>
            <text:p text:style-name="P11"/>
            <text:p text:style-name="P11"><text:span text:style-name="Emphasis">Example: jacobian(hydro_mesh)</text:span></text:p>
          </table:table-cell>
        </table:table-row>
        <table:table-row>
          <table:table-cell table:style-name="Table_5f_ExpressionList.A2" office:value-type="string">
            <text:p text:style-name="P11">laplacian, Laplacian</text:p>
          </table:table-cell>
          <table:table-cell table:style-name="Table_5f_ExpressionList.A2" office:value-type="string">
            <text:p text:style-name="P11"><text:alphabetical-index-mark-start text:id="IMark510838916" text:key1="Expressions"/>Laplacian<text:alphabetical-index-mark-end text:id="IMark510838916"/></text:p>
          </table:table-cell>
          <table:table-cell table:style-name="Table_5f_ExpressionList.C2" office:value-type="string">
            <text:p text:style-name="P11"><text:span text:style-name="Strong_20_Emphasis">laplacian(expr)</text:span></text:p>
            <text:p text:style-name="P11"/>
            <text:p text:style-name="P11">expr must be an expression that evaluates to a scalar. <text:soft-page-break/>The laplacian expression returns a scalar expression containing the Laplacian of the input scalar field.</text:p>
            <text:p text:style-name="P11"/>
            <text:p text:style-name="P11"><text:span text:style-name="Emphasis">Example: Laplacian(pressure)</text:span></text:p>
          </table:table-cell>
        </table:table-row>
        <table:table-row>
          <table:table-cell table:style-name="Table_5f_ExpressionList.A2" office:value-type="string">
            <text:p text:style-name="P11">largest_angle</text:p>
          </table:table-cell>
          <table:table-cell table:style-name="Table_5f_ExpressionList.A2" office:value-type="string">
            <text:p text:style-name="P11"><text:alphabetical-index-mark-start text:id="IMark832253260" text:key1="Expressions"/>Largest angle<text:alphabetical-index-mark-end text:id="IMark832253260"/></text:p>
          </table:table-cell>
          <table:table-cell table:style-name="Table_5f_ExpressionList.C2" office:value-type="string">
            <text:p text:style-name="P11"><text:span text:style-name="Strong_20_Emphasis">largest_angle(expr)</text:span></text:p>
            <text:p text:style-name="P11"/>
            <text:p text:style-name="P11">expr must be an expression that evaluates to a 2D mesh. The largest_angle expression calculates a cell-centered scalar field containing the value of the largest interior angle in degrees. Only triangle and quadrilateral cells are considered.</text:p>
            <text:p text:style-name="P11"/>
            <text:p text:style-name="P11"><text:span text:style-name="Emphasis">Example: largest_angle(hydro_mesh)</text:span></text:p>
          </table:table-cell>
        </table:table-row>
        <table:table-row>
          <table:table-cell table:style-name="Table_5f_ExpressionList.A2" office:value-type="string">
            <text:p text:style-name="P11">le, lte</text:p>
          </table:table-cell>
          <table:table-cell table:style-name="Table_5f_ExpressionList.A2" office:value-type="string">
            <text:p text:style-name="P11"><text:alphabetical-index-mark-start text:id="IMark832253260" text:key1="Expressions"/>Less than or equal<text:alphabetical-index-mark-end text:id="IMark832253260"/></text:p>
          </table:table-cell>
          <table:table-cell table:style-name="Table_5f_ExpressionList.C2" office:value-type="string">
            <text:p text:style-name="P11"><text:span text:style-name="Strong_20_Emphasis">le(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The le expression returns a value of 1 (true) if expr1 &lt;= expr2. Both input expressions must be scalar expressions.</text:p>
            <text:p text:style-name="P11"/>
            <text:p text:style-name="P11"><text:span text:style-name="Emphasis">Example: if(le(pressure, density), 1.0, 0.0)</text:span></text:p>
          </table:table-cell>
        </table:table-row>
        <table:table-row>
          <table:table-cell table:style-name="Table_5f_ExpressionList.A2" office:value-type="string">
            <text:p text:style-name="P11">ln</text:p>
          </table:table-cell>
          <table:table-cell table:style-name="Table_5f_ExpressionList.A2" office:value-type="string">
            <text:p text:style-name="P11"><text:alphabetical-index-mark-start text:id="IMark832253260" text:key1="Expressions"/>Natural logarithm<text:alphabetical-index-mark-end text:id="IMark832253260"/></text:p>
          </table:table-cell>
          <table:table-cell table:style-name="Table_5f_ExpressionList.C2" office:value-type="string">
            <text:p text:style-name="P11"><text:span text:style-name="Strong_20_Emphasis">ln(expr)</text:span></text:p>
            <text:p text:style-name="P11"/>
            <text:p text:style-name="P11">expr can be a database variable, constant, or other scalar expression. The ln expression computes the natural logarithm of the input scalar expression.</text:p>
            <text:p text:style-name="P11"/>
            <text:p text:style-name="P11"><text:span text:style-name="Emphasis">Example: ln(density)</text:span></text:p>
          </table:table-cell>
        </table:table-row>
        <table:table-row>
          <table:table-cell table:style-name="Table_5f_ExpressionList.A2" office:value-type="string">
            <text:p text:style-name="P11">log, log10</text:p>
          </table:table-cell>
          <table:table-cell table:style-name="Table_5f_ExpressionList.A2" office:value-type="string">
            <text:p text:style-name="P11"><text:alphabetical-index-mark-start text:id="IMark832253260" text:key1="Expressions"/>Base 10 logarithm<text:alphabetical-index-mark-end text:id="IMark832253260"/></text:p>
          </table:table-cell>
          <table:table-cell table:style-name="Table_5f_ExpressionList.C2" office:value-type="string">
            <text:p text:style-name="P11"><text:span text:style-name="Strong_20_Emphasis">log(expr)</text:span></text:p>
            <text:p text:style-name="P11"/>
            <text:p text:style-name="P11">expr can be a database variable, constant, or other scalar expression. The log expression computes the base 10 logarithm of the input scalar expression.</text:p>
            <text:p text:style-name="P11"/>
            <text:p text:style-name="P11"><text:span text:style-name="Emphasis">Example: log(density)</text:span></text:p>
          </table:table-cell>
        </table:table-row>
        <table:table-row>
          <table:table-cell table:style-name="Table_5f_ExpressionList.A2" office:value-type="string">
            <text:p text:style-name="P11">lt</text:p>
          </table:table-cell>
          <table:table-cell table:style-name="Table_5f_ExpressionList.A2" office:value-type="string">
            <text:p text:style-name="P11"><text:alphabetical-index-mark-start text:id="IMark832253260" text:key1="Expressions"/><text:alphabetical-index-mark-start text:id="IMark830424636" text:key1="Expressions"/>Less than<text:alphabetical-index-mark-end text:id="IMark830424636"/><text:alphabetical-index-mark-end text:id="IMark832253260"/></text:p>
          </table:table-cell>
          <table:table-cell table:style-name="Table_5f_ExpressionList.C2" office:value-type="string">
            <text:p text:style-name="P11"><text:span text:style-name="Strong_20_Emphasis">lt(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The le expression returns a value of 1 (true) if expr1 &lt; expr2. Both input expressions must be scalar expressions.</text:p>
            <text:p text:style-name="P11"/>
            <text:p text:style-name="P11"><text:soft-page-break/><text:span text:style-name="Emphasis">Example: if(lt(pressure, density), 1.0, 0.0)</text:span></text:p>
          </table:table-cell>
        </table:table-row>
        <table:table-row>
          <table:table-cell table:style-name="Table_5f_ExpressionList.A2" office:value-type="string">
            <text:p text:style-name="P11">magnitude</text:p>
          </table:table-cell>
          <table:table-cell table:style-name="Table_5f_ExpressionList.A2" office:value-type="string">
            <text:p text:style-name="P11"><text:alphabetical-index-mark-start text:id="IMark832253260" text:key1="Expressions"/>Vector magnitude<text:alphabetical-index-mark-end text:id="IMark832253260"/></text:p>
          </table:table-cell>
          <table:table-cell table:style-name="Table_5f_ExpressionList.C2" office:value-type="string">
            <text:p text:style-name="P11"><text:span text:style-name="Strong_20_Emphasis">magnitude(expr)</text:span></text:p>
            <text:p text:style-name="P11"/>
            <text:p text:style-name="P11">expr can be a database variable, constant, or other vector expression. The magnitude expression computes the magnitude of the vector and returns a scalar expression.</text:p>
            <text:p text:style-name="P11"/>
            <text:p text:style-name="P11"><text:span text:style-name="Emphasis">Example: magnitude(vector1)</text:span></text:p>
          </table:table-cell>
        </table:table-row>
        <table:table-row>
          <table:table-cell table:style-name="Table_5f_ExpressionList.A2" office:value-type="string">
            <text:p text:style-name="P11">materror</text:p>
          </table:table-cell>
          <table:table-cell table:style-name="Table_5f_ExpressionList.A2" office:value-type="string">
            <text:p text:style-name="P11"><text:alphabetical-index-mark-start text:id="IMark832253260" text:key1="Expressions"/>Material error<text:alphabetical-index-mark-end text:id="IMark832253260"/></text:p>
          </table:table-cell>
          <table:table-cell table:style-name="Table_5f_ExpressionList.C2" office:value-type="string">
            <text:p text:style-name="P11"><text:span text:style-name="Strong_20_Emphasis">materror(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expr1 must be an expression that evaluates to a material. expr2 must be an identifier for the name of a material, which can be either numeric or a string constant matching the name of a material in the database. The materror expression computes the difference between the volume fractions stored in the database and those that were used by VisIt's material reconstruction algorithm.</text:p>
            <text:p text:style-name="P11"/>
            <text:p text:style-name="P11"><text:span text:style-name="Emphasis">Example: materror(mat1, 1)</text:span></text:p>
          </table:table-cell>
        </table:table-row>
        <table:table-row>
          <table:table-cell table:style-name="Table_5f_ExpressionList.A2" office:value-type="string">
            <text:p text:style-name="P11">matvf</text:p>
          </table:table-cell>
          <table:table-cell table:style-name="Table_5f_ExpressionList.A2" office:value-type="string">
            <text:p text:style-name="P11"><text:alphabetical-index-mark-start text:id="IMark832253260" text:key1="Expressions"/>Material volume fraction<text:alphabetical-index-mark-end text:id="IMark832253260"/></text:p>
          </table:table-cell>
          <table:table-cell table:style-name="Table_5f_ExpressionList.C2" office:value-type="string">
            <text:p text:style-name="P11"><text:span text:style-name="Strong_20_Emphasis">matvf(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expr1 must be an expression that evaluates to a material. expr2 must be an identifier for the name of a material, which can either be numeric or can be a string constant matching the name of a material in the database. The matvf expression extracts the material volume fractions from a material for a specified material name and returns the results in a scalar expression.</text:p>
            <text:p text:style-name="P11"/>
            <text:p text:style-name="P11">Examples:</text:p>
            <text:p text:style-name="P11"><text:span text:style-name="Emphasis">percent_chrome = matvf(mat1, "2 chrome")</text:span></text:p>
            <text:p text:style-name="P11"><text:span text:style-name="Emphasis">percent_1 = matvf(Material, 1)</text:span></text:p>
          </table:table-cell>
        </table:table-row>
        <table:table-row>
          <table:table-cell table:style-name="Table_5f_ExpressionList.A2" office:value-type="string">
            <text:p text:style-name="P11">max_edge_length</text:p>
          </table:table-cell>
          <table:table-cell table:style-name="Table_5f_ExpressionList.A2" office:value-type="string">
            <text:p text:style-name="P11"><text:alphabetical-index-mark-start text:id="IMark832253260" text:key1="Expressions"/>Maximum edge length<text:alphabetical-index-mark-end text:id="IMark832253260"/></text:p>
          </table:table-cell>
          <table:table-cell table:style-name="Table_5f_ExpressionList.C2" office:value-type="string">
            <text:p text:style-name="P11"><text:span text:style-name="Strong_20_Emphasis">max_edge_length(expr)</text:span></text:p>
            <text:p text:style-name="P11"/>
            <text:p text:style-name="P11">expr must be an expression that evaluates to a mesh. The max_edge_length expression calculates the edge length for each edge in a cell, assigning the length of the longest edge to the entire cell. </text:p>
            <text:p text:style-name="P11"><text:soft-page-break/></text:p>
            <text:p text:style-name="P11"><text:span text:style-name="Emphasis">Example: max_edge_length(hydro_mesh)</text:span></text:p>
          </table:table-cell>
        </table:table-row>
        <table:table-row>
          <table:table-cell table:style-name="Table_5f_ExpressionList.A2" office:value-type="string">
            <text:p text:style-name="P11">max_side_volume</text:p>
          </table:table-cell>
          <table:table-cell table:style-name="Table_5f_ExpressionList.A2" office:value-type="string">
            <text:p text:style-name="P11"><text:alphabetical-index-mark-start text:id="IMark832253260" text:key1="Expressions"/>Maximum side volume<text:alphabetical-index-mark-end text:id="IMark832253260"/></text:p>
          </table:table-cell>
          <table:table-cell table:style-name="Table_5f_ExpressionList.C2" office:value-type="string">
            <text:p text:style-name="P11"><text:span text:style-name="Strong_20_Emphasis">max_side_volume(expr)</text:span></text:p>
            <text:p text:style-name="P11"/>
            <text:p text:style-name="P11">expr must be an expression that evaluates to a three-dimensional mesh. The max_side_volume expression calculates the side volume for each side in a cell, assigning the value of the biggest side volume to the entire cell. <text:s/>A "side" is a tetrahedron that covers one edge of a cell plus parts of the surrounding faces.When a cell has negative side volume, it is usually twisted.</text:p>
            <text:p text:style-name="P11"/>
            <text:p text:style-name="P11"><text:span text:style-name="Emphasis">Example: max_side_volume(hydro_mesh)</text:span></text:p>
          </table:table-cell>
        </table:table-row>
        <table:table-row>
          <table:table-cell table:style-name="Table_5f_ExpressionList.A2" office:value-type="string">
            <text:p text:style-name="P11">mean</text:p>
          </table:table-cell>
          <table:table-cell table:style-name="Table_5f_ExpressionList.A2" office:value-type="string">
            <text:p text:style-name="P11"><text:alphabetical-index-mark-start text:id="IMark832253260" text:key1="Expressions"/>Mean<text:alphabetical-index-mark-end text:id="IMark832253260"/></text:p>
          </table:table-cell>
          <table:table-cell table:style-name="Table_5f_ExpressionList.C2" office:value-type="string">
            <text:p text:style-name="P11"><text:span text:style-name="Strong_20_Emphasis">mean(expr)</text:span></text:p>
            <text:p text:style-name="P11"/>
            <text:p text:style-name="P11">expr must evaluate to a scalar expression. The mean expression calculates the mean average of a scalar field. The mean is calculated using the value and its immediate neighbors. <text:s/>The mean expression only considers the value and its 26 neighbors in three dimensions, or just the eight neighbors in two dimensions. <text:s/>This expression only works on structured meshes.</text:p>
            <text:p text:style-name="P11"/>
            <text:p text:style-name="P11"><text:span text:style-name="Emphasis">Example: mean(intensity)</text:span></text:p>
          </table:table-cell>
        </table:table-row>
        <table:table-row>
          <table:table-cell table:style-name="Table_5f_ExpressionList.A2" office:value-type="string">
            <text:p text:style-name="P11">median</text:p>
          </table:table-cell>
          <table:table-cell table:style-name="Table_5f_ExpressionList.A2" office:value-type="string">
            <text:p text:style-name="P11"><text:alphabetical-index-mark-start text:id="IMark832253260" text:key1="Expressions"/>Median<text:alphabetical-index-mark-end text:id="IMark832253260"/></text:p>
          </table:table-cell>
          <table:table-cell table:style-name="Table_5f_ExpressionList.C2" office:value-type="string">
            <text:p text:style-name="P11"><text:span text:style-name="Strong_20_Emphasis">median(expr)</text:span></text:p>
            <text:p text:style-name="P11"/>
            <text:p text:style-name="P11">expr must evaluate to a scalar expression. The median expression Calculates the median of a scalar field. <text:s/>The median is calculated using the value and its immediate neighbors. <text:s/>The median expression only considers the value and its 26 neighbors in three dimensions, or just the eight neighbors in two dimensions. <text:s/><text:span text:style-name="Emphasis">This expression only works on structured meshes.</text:span></text:p>
            <text:p text:style-name="P11"><text:span text:style-name="Emphasis"/></text:p>
            <text:p text:style-name="P11"><text:span text:style-name="Emphasis">Example: median(intensity)</text:span></text:p>
          </table:table-cell>
        </table:table-row>
        <table:table-row>
          <table:table-cell table:style-name="Table_5f_ExpressionList.A2" office:value-type="string">
            <text:p text:style-name="P11">min_edge_length</text:p>
          </table:table-cell>
          <table:table-cell table:style-name="Table_5f_ExpressionList.A2" office:value-type="string">
            <text:p text:style-name="P11">Minimum edge length</text:p>
          </table:table-cell>
          <table:table-cell table:style-name="Table_5f_ExpressionList.C2" office:value-type="string">
            <text:p text:style-name="P11"><text:span text:style-name="Strong_20_Emphasis">min_edge_length(expr)</text:span></text:p>
            <text:p text:style-name="P11"/>
            <text:p text:style-name="P11">expr must be an expression that evaluates to a mesh. The min_edge_length expression calculates the edge length for each edge in a cell, assigning the length of <text:soft-page-break/>the smallest edge to the entire cell. </text:p>
            <text:p text:style-name="P11"/>
            <text:p text:style-name="P11"><text:span text:style-name="Emphasis">Example: min_edge_length(hydro_mesh)</text:span></text:p>
          </table:table-cell>
        </table:table-row>
        <table:table-row>
          <table:table-cell table:style-name="Table_5f_ExpressionList.A2" office:value-type="string">
            <text:p text:style-name="P11">min_side_volume</text:p>
          </table:table-cell>
          <table:table-cell table:style-name="Table_5f_ExpressionList.A2" office:value-type="string">
            <text:p text:style-name="P11">Minimum side volume</text:p>
          </table:table-cell>
          <table:table-cell table:style-name="Table_5f_ExpressionList.C2" office:value-type="string">
            <text:p text:style-name="P11"><text:span text:style-name="Strong_20_Emphasis">min_side_volume(expr)</text:span></text:p>
            <text:p text:style-name="P11"/>
            <text:p text:style-name="P11">expr must be an expression that evaluates to a three-dimensional mesh. The min_side_volume expression calculates the side volume for each side in a cell, assigning the value of the smallest side volume to the entire cell. <text:s/>A "side" is a tetrahedron that covers one edge of a cell plus parts of the surrounding faces. When a cell has negative side volume, it is usually twisted.</text:p>
            <text:p text:style-name="P11"/>
            <text:p text:style-name="P11"><text:span text:style-name="Emphasis">Example: max_side_volume(hydro_mesh)</text:span></text:p>
          </table:table-cell>
        </table:table-row>
        <table:table-row>
          <table:table-cell table:style-name="Table_5f_ExpressionList.A2" office:value-type="string">
            <text:p text:style-name="P11">mirvf</text:p>
          </table:table-cell>
          <table:table-cell table:style-name="Table_5f_ExpressionList.A2" office:value-type="string">
            <text:p text:style-name="P11"><text:alphabetical-index-mark-start text:id="IMark491494344" text:key1="Expressions"/>Material interface reconstruction volume fraction<text:alphabetical-index-mark-end text:id="IMark491494344"/></text:p>
          </table:table-cell>
          <table:table-cell table:style-name="Table_5f_ExpressionList.C2" office:value-type="string">
            <text:p text:style-name="P11"><text:span text:style-name="Strong_20_Emphasis">mirvf(expr</text:span><text:span text:style-name="Strong_20_Emphasis"><text:span text:style-name="T1">1</text:span></text:span><text:span text:style-name="Strong_20_Emphasis">, expr</text:span><text:span text:style-name="Strong_20_Emphasis"><text:span text:style-name="T1">2</text:span></text:span><text:span text:style-name="Strong_20_Emphasis">, expr</text:span><text:span text:style-name="Strong_20_Emphasis"><text:span text:style-name="T1">3</text:span></text:span><text:span text:style-name="Strong_20_Emphasis">, expr</text:span><text:span text:style-name="Strong_20_Emphasis"><text:span text:style-name="T1">4</text:span></text:span><text:span text:style-name="Strong_20_Emphasis">)</text:span></text:p>
            <text:p text:style-name="P11"/>
            <text:p text:style-name="P11">expr1 must be an expression that evaluates to a material. expr2 must be an expression that evaluates to a scalar field containing the zone id's for the mesh. expr3 must be an expression variable that evaluates to a scalar field containing the volumes or areas of each cell in the mesh. expr4 must be an expression that evaluates to a list of material names or numbers.</text:p>
            <text:p text:style-name="P11"/>
            <text:p text:style-name="P11">The mirvf expression returns the volume fractions computed by VisIt's material interface reconstruction algorithm. The volume fractions computed by VisIt's material interface reconstruction algorithm do not always match what is stored in the database because VisIt's algorithm strives to maintain continuous interfaces rather than accuracy.</text:p>
            <text:p text:style-name="P11"/>
            <text:p text:style-name="P11"><text:span text:style-name="Emphasis">Example: mirvf(mat1, zoneid(curvmesh2d), area(curvmesh2d), [1])</text:span></text:p>
          </table:table-cell>
        </table:table-row>
        <table:table-row>
          <table:table-cell table:style-name="Table_5f_ExpressionList.A2" office:value-type="string">
            <text:p text:style-name="P11">mod</text:p>
          </table:table-cell>
          <table:table-cell table:style-name="Table_5f_ExpressionList.A2" office:value-type="string">
            <text:p text:style-name="P11"><text:alphabetical-index-mark-start text:id="IMark491494344" text:key1="Expressions"/>Modulo<text:alphabetical-index-mark-end text:id="IMark491494344"/></text:p>
          </table:table-cell>
          <table:table-cell table:style-name="Table_5f_ExpressionList.C2" office:value-type="string">
            <text:p text:style-name="P11"><text:span text:style-name="Strong_20_Emphasis">mod(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expr1 and expr2 must be expressions that evaluate to integer scalar fields. The mod expression calculates expr1 modulo expr2. This expression is typically used in conjunction with the expressions ceil, floor, or round.</text:p>
            <text:p text:style-name="P11"/>
            <text:p text:style-name="P11"><text:soft-page-break/><text:span text:style-name="Emphasis">Example: mod(var1, var2)</text:span></text:p>
          </table:table-cell>
        </table:table-row>
        <table:table-row>
          <table:table-cell table:style-name="Table_5f_ExpressionList.A2" office:value-type="string">
            <text:p text:style-name="P11">neighbor</text:p>
          </table:table-cell>
          <table:table-cell table:style-name="Table_5f_ExpressionList.A2" office:value-type="string">
            <text:p text:style-name="P11"><text:alphabetical-index-mark-start text:id="IMark491494344" text:key1="Expressions"/>Neighbor<text:alphabetical-index-mark-end text:id="IMark491494344"/></text:p>
          </table:table-cell>
          <table:table-cell table:style-name="Table_5f_ExpressionList.C2" office:value-type="string">
            <text:p text:style-name="P11"><text:span text:style-name="Strong_20_Emphasis">neighbor(expr)</text:span></text:p>
            <text:p text:style-name="P11"/>
            <text:p text:style-name="P11">expr must be an expression that evaluates to a mesh. Neighbor creates a node-centered scalar on a point mesh representation of the original mesh.</text:p>
            <text:p text:style-name="P11"/>
            <text:p text:style-name="P11"><text:span text:style-name="Emphasis">Expression: neighbor(hydro_mesh)</text:span></text:p>
          </table:table-cell>
        </table:table-row>
        <table:table-row>
          <table:table-cell table:style-name="Table_5f_ExpressionList.A2" office:value-type="string">
            <text:p text:style-name="P11">nmats</text:p>
          </table:table-cell>
          <table:table-cell table:style-name="Table_5f_ExpressionList.A2" office:value-type="string">
            <text:p text:style-name="P11"><text:alphabetical-index-mark-start text:id="IMark491494344" text:key1="Expressions"/>Number of materials<text:alphabetical-index-mark-end text:id="IMark491494344"/></text:p>
          </table:table-cell>
          <table:table-cell table:style-name="Table_5f_ExpressionList.C2" office:value-type="string">
            <text:p text:style-name="P11"><text:span text:style-name="Strong_20_Emphasis">nmats(expr)</text:span></text:p>
            <text:p text:style-name="P11"/>
            <text:p text:style-name="P11">expr must be an expression that evaluates to a material. The nmats expression creates a cell-centered scalar variable containing the number of materials in each cell. This expression can be used with the Threshold operator to remove cells that do not have a desired number of materials.</text:p>
            <text:p text:style-name="P11"/>
            <text:p text:style-name="P11"><text:span text:style-name="Emphasis">Example: nmats(material)</text:span></text:p>
          </table:table-cell>
        </table:table-row>
        <table:table-row>
          <table:table-cell table:style-name="Table_5f_ExpressionList.A2" office:value-type="string">
            <text:p text:style-name="P11">node_degree</text:p>
          </table:table-cell>
          <table:table-cell table:style-name="Table_5f_ExpressionList.A2" office:value-type="string">
            <text:p text:style-name="P11"><text:alphabetical-index-mark-start text:id="IMark491494344" text:key1="Expressions"/>Node degree<text:alphabetical-index-mark-end text:id="IMark491494344"/></text:p>
          </table:table-cell>
          <table:table-cell table:style-name="Table_5f_ExpressionList.C2" office:value-type="string">
            <text:p text:style-name="P11"><text:span text:style-name="Strong_20_Emphasis">node_degree(expr)</text:span></text:p>
            <text:p text:style-name="P11"/>
            <text:p text:style-name="P11">expr must be an expression that evaluates to a mesh. The node_degree expression calculates how many edges each node it part of and stores that value as a node-centered scalar expression.</text:p>
            <text:p text:style-name="P11"/>
            <text:p text:style-name="P11"><text:span text:style-name="Emphasis">Example: node_degree(MESH)</text:span></text:p>
          </table:table-cell>
        </table:table-row>
        <table:table-row>
          <table:table-cell table:style-name="Table_5f_ExpressionList.A2" office:value-type="string">
            <text:p text:style-name="P11">nodeid</text:p>
          </table:table-cell>
          <table:table-cell table:style-name="Table_5f_ExpressionList.A2" office:value-type="string">
            <text:p text:style-name="P11"><text:alphabetical-index-mark-start text:id="IMark491494344" text:key1="Expressions"/>Node number<text:alphabetical-index-mark-end text:id="IMark491494344"/></text:p>
          </table:table-cell>
          <table:table-cell table:style-name="Table_5f_ExpressionList.C2" office:value-type="string">
            <text:p text:style-name="P11"><text:span text:style-name="Strong_20_Emphasis">nodeid(expr)</text:span></text:p>
            <text:p text:style-name="P11"/>
            <text:p text:style-name="P11">expr can be any expression that involves a single mesh. The nodeid expression creates a node-centered scalar field containing the node index of each mode in the mesh. The nodeid expression's primary use is in debugging VisIt plots.</text:p>
            <text:p text:style-name="P11"/>
            <text:p text:style-name="P11"><text:span text:style-name="Emphasis">Example: nodeid(MESH)</text:span></text:p>
          </table:table-cell>
        </table:table-row>
        <table:table-row>
          <table:table-cell table:style-name="Table_5f_ExpressionList.A2" office:value-type="string">
            <text:p text:style-name="P11">not</text:p>
          </table:table-cell>
          <table:table-cell table:style-name="Table_5f_ExpressionList.A2" office:value-type="string">
            <text:p text:style-name="P11"><text:alphabetical-index-mark-start text:id="IMark491494344" text:key1="Expressions"/>Logical not<text:alphabetical-index-mark-end text:id="IMark491494344"/></text:p>
          </table:table-cell>
          <table:table-cell table:style-name="Table_5f_ExpressionList.C2" office:value-type="string">
            <text:p text:style-name="P11"><text:span text:style-name="Strong_20_Emphasis">not(expr)</text:span></text:p>
            <text:p text:style-name="P11"/>
            <text:p text:style-name="P11">expr must be a database variable, constant, or other scalar expression. The not expression returns 1 (true) if the input expression equals zero and zero otherwise.</text:p>
            <text:p text:style-name="P11"><text:soft-page-break/></text:p>
            <text:p text:style-name="P11"><text:span text:style-name="Emphasis">Expression: outside = not(inside)</text:span></text:p>
          </table:table-cell>
        </table:table-row>
        <table:table-row>
          <table:table-cell table:style-name="Table_5f_ExpressionList.A2" office:value-type="string">
            <text:p text:style-name="P11">notequal, notequals. ne</text:p>
          </table:table-cell>
          <table:table-cell table:style-name="Table_5f_ExpressionList.A2" office:value-type="string">
            <text:p text:style-name="P11"><text:alphabetical-index-mark-start text:id="IMark491494344" text:key1="Expressions"/>Not equal<text:alphabetical-index-mark-end text:id="IMark491494344"/></text:p>
          </table:table-cell>
          <table:table-cell table:style-name="Table_5f_ExpressionList.C2" office:value-type="string">
            <text:p text:style-name="P11"><text:span text:style-name="Strong_20_Emphasis">notequal(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The notequal expression returns 1 (true) if expr1 != expr2 and zero otherwise. Both expr1 and expr2 must be scalar expressions.</text:p>
            <text:p text:style-name="P11"/>
            <text:p text:style-name="P11"><text:span text:style-name="Emphasis">Example: if(notequal(mass, 12.3), 1, 0)</text:span></text:p>
          </table:table-cell>
        </table:table-row>
        <table:table-row>
          <table:table-cell table:style-name="Table_5f_ExpressionList.A2" office:value-type="string">
            <text:p text:style-name="P11">oddy</text:p>
          </table:table-cell>
          <table:table-cell table:style-name="Table_5f_ExpressionList.A2" office:value-type="string">
            <text:p text:style-name="P11">General distortion measure</text:p>
          </table:table-cell>
          <table:table-cell table:style-name="Table_5f_ExpressionList.C2" office:value-type="string">
            <text:p text:style-name="P11"><text:span text:style-name="Strong_20_Emphasis">oddy(expr)</text:span></text:p>
            <text:p text:style-name="P11"/>
            <text:p text:style-name="P11">expr must be an expression that evaluates to a mesh. The oddy expression calculates a general distortion measure based on the left Cauchy-Green tensor.</text:p>
            <text:p text:style-name="P11"/>
            <text:p text:style-name="P11"><text:span text:style-name="Emphasis">Example: oddy(MESH)</text:span></text:p>
          </table:table-cell>
        </table:table-row>
        <table:table-row>
          <table:table-cell table:style-name="Table_5f_ExpressionList.A2" office:value-type="string">
            <text:p text:style-name="P11">or</text:p>
          </table:table-cell>
          <table:table-cell table:style-name="Table_5f_ExpressionList.A2" office:value-type="string">
            <text:p text:style-name="P11"><text:alphabetical-index-mark-start text:id="IMark491494344" text:key1="Expressions"/>Logical or<text:alphabetical-index-mark-end text:id="IMark491494344"/></text:p>
          </table:table-cell>
          <table:table-cell table:style-name="Table_5f_ExpressionList.C2" office:value-type="string">
            <text:p text:style-name="P11"><text:span text:style-name="Strong_20_Emphasis">or(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The logical or expression returns a value of 1 (true) either of the scalar input expressions expr1 and expr2 are not equal to zero. If both input expressions are equal to zero then the expression returns zero. The logical or expression is often used with other conditionals such as the if expression.</text:p>
            <text:p text:style-name="P11"/>
            <text:p text:style-name="P11"><text:span text:style-name="Emphasis">Example: if(or(lt(pressure, 2.0), gt(pressure, 4.0)), pressure, 0.0)</text:span></text:p>
            <text:p text:style-name="P11"/>
            <text:p text:style-name="P11">Meaning: if pressure is in the range (,2.0) or (4.0, ) then use the value for pressure. Otherwise, use zero.</text:p>
          </table:table-cell>
        </table:table-row>
        <table:table-row>
          <table:table-cell table:style-name="Table_5f_ExpressionList.A2" office:value-type="string">
            <text:p text:style-name="P11">polar</text:p>
          </table:table-cell>
          <table:table-cell table:style-name="Table_5f_ExpressionList.A2" office:value-type="string">
            <text:p text:style-name="P11"><text:alphabetical-index-mark-start text:id="IMark491494344" text:key1="Expressions"/>Convert to polar coordinates<text:alphabetical-index-mark-end text:id="IMark491494344"/></text:p>
          </table:table-cell>
          <table:table-cell table:style-name="Table_5f_ExpressionList.C2" office:value-type="string">
            <text:p text:style-name="P11"><text:span text:style-name="Strong_20_Emphasis">polar(expr)</text:span></text:p>
            <text:p text:style-name="P11"/>
            <text:p text:style-name="P11">expr must be a database variable, constant, or other vector expression. The polar expression converts a vector, which is assumed to represent cartesian coordinates (x, y, z), into polar coordinates (r, theta, phi).</text:p>
            <text:p text:style-name="P11"/>
            <text:p text:style-name="P11"><text:span text:style-name="Emphasis">Example: vec = polar(coord(MESH))</text:span></text:p>
          </table:table-cell>
        </table:table-row>
        <table:table-row>
          <table:table-cell table:style-name="Table_5f_ExpressionList.A2" office:value-type="string">
            <text:p text:style-name="P11">polar_phi</text:p>
          </table:table-cell>
          <table:table-cell table:style-name="Table_5f_ExpressionList.A2" office:value-type="string">
            <text:p text:style-name="P11"><text:alphabetical-index-mark-start text:id="IMark491494344" text:key1="Expressions"/>Phi component of <text:soft-page-break/>polar coordinate<text:alphabetical-index-mark-end text:id="IMark491494344"/> representation of mesh.</text:p>
          </table:table-cell>
          <table:table-cell table:style-name="Table_5f_ExpressionList.C2" office:value-type="string">
            <text:p text:style-name="P11"><text:span text:style-name="Strong_20_Emphasis">polar_phi(expr)</text:span></text:p>
            <text:p text:style-name="P11"><text:soft-page-break/></text:p>
            <text:p text:style-name="P11">expr must evaluate to a mesh. The polar_phi expression converts the coordinates of the input mesh from cartesian coordinates to polar coordinates and then returns the phi component of the cylindrical coordinates.</text:p>
            <text:p text:style-name="P11"/>
            <text:p text:style-name="P11"><text:span text:style-name="Emphasis">Example: polar_phi(hydro_mesh)</text:span></text:p>
          </table:table-cell>
        </table:table-row>
        <table:table-row>
          <table:table-cell table:style-name="Table_5f_ExpressionList.A2" office:value-type="string">
            <text:p text:style-name="P11">polar_radius</text:p>
          </table:table-cell>
          <table:table-cell table:style-name="Table_5f_ExpressionList.A2" office:value-type="string">
            <text:p text:style-name="P11"><text:alphabetical-index-mark-start text:id="IMark491494344" text:key1="Expressions"/>Radius component of polar coordinate<text:alphabetical-index-mark-end text:id="IMark491494344"/> representation of mesh.</text:p>
          </table:table-cell>
          <table:table-cell table:style-name="Table_5f_ExpressionList.C2" office:value-type="string">
            <text:p text:style-name="P11"><text:span text:style-name="Strong_20_Emphasis">polar_radius(expr)</text:span></text:p>
            <text:p text:style-name="P11"/>
            <text:p text:style-name="P11">expr must evaluate to a mesh. The polar_radius expression converts the coordinates of the input mesh from cartesian coordinates to polar coordinates and then returns the radius component of the cylindrical coordinates.</text:p>
            <text:p text:style-name="P11"/>
            <text:p text:style-name="P11"><text:span text:style-name="Emphasis">Example: polar_radius(hydro_mesh)</text:span></text:p>
          </table:table-cell>
        </table:table-row>
        <table:table-row>
          <table:table-cell table:style-name="Table_5f_ExpressionList.A2" office:value-type="string">
            <text:p text:style-name="P11">polar_theta</text:p>
          </table:table-cell>
          <table:table-cell table:style-name="Table_5f_ExpressionList.A2" office:value-type="string">
            <text:p text:style-name="P11"><text:alphabetical-index-mark-start text:id="IMark491494344" text:key1="Expressions"/>Theta component of polar coordinate<text:alphabetical-index-mark-end text:id="IMark491494344"/> representation of mesh.</text:p>
          </table:table-cell>
          <table:table-cell table:style-name="Table_5f_ExpressionList.C2" office:value-type="string">
            <text:p text:style-name="P11"><text:span text:style-name="Strong_20_Emphasis">polar_theta(expr)</text:span></text:p>
            <text:p text:style-name="P11"/>
            <text:p text:style-name="P11">expr must evaluate to a mesh. The polar_theta expression converts the coordinates of the input mesh from cartesian coordinates to polar coordinates and then returns the theta component of the cylindrical coordinates.</text:p>
            <text:p text:style-name="P11"/>
            <text:p text:style-name="P11"><text:span text:style-name="Emphasis">Example: polar_theta(hydro_mesh)</text:span></text:p>
          </table:table-cell>
        </table:table-row>
        <table:table-row>
          <table:table-cell table:style-name="Table_5f_ExpressionList.A2" office:value-type="string">
            <text:p text:style-name="P11">principal_deviatoric_tensor</text:p>
          </table:table-cell>
          <table:table-cell table:style-name="Table_5f_ExpressionList.A2" office:value-type="string">
            <text:p text:style-name="P11"><text:alphabetical-index-mark-start text:id="IMark491494344" text:key1="Expressions"/>Principal deviatoric vector of tensor<text:alphabetical-index-mark-end text:id="IMark491494344"/></text:p>
          </table:table-cell>
          <table:table-cell table:style-name="Table_5f_ExpressionList.C2" office:value-type="string">
            <text:p text:style-name="P11"><text:span text:style-name="Strong_20_Emphasis">principal_deviatoric_tensor(expr)</text:span></text:p>
            <text:p text:style-name="P11"/>
            <text:p text:style-name="P11">expr can be a database variable, constant, or other 3x3 tensor expression. The principal_tensor computes the deviatoric principals of a tensor, which result in a vector expression.</text:p>
            <text:p text:style-name="P11"/>
            <text:p text:style-name="P11"><text:span text:style-name="Emphasis">Example: principal_deviatoric_tensor(tensor1)</text:span></text:p>
          </table:table-cell>
        </table:table-row>
        <table:table-row>
          <table:table-cell table:style-name="Table_5f_ExpressionList.A2" office:value-type="string">
            <text:p text:style-name="P11">principal_tensor</text:p>
          </table:table-cell>
          <table:table-cell table:style-name="Table_5f_ExpressionList.A2" office:value-type="string">
            <text:p text:style-name="P11"><text:alphabetical-index-mark-start text:id="IMark491494344" text:key1="Expressions"/>Principals of tensor<text:alphabetical-index-mark-end text:id="IMark491494344"/></text:p>
          </table:table-cell>
          <table:table-cell table:style-name="Table_5f_ExpressionList.C2" office:value-type="string">
            <text:p text:style-name="P11"><text:span text:style-name="Strong_20_Emphasis">principal_tensor(expr)</text:span></text:p>
            <text:p text:style-name="P11"/>
            <text:p text:style-name="P11">expr can be a database variable, constant, or other 3x3 tensor expression. The principal_tensor computes the principals of a tensor, which result in a vector expression.</text:p>
            <text:p text:style-name="P11"/>
            <text:p text:style-name="P11"><text:soft-page-break/><text:span text:style-name="Emphasis">Example: principal_tensor(tensor1)</text:span></text:p>
          </table:table-cell>
        </table:table-row>
        <table:table-row>
          <table:table-cell table:style-name="Table_5f_ExpressionList.A2" office:value-type="string">
            <text:p text:style-name="P11">procid</text:p>
          </table:table-cell>
          <table:table-cell table:style-name="Table_5f_ExpressionList.A2" office:value-type="string">
            <text:p text:style-name="P11"><text:alphabetical-index-mark-start text:id="IMark491494344" text:key1="Expressions"/>Processor Rank<text:alphabetical-index-mark-end text:id="IMark491494344"/></text:p>
          </table:table-cell>
          <table:table-cell table:style-name="Table_5f_ExpressionList.C2" office:value-type="string">
            <text:p text:style-name="P11"><text:span text:style-name="Strong_20_Emphasis">procid(expr)</text:span></text:p>
            <text:p text:style-name="P11"/>
            <text:p text:style-name="P11">expr must be an expression that evaluates to a mesh. The procid expression returns the processor rank of the compute engine that is handling the current domain of the specified mesh.</text:p>
            <text:p text:style-name="P11"/>
            <text:p text:style-name="P11"><text:span text:style-name="Emphasis">Example: pid = procid(MESH)</text:span></text:p>
          </table:table-cell>
        </table:table-row>
        <table:table-row>
          <table:table-cell table:style-name="Table_5f_ExpressionList.A2" office:value-type="string">
            <text:p text:style-name="P11">rad2deg</text:p>
          </table:table-cell>
          <table:table-cell table:style-name="Table_5f_ExpressionList.A2" office:value-type="string">
            <text:p text:style-name="P11"><text:alphabetical-index-mark-start text:id="IMark491494344" text:key1="Expressions"/>Radians to degrees<text:alphabetical-index-mark-end text:id="IMark491494344"/></text:p>
          </table:table-cell>
          <table:table-cell table:style-name="Table_5f_ExpressionList.C2" office:value-type="string">
            <text:p text:style-name="P11"><text:span text:style-name="Strong_20_Emphasis">rad2deg(expr)</text:span></text:p>
            <text:p text:style-name="P11"/>
            <text:p text:style-name="P11">The rad2deg expression converts the input scalar expression, which is assumed to be in radians, to degrees.</text:p>
            <text:p text:style-name="P11"/>
            <text:p text:style-name="P11"><text:span text:style-name="Emphasis">Example: angle_deg = rad2deg(angle)</text:span></text:p>
          </table:table-cell>
        </table:table-row>
        <table:table-row>
          <table:table-cell table:style-name="Table_5f_ExpressionList.A2" office:value-type="string">
            <text:p text:style-name="P11">random, rand</text:p>
          </table:table-cell>
          <table:table-cell table:style-name="Table_5f_ExpressionList.A2" office:value-type="string">
            <text:p text:style-name="P11"><text:alphabetical-index-mark-start text:id="IMark491494344" text:key1="Expressions"/>Random number<text:alphabetical-index-mark-end text:id="IMark491494344"/></text:p>
          </table:table-cell>
          <table:table-cell table:style-name="Table_5f_ExpressionList.C2" office:value-type="string">
            <text:p text:style-name="P11"><text:span text:style-name="Strong_20_Emphasis">random(expr)</text:span></text:p>
            <text:p text:style-name="P11"/>
            <text:p text:style-name="P11">expr must be an expression that evaluates to a mesh. The random expression creates a scalar field over the specified mesh where each node in the mesh gets a different random number in the range: [0,1].</text:p>
            <text:p text:style-name="P11"/>
            <text:p text:style-name="P11"><text:span text:style-name="Emphasis">Example: random(MESH)</text:span></text:p>
          </table:table-cell>
        </table:table-row>
        <table:table-row>
          <table:table-cell table:style-name="Table_5f_ExpressionList.A2" office:value-type="string">
            <text:p text:style-name="P11">recenter</text:p>
          </table:table-cell>
          <table:table-cell table:style-name="Table_5f_ExpressionList.A2" office:value-type="string">
            <text:p text:style-name="P11"><text:alphabetical-index-mark-start text:id="IMark491494344" text:key1="Expressions"/>Recenter variable<text:alphabetical-index-mark-end text:id="IMark491494344"/></text:p>
          </table:table-cell>
          <table:table-cell table:style-name="Table_5f_ExpressionList.C2" office:value-type="string">
            <text:p text:style-name="P11"><text:span text:style-name="Strong_20_Emphasis">recenter(expr)</text:span></text:p>
            <text:p text:style-name="P11"/>
            <text:p text:style-name="P11">expr must be a database variable or other expression that eventually involves a database variable. Two common types of variable centering are cell-centered and node-centered. The recenter expression switches the centering for the input expression. Use the recenter expression to explicitly force a specific variable centering or to make another variable.</text:p>
            <text:p text:style-name="P11"/>
            <text:p text:style-name="P11"><text:span text:style-name="Emphasis">Example: density + recenter(temp)</text:span></text:p>
          </table:table-cell>
        </table:table-row>
        <table:table-row>
          <table:table-cell table:style-name="Table_5f_ExpressionList.A2" office:value-type="string">
            <text:p text:style-name="P11">relative_difference</text:p>
          </table:table-cell>
          <table:table-cell table:style-name="Table_5f_ExpressionList.A2" office:value-type="string">
            <text:p text:style-name="P11"><text:alphabetical-index-mark-start text:id="IMark491494344" text:key1="Expressions"/>Relative difference<text:alphabetical-index-mark-end text:id="IMark491494344"/></text:p>
          </table:table-cell>
          <table:table-cell table:style-name="Table_5f_ExpressionList.C2" office:value-type="string">
            <text:p text:style-name="P11"><text:span text:style-name="Strong_20_Emphasis">relative_difference(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The relative_difference expression computes the relative difference between two scalar expressions using the following formula:</text:p>
            <text:p text:style-name="P11"><text:soft-page-break/></text:p>
            <text:p text:style-name="P11">if (A == B &amp;&amp; A == 0) then 0.</text:p>
            <text:p text:style-name="P11">else (A-B) / (abs(A) + abs(B))</text:p>
            <text:p text:style-name="P11"/>
            <text:p text:style-name="P11"><text:span text:style-name="Emphasis">Example: relative_difference(x,y)</text:span></text:p>
          </table:table-cell>
        </table:table-row>
        <table:table-row>
          <table:table-cell table:style-name="Table_5f_ExpressionList.A2" office:value-type="string">
            <text:p text:style-name="P11">relative_size</text:p>
          </table:table-cell>
          <table:table-cell table:style-name="Table_5f_ExpressionList.A2" office:value-type="string">
            <text:p text:style-name="P11"><text:alphabetical-index-mark-start text:id="IMark491494344" text:key1="Expressions"/>Relative cell size<text:alphabetical-index-mark-end text:id="IMark491494344"/></text:p>
          </table:table-cell>
          <table:table-cell table:style-name="Table_5f_ExpressionList.C2" office:value-type="string">
            <text:p text:style-name="P11"><text:span text:style-name="Strong_20_Emphasis">relative_size(expr)</text:span></text:p>
            <text:p text:style-name="P11"/>
            <text:p text:style-name="P11">expr must be an expression that evaluates to a mesh. The relative_size calculates the relative size of cells in the mesh by finding the minimum value of J or 1/J where J is the determinant of a weighted Jacobian matrix.</text:p>
            <text:p text:style-name="P11"/>
            <text:p text:style-name="P11"><text:span text:style-name="Emphasis">Example: relative_size(MESH)</text:span></text:p>
          </table:table-cell>
        </table:table-row>
        <table:table-row>
          <table:table-cell table:style-name="Table_5f_ExpressionList.A2" office:value-type="string">
            <text:p text:style-name="P11">revolved_surface_area</text:p>
          </table:table-cell>
          <table:table-cell table:style-name="Table_5f_ExpressionList.A2" office:value-type="string">
            <text:p text:style-name="P11"><text:alphabetical-index-mark-start text:id="IMark491494344" text:key1="Expressions"/>Revolved surface area<text:alphabetical-index-mark-end text:id="IMark491494344"/></text:p>
          </table:table-cell>
          <table:table-cell table:style-name="Table_5f_ExpressionList.C2" office:value-type="string">
            <text:p text:style-name="P11"><text:span text:style-name="Strong_20_Emphasis">revolved_surface_area(expr)</text:span></text:p>
            <text:p text:style-name="P11"/>
            <text:p text:style-name="P11">expr must be an expression that evaluates to a 2D mesh. The revolved_surface_area expression revolves triangle and quad cells about the X-axis and calculates the surface area of the revolved cell. The result is a cell-centered scalar expression.</text:p>
            <text:p text:style-name="P11"/>
            <text:p text:style-name="P11"><text:span text:style-name="Emphasis">Example: revolved_surface_area(mesh2d)</text:span></text:p>
          </table:table-cell>
        </table:table-row>
        <table:table-row>
          <table:table-cell table:style-name="Table_5f_ExpressionList.A2" office:value-type="string">
            <text:p text:style-name="P11">revolved_volume</text:p>
          </table:table-cell>
          <table:table-cell table:style-name="Table_5f_ExpressionList.A2" office:value-type="string">
            <text:p text:style-name="P11"><text:alphabetical-index-mark-start text:id="IMark491494344" text:key1="Expressions"/>Revolved cell volume<text:alphabetical-index-mark-end text:id="IMark491494344"/></text:p>
          </table:table-cell>
          <table:table-cell table:style-name="Table_5f_ExpressionList.C2" office:value-type="string">
            <text:p text:style-name="P11"><text:span text:style-name="Strong_20_Emphasis">revolved_volume(expr)</text:span></text:p>
            <text:p text:style-name="P11"/>
            <text:p text:style-name="P11">expr must be an expression that evaluates to a 2D mesh. The revolved_volume expression calculates the volume of a triangle or quad cell revolved about the X-axis. The result is a cell-centered scalar expression.</text:p>
            <text:p text:style-name="P11"/>
            <text:p text:style-name="P11"><text:span text:style-name="Emphasis">Example: vol = revolved_volume(mesh2d)</text:span></text:p>
          </table:table-cell>
        </table:table-row>
        <table:table-row>
          <table:table-cell table:style-name="Table_5f_ExpressionList.A2" office:value-type="string">
            <text:p text:style-name="P11">round</text:p>
          </table:table-cell>
          <table:table-cell table:style-name="Table_5f_ExpressionList.A2" office:value-type="string">
            <text:p text:style-name="P11"><text:alphabetical-index-mark-start text:id="IMark491494344" text:key1="Expressions"/>Round<text:alphabetical-index-mark-end text:id="IMark491494344"/></text:p>
          </table:table-cell>
          <table:table-cell table:style-name="Table_5f_ExpressionList.C2" office:value-type="string">
            <text:p text:style-name="P11"><text:span text:style-name="Strong_20_Emphasis">round(expr)</text:span></text:p>
            <text:p text:style-name="P11"/>
            <text:p text:style-name="P11">expr must be an expression that evaluates to a scalar expression. The round expression rounds the value of its expression argument to the nearest integer value. <text:s/>If two integers are equally close then the round expression rounds up. For example, 8.5 gets rounded up to 9.</text:p>
            <text:p text:style-name="P11"/>
            <text:p text:style-name="P11"><text:span text:style-name="Emphasis">Example: round(pressure)</text:span></text:p>
          </table:table-cell>
        </table:table-row>
        <text:soft-page-break/>
        <table:table-row>
          <table:table-cell table:style-name="Table_5f_ExpressionList.A2" office:value-type="string">
            <text:p text:style-name="P11">scaled_jacobian</text:p>
          </table:table-cell>
          <table:table-cell table:style-name="Table_5f_ExpressionList.A2" office:value-type="string">
            <text:p text:style-name="P11"><text:alphabetical-index-mark-start text:id="IMark491494344" text:key1="Expressions"/>Scaled jacobian<text:alphabetical-index-mark-end text:id="IMark491494344"/></text:p>
          </table:table-cell>
          <table:table-cell table:style-name="Table_5f_ExpressionList.C2" office:value-type="string">
            <text:p text:style-name="P11"><text:span text:style-name="Strong_20_Emphasis">scaled_jacobian(expr)</text:span></text:p>
            <text:p text:style-name="P11"/>
            <text:p text:style-name="P11">expr must be an expression that evaluates to a mesh. The scaled jacobian expression calculates a scalar expression based on the minimum of the Jacobian divided by the lengths of a cell's edge vectors.</text:p>
            <text:p text:style-name="P11"/>
            <text:p text:style-name="P11"><text:span text:style-name="Emphasis">Example: scaled_jacobian(MESH)</text:span></text:p>
          </table:table-cell>
        </table:table-row>
        <table:table-row>
          <table:table-cell table:style-name="Table_5f_ExpressionList.A2" office:value-type="string">
            <text:p text:style-name="P11">shape</text:p>
          </table:table-cell>
          <table:table-cell table:style-name="Table_5f_ExpressionList.A2" office:value-type="string">
            <text:p text:style-name="P11"><text:alphabetical-index-mark-start text:id="IMark491494344" text:key1="Expressions"/>Cell shape<text:alphabetical-index-mark-end text:id="IMark491494344"/></text:p>
          </table:table-cell>
          <table:table-cell table:style-name="Table_5f_ExpressionList.C2" office:value-type="string">
            <text:p text:style-name="P11"><text:span text:style-name="Strong_20_Emphasis">shape(expr)</text:span></text:p>
            <text:p text:style-name="P11"/>
            <text:p text:style-name="P11">expr must be an expression that evaluates to a mesh. The shape expression calculates 2 divided by the condition number of the weighted Jacobian matrix.</text:p>
            <text:p text:style-name="P11"/>
            <text:p text:style-name="P11"><text:span text:style-name="Emphasis">Example: shape(MESH)</text:span></text:p>
          </table:table-cell>
        </table:table-row>
        <table:table-row>
          <table:table-cell table:style-name="Table_5f_ExpressionList.A2" office:value-type="string">
            <text:p text:style-name="P11">shape_and_size</text:p>
          </table:table-cell>
          <table:table-cell table:style-name="Table_5f_ExpressionList.A2" office:value-type="string">
            <text:p text:style-name="P11"><text:alphabetical-index-mark-start text:id="IMark491494344" text:key1="Expressions"/>Cell shape and size<text:alphabetical-index-mark-end text:id="IMark491494344"/></text:p>
          </table:table-cell>
          <table:table-cell table:style-name="Table_5f_ExpressionList.C2" office:value-type="string">
            <text:p text:style-name="P11"><text:span text:style-name="Strong_20_Emphasis">shape_and_size(expr)</text:span></text:p>
            <text:p text:style-name="P11"/>
            <text:p text:style-name="P11">expr must be an expression that evaluates to a mesh. The shape_and_size expression calculates the shape and size expressions and multiplies their values.</text:p>
            <text:p text:style-name="P11"/>
            <text:p text:style-name="P11"><text:span text:style-name="Emphasis">Example: shape_and_size(MESH)</text:span></text:p>
          </table:table-cell>
        </table:table-row>
        <table:table-row>
          <table:table-cell table:style-name="Table_5f_ExpressionList.A2" office:value-type="string">
            <text:p text:style-name="P11">shear</text:p>
          </table:table-cell>
          <table:table-cell table:style-name="Table_5f_ExpressionList.A2" office:value-type="string">
            <text:p text:style-name="P11"><text:alphabetical-index-mark-start text:id="IMark491494344" text:key1="Expressions"/>Shear<text:alphabetical-index-mark-end text:id="IMark491494344"/></text:p>
          </table:table-cell>
          <table:table-cell table:style-name="Table_5f_ExpressionList.C2" office:value-type="string">
            <text:p text:style-name="P11"><text:span text:style-name="Strong_20_Emphasis">shear(expr)</text:span></text:p>
            <text:p text:style-name="P11"/>
            <text:p text:style-name="P11">expr must be an expression that evaluates to a mesh. The shear expression calculates mesh shear and results in a scalar expression.</text:p>
            <text:p text:style-name="P11"/>
            <text:p text:style-name="P11"><text:span text:style-name="Emphasis">Example: shear(MESH)</text:span></text:p>
          </table:table-cell>
        </table:table-row>
        <table:table-row>
          <table:table-cell table:style-name="Table_5f_ExpressionList.A2" office:value-type="string">
            <text:p text:style-name="P11">sin</text:p>
          </table:table-cell>
          <table:table-cell table:style-name="Table_5f_ExpressionList.A2" office:value-type="string">
            <text:p text:style-name="P11"><text:alphabetical-index-mark-start text:id="IMark491494344" text:key1="Expressions"/>Sine<text:alphabetical-index-mark-end text:id="IMark491494344"/></text:p>
          </table:table-cell>
          <table:table-cell table:style-name="Table_5f_ExpressionList.C2" office:value-type="string">
            <text:p text:style-name="P11"><text:span text:style-name="Strong_20_Emphasis">sin(expr)</text:span></text:p>
            <text:p text:style-name="P11"/>
            <text:p text:style-name="P11">Compute the sine of an angle in radians. Expr can be an expression of database variables, constants, or other scalar expression that evaluate to an angle in radians. The sin expression returns a scalar expression.</text:p>
            <text:p text:style-name="P11"/>
            <text:p text:style-name="P11"><text:span text:style-name="Emphasis">Example: y= radius * sin(angle)</text:span></text:p>
          </table:table-cell>
        </table:table-row>
        <table:table-row>
          <table:table-cell table:style-name="Table_5f_ExpressionList.A2" office:value-type="string">
            <text:p text:style-name="P11">skew</text:p>
          </table:table-cell>
          <table:table-cell table:style-name="Table_5f_ExpressionList.A2" office:value-type="string">
            <text:p text:style-name="P11"><text:alphabetical-index-mark-start text:id="IMark491494344" text:key1="Expressions"/>Mesh skew<text:alphabetical-index-mark-end text:id="IMark491494344"/></text:p>
          </table:table-cell>
          <table:table-cell table:style-name="Table_5f_ExpressionList.C2" office:value-type="string">
            <text:p text:style-name="P11"><text:span text:style-name="Strong_20_Emphasis">skew(expr)</text:span></text:p>
            <text:p text:style-name="P11"/>
            <text:p text:style-name="P11">expr must be an expression that evaluates to a mesh. <text:soft-page-break/>The skew expression calculates the skew for each cell in the mesh and stores the result in a cell-centered scalar expression. The skew is the maximum |cosA| where A is the angle between the edges at the cell center. Cells with high skew are generally created in error.</text:p>
            <text:p text:style-name="P11"/>
            <text:p text:style-name="P11"><text:span text:style-name="Emphasis">Example: skew(MESH)</text:span></text:p>
          </table:table-cell>
        </table:table-row>
        <table:table-row>
          <table:table-cell table:style-name="Table_5f_ExpressionList.A2" office:value-type="string">
            <text:p text:style-name="P11">smallest_angle</text:p>
          </table:table-cell>
          <table:table-cell table:style-name="Table_5f_ExpressionList.A2" office:value-type="string">
            <text:p text:style-name="P11"><text:alphabetical-index-mark-start text:id="IMark491494344" text:key1="Expressions"/>Smallest angle<text:alphabetical-index-mark-end text:id="IMark491494344"/></text:p>
          </table:table-cell>
          <table:table-cell table:style-name="Table_5f_ExpressionList.C2" office:value-type="string">
            <text:p text:style-name="P11"><text:span text:style-name="Strong_20_Emphasis">smallest_angle(expr)</text:span></text:p>
            <text:p text:style-name="P11"/>
            <text:p text:style-name="P11">expr must be an expression that evaluates to a 2D mesh. The smallest_angle expression calculates a cell-centered scalar field containing the value of the smallest interior angle in degrees. Only triangle and quadrilateral cells are considered.</text:p>
            <text:p text:style-name="P11"/>
            <text:p text:style-name="P11"><text:span text:style-name="Emphasis">Example: smallest_angle(hydro_mesh)</text:span></text:p>
          </table:table-cell>
        </table:table-row>
        <table:table-row>
          <table:table-cell table:style-name="Table_5f_ExpressionList.A2" office:value-type="string">
            <text:p text:style-name="P11">specmf</text:p>
          </table:table-cell>
          <table:table-cell table:style-name="Table_5f_ExpressionList.A2" office:value-type="string">
            <text:p text:style-name="P11"><text:alphabetical-index-mark-start text:id="IMark491494344" text:key1="Expressions"/>Species mass fraction<text:alphabetical-index-mark-end text:id="IMark491494344"/></text:p>
          </table:table-cell>
          <table:table-cell table:style-name="Table_5f_ExpressionList.C2" office:value-type="string">
            <text:p text:style-name="P11"><text:span text:style-name="Strong_20_Emphasis">specmf(expr</text:span><text:span text:style-name="Strong_20_Emphasis"><text:span text:style-name="T1">1</text:span></text:span><text:span text:style-name="Strong_20_Emphasis">, expr</text:span><text:span text:style-name="Strong_20_Emphasis"><text:span text:style-name="T1">2</text:span></text:span><text:span text:style-name="Strong_20_Emphasis">, expr</text:span><text:span text:style-name="Strong_20_Emphasis"><text:span text:style-name="T1">3</text:span></text:span><text:span text:style-name="Strong_20_Emphasis"> [, expr</text:span><text:span text:style-name="Strong_20_Emphasis"><text:span text:style-name="T1">4</text:span></text:span><text:span text:style-name="Strong_20_Emphasis">])</text:span></text:p>
            <text:p text:style-name="P11"/>
            <text:p text:style-name="P11">The specmf expression extracts the mass fractions for a material species from a species variable and returns a mesh-sized scalar field that can be used in other expressions or plotted.</text:p>
            <text:p text:style-name="P11"/>
            <text:p text:style-name="P11">expr1 must a species variable; the default name for a species variable is: Species. expr2 must be a single material number or material name. expr3 must be a single species name or number or list of species names or numbers for the given material. Lists of species are enclosed in square brackets [] and are comma-separated. The expr4 argument is optional and is a boolean value that weights the species masses by the material volume fraction if it is set to true. When expr4 is not provided, its value is assumed to be false.</text:p>
            <text:p text:style-name="P11"/>
            <text:p text:style-name="P11"><text:span text:style-name="Emphasis">Example: specmf(Species, "Air", "Argon")</text:span></text:p>
          </table:table-cell>
        </table:table-row>
        <table:table-row>
          <table:table-cell table:style-name="Table_5f_ExpressionList.A2" office:value-type="string">
            <text:p text:style-name="P11">sq, sqr</text:p>
          </table:table-cell>
          <table:table-cell table:style-name="Table_5f_ExpressionList.A2" office:value-type="string">
            <text:p text:style-name="P11"><text:alphabetical-index-mark-start text:id="IMark491494344" text:key1="Expressions"/>Square<text:alphabetical-index-mark-end text:id="IMark491494344"/></text:p>
          </table:table-cell>
          <table:table-cell table:style-name="Table_5f_ExpressionList.C2" office:value-type="string">
            <text:p text:style-name="P11"><text:span text:style-name="Strong_20_Emphasis">sqr(expr)</text:span></text:p>
            <text:p text:style-name="P11"/>
            <text:p text:style-name="P11">expr can be a database variable, constant, or other scalar expression. The sqr expression multiplies the input values by themselves, squaring them.</text:p>
            <text:p text:style-name="P11"><text:soft-page-break/></text:p>
            <text:p text:style-name="P11"><text:span text:style-name="Emphasis">Example: x_times_x = sqr(x)</text:span></text:p>
          </table:table-cell>
        </table:table-row>
        <table:table-row>
          <table:table-cell table:style-name="Table_5f_ExpressionList.A2" office:value-type="string">
            <text:p text:style-name="P11">sqrt</text:p>
          </table:table-cell>
          <table:table-cell table:style-name="Table_5f_ExpressionList.A2" office:value-type="string">
            <text:p text:style-name="P11"><text:alphabetical-index-mark-start text:id="IMark491494344" text:key1="Expressions"/>Square root<text:alphabetical-index-mark-end text:id="IMark491494344"/></text:p>
          </table:table-cell>
          <table:table-cell table:style-name="Table_5f_ExpressionList.C2" office:value-type="string">
            <text:p text:style-name="P11"><text:span text:style-name="Strong_20_Emphasis">sqrt(expr)</text:span></text:p>
            <text:p text:style-name="P11"/>
            <text:p text:style-name="P11">expr can be a database variable, constant, or another scalar expression. The sqrt expression computes the square root of the input expression.</text:p>
            <text:p text:style-name="P11"/>
            <text:p text:style-name="P11"><text:span text:style-name="Emphasis">Example: dist = sqrt(x*x + y*y + z*z)</text:span></text:p>
          </table:table-cell>
        </table:table-row>
        <table:table-row>
          <table:table-cell table:style-name="Table_5f_ExpressionList.A2" office:value-type="string">
            <text:p text:style-name="P11">stretch</text:p>
          </table:table-cell>
          <table:table-cell table:style-name="Table_5f_ExpressionList.A2" office:value-type="string">
            <text:p text:style-name="P11"><text:alphabetical-index-mark-start text:id="IMark491494344" text:key1="Expressions"/>Cell stretch<text:alphabetical-index-mark-end text:id="IMark491494344"/></text:p>
          </table:table-cell>
          <table:table-cell table:style-name="Table_5f_ExpressionList.C2" office:value-type="string">
            <text:p text:style-name="P11"><text:span text:style-name="Strong_20_Emphasis">stretch(expr)</text:span></text:p>
            <text:p text:style-name="P11"/>
            <text:p text:style-name="P11">expr must be an expression that evaluates to a mesh. The stretch expression calculates the square root of 3 times the minimum edge length divided by the maximum diagonal length. Stretch is only calculated for hex and quad cells.</text:p>
            <text:p text:style-name="P11"/>
            <text:p text:style-name="P11"><text:span text:style-name="Emphasis">Example: stretch(HexMesh)</text:span></text:p>
          </table:table-cell>
        </table:table-row>
        <table:table-row>
          <table:table-cell table:style-name="Table_5f_ExpressionList.A2" office:value-type="string">
            <text:p text:style-name="P11">surface_normal</text:p>
          </table:table-cell>
          <table:table-cell table:style-name="Table_5f_ExpressionList.A2" office:value-type="string">
            <text:p text:style-name="P11"><text:alphabetical-index-mark-start text:id="IMark491494344" text:key1="Expressions"/>Surface normal<text:alphabetical-index-mark-end text:id="IMark491494344"/></text:p>
          </table:table-cell>
          <table:table-cell table:style-name="Table_5f_ExpressionList.C2" office:value-type="string">
            <text:p text:style-name="P11"><text:span text:style-name="Strong_20_Emphasis">surface_normal(expr)</text:span></text:p>
            <text:p text:style-name="P11"/>
            <text:p text:style-name="P11">Calculates the direction normal to each vertex. <text:s/>This incorporates the normal directions of each face a vertex is incident to. Expr must be a mesh that is a three dimensional surface. Note that you will have to apply the ExternalSurface operator and the DeferExpression operator in order for the surface_normal expression to be evaluated on the plot as it is displayed in the visualization window.</text:p>
            <text:p text:style-name="P11"/>
            <text:p text:style-name="P11"><text:span text:style-name="Emphasis">Example: surface_normal(surface_mesh)</text:span></text:p>
          </table:table-cell>
        </table:table-row>
        <table:table-row>
          <table:table-cell table:style-name="Table_5f_ExpressionList.A2" office:value-type="string">
            <text:p text:style-name="P11">tan</text:p>
          </table:table-cell>
          <table:table-cell table:style-name="Table_5f_ExpressionList.A2" office:value-type="string">
            <text:p text:style-name="P11"><text:alphabetical-index-mark-start text:id="IMark491494344" text:key1="Expressions"/>Tangent<text:alphabetical-index-mark-end text:id="IMark491494344"/></text:p>
          </table:table-cell>
          <table:table-cell table:style-name="Table_5f_ExpressionList.C2" office:value-type="string">
            <text:p text:style-name="P11"><text:span text:style-name="Strong_20_Emphasis">tan(expr)</text:span></text:p>
            <text:p text:style-name="P11"/>
            <text:p text:style-name="P11">Compute the tangent of an angle in radians. Expr can be an expression of database variables, constants, or other scalar expression that evaluate to an angle in radians. The tan expression returns a scalar expression.</text:p>
            <text:p text:style-name="P11"/>
            <text:p text:style-name="P11"><text:span text:style-name="Emphasis">Example: y = radius * sin(angle)</text:span></text:p>
          </table:table-cell>
        </table:table-row>
        <table:table-row>
          <table:table-cell table:style-name="Table_5f_ExpressionList.A2" office:value-type="string">
            <text:p text:style-name="P11">taper</text:p>
          </table:table-cell>
          <table:table-cell table:style-name="Table_5f_ExpressionList.A2" office:value-type="string">
            <text:p text:style-name="P11"><text:alphabetical-index-mark-start text:id="IMark491494344" text:key1="Expressions"/>Mesh taper<text:alphabetical-index-mark-end text:id="IMark491494344"/></text:p>
          </table:table-cell>
          <table:table-cell table:style-name="Table_5f_ExpressionList.C2" office:value-type="string">
            <text:p text:style-name="P11"><text:span text:style-name="Strong_20_Emphasis">taper(expr)</text:span></text:p>
            <text:p text:style-name="P11"/>
            <text:p text:style-name="P11"><text:soft-page-break/>expr must be an expression that evaluates to a mesh. The taper expression calculates cell taper, which is the maximum ratio of lengths derived from opposite edges. Taper is only calculated for hex and quad cells.</text:p>
            <text:p text:style-name="P11"/>
            <text:p text:style-name="P11"><text:span text:style-name="Emphasis">Example: taper(MESH)</text:span></text:p>
          </table:table-cell>
        </table:table-row>
        <table:table-row>
          <table:table-cell table:style-name="Table_5f_ExpressionList.A2" office:value-type="string">
            <text:p text:style-name="P11">tensor_maximum_shear</text:p>
          </table:table-cell>
          <table:table-cell table:style-name="Table_5f_ExpressionList.A2" office:value-type="string">
            <text:p text:style-name="P11"><text:alphabetical-index-mark-start text:id="IMark491494344" text:key1="Expressions"/>Maximum tensor shear<text:alphabetical-index-mark-end text:id="IMark491494344"/></text:p>
          </table:table-cell>
          <table:table-cell table:style-name="Table_5f_ExpressionList.C2" office:value-type="string">
            <text:p text:style-name="P11"><text:span text:style-name="Strong_20_Emphasis">tensor_maximum_shear(expr)</text:span></text:p>
            <text:p text:style-name="P11"/>
            <text:p text:style-name="P11">expr can be a database variable, constant, or other 3x3 tensor expression. The result is a scalar expression.</text:p>
            <text:p text:style-name="P11"/>
            <text:p text:style-name="P11"><text:span text:style-name="Emphasis">Example: tensor_maximum_shear(tensor)</text:span></text:p>
          </table:table-cell>
        </table:table-row>
        <table:table-row>
          <table:table-cell table:style-name="Table_5f_ExpressionList.A2" office:value-type="string">
            <text:p text:style-name="P11">trace</text:p>
          </table:table-cell>
          <table:table-cell table:style-name="Table_5f_ExpressionList.A2" office:value-type="string">
            <text:p text:style-name="P11"><text:alphabetical-index-mark-start text:id="IMark491494344" text:key1="Expressions"/>Trace of tensor<text:alphabetical-index-mark-end text:id="IMark491494344"/></text:p>
          </table:table-cell>
          <table:table-cell table:style-name="Table_5f_ExpressionList.C2" office:value-type="string">
            <text:p text:style-name="P11"><text:span text:style-name="Strong_20_Emphasis">trace(expr)</text:span></text:p>
            <text:p text:style-name="P11"/>
            <text:p text:style-name="P11">Expr can be an expression of database variables, constants, or other tensor expressions. The trace expression calculates the trace of a 3x3 tensor, which is the sum of the diagonal components. The result is a scalar expression.</text:p>
            <text:p text:style-name="P11"/>
            <text:p text:style-name="P11"><text:span text:style-name="Emphasis">Example: trace_times_3 = trace(tensor) * 3.0</text:span></text:p>
          </table:table-cell>
        </table:table-row>
        <table:table-row>
          <table:table-cell table:style-name="Table_5f_ExpressionList.A2" office:value-type="string">
            <text:p text:style-name="P11">var_skew</text:p>
          </table:table-cell>
          <table:table-cell table:style-name="Table_5f_ExpressionList.A2" office:value-type="string">
            <text:p text:style-name="P11"><text:alphabetical-index-mark-start text:id="IMark491494344" text:key1="Expressions"/>Apply skew scaling<text:alphabetical-index-mark-end text:id="IMark491494344"/></text:p>
          </table:table-cell>
          <table:table-cell table:style-name="Table_5f_ExpressionList.C2" office:value-type="string">
            <text:p text:style-name="P11"><text:span text:style-name="Strong_20_Emphasis">var_skew(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Both expr1 and expr2 must evaluate to scalar expressions. More commonly, expr2 is a floating point constant indicating the skew factor to be used in the calculation. The var_skew expression applies skew scaling, as performed in the Pseudocolor plot, to the input data. Skew scaling can be used to highlight either small values or large values, depending on the skew factor that you provide.</text:p>
            <text:p text:style-name="P11"/>
            <text:p text:style-name="P11"><text:span text:style-name="Emphasis">Expression: var_skew(density, 10.)</text:span></text:p>
          </table:table-cell>
        </table:table-row>
        <table:table-row>
          <table:table-cell table:style-name="Table_5f_ExpressionList.A2" office:value-type="string">
            <text:p text:style-name="P11">volume</text:p>
          </table:table-cell>
          <table:table-cell table:style-name="Table_5f_ExpressionList.A2" office:value-type="string">
            <text:p text:style-name="P11"><text:alphabetical-index-mark-start text:id="IMark491494344" text:key1="Expressions"/>Cell volume<text:alphabetical-index-mark-end text:id="IMark491494344"/></text:p>
          </table:table-cell>
          <table:table-cell table:style-name="Table_5f_ExpressionList.C2" office:value-type="string">
            <text:p text:style-name="P11"><text:span text:style-name="Strong_20_Emphasis">volume(expr)</text:span></text:p>
            <text:p text:style-name="P11"/>
            <text:p text:style-name="P11">expr must be an expression that evaluates to a 3D mesh or database variable. The volume expression calculates the volume of each cell in the mesh and creates a cell-centered scalar expression containing those values. Volumes of 2D meshes are zero.</text:p>
            <text:p text:style-name="P11"/>
            <text:p text:style-name="P11"><text:soft-page-break/><text:span text:style-name="Emphasis">Example: volume(ucdmesh)</text:span></text:p>
          </table:table-cell>
        </table:table-row>
        <table:table-row>
          <table:table-cell table:style-name="Table_5f_ExpressionList.A2" office:value-type="string">
            <text:p text:style-name="P11">warpage</text:p>
          </table:table-cell>
          <table:table-cell table:style-name="Table_5f_ExpressionList.A2" office:value-type="string">
            <text:p text:style-name="P11"><text:alphabetical-index-mark-start text:id="IMark491494344" text:key1="Expressions"/>Cell warpage<text:alphabetical-index-mark-end text:id="IMark491494344"/></text:p>
          </table:table-cell>
          <table:table-cell table:style-name="Table_5f_ExpressionList.C2" office:value-type="string">
            <text:p text:style-name="P11"><text:span text:style-name="Strong_20_Emphasis">warpage(expr)</text:span></text:p>
            <text:p text:style-name="P11"/>
            <text:p text:style-name="P11">expr must be an expression that evaluates to a mesh. The warpage expression calculates how much quad cells deviate from a plane. Warpage is only calculated for quad cells.</text:p>
            <text:p text:style-name="P11"/>
            <text:p text:style-name="P11"><text:span text:style-name="Emphasis">Example: warpage(quadmesh)</text:span></text:p>
          </table:table-cell>
        </table:table-row>
        <table:table-row>
          <table:table-cell table:style-name="Table_5f_ExpressionList.A2" office:value-type="string">
            <text:p text:style-name="P11">zoneid</text:p>
          </table:table-cell>
          <table:table-cell table:style-name="Table_5f_ExpressionList.A2" office:value-type="string">
            <text:p text:style-name="P11"><text:alphabetical-index-mark-start text:id="IMark491494344" text:key1="Expressions"/>Zone number<text:alphabetical-index-mark-end text:id="IMark491494344"/></text:p>
          </table:table-cell>
          <table:table-cell table:style-name="Table_5f_ExpressionList.C2" office:value-type="string">
            <text:p text:style-name="P11"><text:span text:style-name="Strong_20_Emphasis">zoneid(expr)</text:span></text:p>
            <text:p text:style-name="P11"/>
            <text:p text:style-name="P11">expr can be any expression involving a single mesh. The zoneid expression creates a zone-centered scalar field for the mesh used by the input expression. The zoneid expression is primarily used to debug new VisIt components such as plot plugins or database reader plugins.</text:p>
            <text:p text:style-name="P11"/>
            <text:p text:style-name="P11"><text:span text:style-name="Emphasis">Example: zoneid(density)</text:span></text:p>
          </table:table-cell>
        </table:table-row>
      </table:table>
      <text:p text:style-name="Body"/>
      <text:h text:style-name="Heading_20_1" text:outline-level="2"><draw:frame draw:style-name="fr6" draw:name="Frame_QueryWindow" text:anchor-type="paragraph" svg:x="3.9075in" svg:y="-0.0098in" svg:width="3in" draw:z-index="11"><draw:text-box fo:min-height="4in"><text:p text:style-name="Figure"><draw:frame draw:style-name="fr15" draw:name="graphics5" text:anchor-type="paragraph" svg:width="3in" svg:height="3.6256in" draw:z-index="12"><draw:image xlink:href="../images/Quantitative/querywindow.png" xlink:type="simple" xlink:show="embed" xlink:actuate="onLoad"/></draw:frame>Figure <text:sequence text:ref-name="refFigure4" text:name="Figure" text:formula="ooow:Figure+1" style:num-format="1">1-5</text:sequence>: Query Window</text:p></draw:text-box></draw:frame>Query</text:h>
      <text:p text:style-name="Body">VisIt allows you to gather quantitative information from the database being visualized through the use of queries. A query is a type of calculation that can either return values from the database or values that are calculated from data in the database. For example, VisIt's Pick and Lineout capabilities (described later in this chapter) are specialized point and line queries that print out the values of variables in the database at points or along lines. In addition to point and line queries, VisIt provides database queries that return values that are based on all of the data in a database.</text:p>
      <text:p text:style-name="Body">Some queries can even be executed for all of the time states in a database to yield a Curve plot of the query's behavior over time. This feature will be covered in more detail a little later.</text:p>
      <text:p text:style-name="Body"><text:soft-page-break/>VisIt's queries are available in the <text:alphabetical-index-mark-start text:id="IMark510839348"/><text:span text:style-name="GUIText">Query Window</text:span> <text:alphabetical-index-mark-end text:id="IMark510839348"/>(shown in <text:sequence-ref text:reference-format="category-and-value" text:ref-name="refFigure4">Figure 1-5</text:sequence-ref>), which you can open by clicking the <text:span text:style-name="GUIText">Query</text:span> option in the <text:span text:style-name="GUIText">Main Window's Control</text:span> menu. The <text:span text:style-name="GUIText">Query Window</text:span> consists of upper and lower areas where the upper area allows you to select a query and set its query parameters. The controls for setting a query's parameters change as required and some queries have no parameters and thus have no controls for setting parameters. The bottom area of the window displays the results of the query once VisIt has finished processing it. The results for new queries are appended to the output from previous queries until you clear the <text:span text:style-name="GUIText">Query results</text:span> by clicking the <text:span text:style-name="GUIText">Clear results</text:span> button.</text:p>
      <text:h text:style-name="Heading_20_2" text:outline-level="3">Query types</text:h>
      <text:p text:style-name="Body"><draw:frame draw:style-name="fr7" draw:name="Frame_QueryParametersArea" text:anchor-type="paragraph" svg:width="3.889in" draw:z-index="13"><draw:text-box fo:min-height="5in"><text:p text:style-name="Frame_20_contents"/><text:p text:style-name="Frame_20_contents"><draw:frame draw:style-name="fr16" draw:name="graphics10" text:anchor-type="paragraph" svg:x="2.25in" svg:y="3in" svg:width="1.5in" svg:height="1.15in" draw:z-index="18"><draw:image xlink:href="../images/Quantitative/queryparams_point.png" xlink:type="simple" xlink:show="embed" xlink:actuate="onLoad"/></draw:frame><draw:frame draw:style-name="fr16" draw:name="graphics9" text:anchor-type="paragraph" svg:x="2.25in" svg:y="0.1902in" svg:width="1.5in" svg:height="1.15in" draw:z-index="17"><draw:image xlink:href="../images/Quantitative/queryparams_point.png" xlink:type="simple" xlink:show="embed" xlink:actuate="onLoad"/></draw:frame><draw:frame draw:style-name="fr17" draw:name="graphics8" text:anchor-type="paragraph" svg:x="0.1in" svg:y="3in" svg:width="1.5in" svg:height="1.2902in" draw:z-index="16"><draw:image xlink:href="../images/Quantitative/queryparams_db3.png" xlink:type="simple" xlink:show="embed" xlink:actuate="onLoad"/></draw:frame><draw:frame draw:style-name="fr16" draw:name="graphics7" text:anchor-type="paragraph" svg:x="0.1in" svg:y="1.5701in" svg:width="1.5in" svg:height="1.2201in" draw:z-index="15"><draw:image xlink:href="../images/Quantitative/queryparams_db2.png" xlink:type="simple" xlink:show="embed" xlink:actuate="onLoad"/></draw:frame><draw:frame draw:style-name="fr16" draw:name="graphics6" text:anchor-type="paragraph" svg:x="0.0992in" svg:y="0.1945in" svg:width="1.5in" svg:height="1.2098in" draw:z-index="14"><draw:image xlink:href="../images/Quantitative/queryparams_db.png" xlink:type="simple" xlink:show="embed" xlink:actuate="onLoad"/></draw:frame><draw:custom-shape text:anchor-type="paragraph" draw:z-index="23" draw:style-name="gr14" draw:text-style-name="P14" svg:width="0.4157in" svg:height="4.063in" svg:x="1.6925in" svg:y="0.278in"><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line text:anchor-type="paragraph" draw:z-index="22" draw:style-name="gr13" draw:text-style-name="P14" svg:x1="2.3748in" svg:y1="2.0626in" svg:x2="2.1075in" svg:y2="2.0626in"><text:p/></draw:line><draw:frame text:anchor-type="paragraph" draw:z-index="21" draw:style-name="gr12" draw:text-style-name="P14" svg:width="1.5031in" svg:height="0.1933in" svg:x="2.2402in" svg:y="1.9626in"><draw:text-box><text:p text:style-name="P14">Database queries</text:p></draw:text-box></draw:frame><draw:frame text:anchor-type="paragraph" draw:z-index="20" draw:style-name="gr12" draw:text-style-name="P14" svg:width="1.5031in" svg:height="0.1933in" svg:x="2.2402in" svg:y="2.75in"><draw:text-box><text:p text:style-name="P14">Line query</text:p></draw:text-box></draw:frame><draw:frame text:anchor-type="paragraph" draw:z-index="19" draw:style-name="gr12" draw:text-style-name="P14" svg:width="1.5031in" svg:height="0.1933in" svg:x="2.2362in" svg:y="-0.0665in"><draw:text-box><text:p text:style-name="P14">Point query</text:p></draw:text-box></draw:frame></text:p><text:p text:style-name="Figure">Figure <text:sequence text:ref-name="refFigure5" text:name="Figure" text:formula="ooow:Figure+1" style:num-format="1">1-6</text:sequence>: Query parameters area</text:p></draw:text-box></draw:frame>VisIt's queries can be divided into three types: database queries, point queries, and line queries. Database queries usually calculate information for the database as a whole instead of concentrating on a single zone or node but some Pick-related database queries do concentrate on cells and nodes. Point queries calculate information for a point in the database and several types of variable picking queries fall into this category. Line queries calculate information along a line. <text:soft-page-break/>Each type of query has different controls in the <text:span text:style-name="GUIText">Query parameters</text:span> area (see <text:sequence-ref text:reference-format="category-and-value" text:ref-name="refFigure5">Figure 1-6</text:sequence-ref>) and as you highlight different queries, the controls in the <text:span text:style-name="GUIText">Query parameters</text:span> area may change.</text:p>
      <text:p text:style-name="Body">Database queries provide a few different interfaces depending on the query. Many database queries require no additional input so they have no controls except for the <text:span text:style-name="GUIText">Query</text:span> button. Other database queries ask whether the query is to be performed with respect to the original data or the actual data, which is that data that is left in the plot after subsets have been removed and operators have transformed the data. Finally, some database queries ask for a specific domain number and zone or node number.</text:p>
      <text:p text:style-name="Body">Point queries provide interfaces in the <text:span text:style-name="GUIText">Query parameters</text:span> area that allow you to enter a 3D point or a screen space point to use as the point for the query. Line queries provide an interface that lets you specify the start and end positions of the line as well as the number of sample points to consider along the length of the line. Nearly all query types allow you to provide additional variables to query in a <text:span text:style-name="GUIText">Variables</text:span> text field.</text:p>
      <text:h text:style-name="Heading_20_2" text:outline-level="3">Built-in queries</text:h>
      <text:p text:style-name="Body">The following table lists the query name, type, and description for the built-in queries that VisIt supports. The query type for database queries, point queries, and line queries are respectively marked as: DB, Point, and Lin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Query name</text:p>
            </table:table-cell>
            <table:table-cell table:style-name="Table1.A1" office:value-type="string">
              <text:p text:style-name="P12">Query type</text:p>
            </table:table-cell>
            <table:table-cell table:style-name="Table1.C1" office:value-type="string">
              <text:p text:style-name="P12">Description</text:p>
            </table:table-cell>
          </table:table-row>
        </table:table-header-rows>
        <table:table-row>
          <table:table-cell table:style-name="Table1.A2" office:value-type="string">
            <text:p text:style-name="P11"><text:alphabetical-index-mark-start text:id="IMark491494344" text:key1="Queries"/>2D area<text:alphabetical-index-mark-end text:id="IMark491494344"/></text:p>
          </table:table-cell>
          <table:table-cell table:style-name="Table1.A2" office:value-type="string">
            <text:p text:style-name="P11">DB</text:p>
          </table:table-cell>
          <table:table-cell table:style-name="Table1.C2" office:value-type="string">
            <text:p text:style-name="P11">The 2D area query calculates the area of the 2D plot highlighted in the <text:span text:style-name="GUIText">Plot list</text:span> and prints the result to the <text:span text:style-name="GUIText">Query results</text:span>. VisIt can produce a Curve plot of this query with respect to time.</text:p>
          </table:table-cell>
        </table:table-row>
        <table:table-row>
          <table:table-cell table:style-name="Table1.A2" office:value-type="string">
            <text:p text:style-name="P11"><text:alphabetical-index-mark-start text:id="IMark491494344" text:key1="Queries"/>3D surface area<text:alphabetical-index-mark-end text:id="IMark491494344"/></text:p>
          </table:table-cell>
          <table:table-cell table:style-name="Table1.A2" office:value-type="string">
            <text:p text:style-name="P11">DB</text:p>
          </table:table-cell>
          <table:table-cell table:style-name="Table1.C2" office:value-type="string">
            <text:p text:style-name="P11">The 3D surface area calculates the area of the plot highlighted in the <text:span text:style-name="GUIText">Plot list</text:span> and prints the result to the <text:span text:style-name="GUIText">Query results</text:span>. VisIt can produce a Curve plot of this query with respect to time.</text:p>
          </table:table-cell>
        </table:table-row>
        <table:table-row>
          <table:table-cell table:style-name="Table1.A2" office:value-type="string">
            <text:p text:style-name="P11"><text:alphabetical-index-mark-start text:id="IMark491494344" text:key1="Queries"/>Area Between Curves<text:alphabetical-index-mark-end text:id="IMark491494344"/></text:p>
          </table:table-cell>
          <table:table-cell table:style-name="Table1.A2" office:value-type="string">
            <text:p text:style-name="P11">DB</text:p>
          </table:table-cell>
          <table:table-cell table:style-name="Table1.C2" office:value-type="string">
            <text:p text:style-name="P11">The Area Between Curves query calculates the area between 2 curve plots. The plots that will serve as input to this query must both be highlighted in the <text:span text:style-name="GUIText">Plot list</text:span> or VisIt will issue an error message. Once the area has been calculated, the result is printed to the <text:span text:style-name="GUIText">Query results</text:span>.</text:p>
          </table:table-cell>
        </table:table-row>
        <table:table-row>
          <table:table-cell table:style-name="Table1.A2" office:value-type="string">
            <text:p text:style-name="P11"><text:alphabetical-index-mark-start text:id="IMark491494344" text:key1="Queries"/>Centroid<text:alphabetical-index-mark-end text:id="IMark491494344"/></text:p>
          </table:table-cell>
          <table:table-cell table:style-name="Table1.A2" office:value-type="string">
            <text:p text:style-name="P11">DB</text:p>
          </table:table-cell>
          <table:table-cell table:style-name="Table1.C2" office:value-type="string">
            <text:p text:style-name="P11">This query will calculate the centroid of a dataset. <text:s/>The contribution of each cell is calculated assuming its mass all lies at the center of the cell. <text:s/>If the query is performed on a Pseudocolor plot, the plot's variable will be assumed to be density. <text:s/>If the query is performed on a plot such as a Mesh plot or FilledBoundary plot, uniform density will be used. <text:s/>The results are print to the <text:span text:style-name="GUIText">Query results</text:span>.</text:p>
          </table:table-cell>
        </table:table-row>
        <text:soft-page-break/>
        <table:table-row>
          <table:table-cell table:style-name="Table1.A2" office:value-type="string">
            <text:p text:style-name="P11"><text:alphabetical-index-mark-start text:id="IMark491494344" text:key1="Queries"/>Chord Length Distribution<text:alphabetical-index-mark-end text:id="IMark491494344"/></text:p>
          </table:table-cell>
          <table:table-cell table:style-name="Table1.A2" office:value-type="string">
            <text:p text:style-name="P11">DB</text:p>
          </table:table-cell>
          <table:table-cell table:style-name="Table1.C2" office:value-type="string">
            <text:p text:style-name="P11">The Chord Length Distribution query calculates a probability density function of chord length over a two or three dimensional object. Axially symmetric objects (RZ-meshes) are treated as 3D meshes and chords are calculated over the revolved, 3D object. A statistical approach, casting uniform density, random lines, is used. The result of this query is a curve, which is outputted as a separate file. This curve is a probability density function over length scale. The name of the resulting file is printed to the <text:span text:style-name="GUIText">Query results</text:span>.</text:p>
          </table:table-cell>
        </table:table-row>
        <table:table-row>
          <table:table-cell table:style-name="Table1.A2" office:value-type="string">
            <text:p text:style-name="P11"><text:alphabetical-index-mark-start text:id="IMark491494344" text:key1="Queries"/>Compactness<text:alphabetical-index-mark-end text:id="IMark491494344"/></text:p>
          </table:table-cell>
          <table:table-cell table:style-name="Table1.A2" office:value-type="string">
            <text:p text:style-name="P11">DB</text:p>
          </table:table-cell>
          <table:table-cell table:style-name="Table1.C2" office:value-type="string">
            <text:p text:style-name="P11">The Compactness query calculates mesh metrics and prints them in the <text:span text:style-name="GUIText">Query results</text:span>.</text:p>
          </table:table-cell>
        </table:table-row>
        <table:table-row>
          <table:table-cell table:style-name="Table1.A2" office:value-type="string">
            <text:p text:style-name="P11"><text:alphabetical-index-mark-start text:id="IMark491494344" text:key1="Queries"/>Cycle<text:alphabetical-index-mark-end text:id="IMark491494344"/></text:p>
          </table:table-cell>
          <table:table-cell table:style-name="Table1.A2" office:value-type="string">
            <text:p text:style-name="P11">DB</text:p>
          </table:table-cell>
          <table:table-cell table:style-name="Table1.C2" office:value-type="string">
            <text:p text:style-name="P11">The Cycle query prints the cycle for the plot that is highlighted in the <text:span text:style-name="GUIText">Plot list</text:span> to the <text:span text:style-name="GUIText">Query results</text:span>.</text:p>
          </table:table-cell>
        </table:table-row>
        <table:table-row>
          <table:table-cell table:style-name="Table1.A2" office:value-type="string">
            <text:p text:style-name="P11"><text:alphabetical-index-mark-start text:id="IMark491494344" text:key1="Queries"/>Distance from Boundary<text:alphabetical-index-mark-end text:id="IMark491494344"/></text:p>
          </table:table-cell>
          <table:table-cell table:style-name="Table1.A2" office:value-type="string">
            <text:p text:style-name="P11"/>
          </table:table-cell>
          <table:table-cell table:style-name="Table1.C2" office:value-type="string">
            <text:p text:style-name="P11">The Distance From Boundary query calculates how much mass is at a given distance away from the boundary of a shape. An important distinction for this query is that distance from the boundary (for a given point) is not defined as the shortest distance to the boundary, but simultaneously as all surrounding distances. Axially symmetric objects (RZ-meshes) are treated as 3D meshes and length scales are calculated over the revolved, 3D object. The implementation employs a statistical approach, with the casting of uniform density, random lines. The result of this query is a curve, which is outputted as a separate file. This curve contains the amount of mass as a function of length scale. Integrating the curve between P0 and P1 will give the total mass at distance between P0 and P1 (given the interpretation above). The name of the resulting file is printed to the <text:span text:style-name="GUIText">Query results</text:span>.</text:p>
          </table:table-cell>
        </table:table-row>
        <table:table-row>
          <table:table-cell table:style-name="Table1.A2" office:value-type="string">
            <text:p text:style-name="P11"><text:alphabetical-index-mark-start text:id="IMark491494344" text:key1="Queries"/>Eulerian<text:alphabetical-index-mark-end text:id="IMark491494344"/></text:p>
          </table:table-cell>
          <table:table-cell table:style-name="Table1.A2" office:value-type="string">
            <text:p text:style-name="P11"/>
          </table:table-cell>
          <table:table-cell table:style-name="Table1.C2" office:value-type="string">
            <text:p text:style-name="P11">The Eulerian query calculates the Eulerian number for the mesh that is used by the highlighted plot in the Plot list. The results are printed to the <text:span text:style-name="GUIText">Query results</text:span>.</text:p>
          </table:table-cell>
        </table:table-row>
        <table:table-row>
          <table:table-cell table:style-name="Table1.A2" office:value-type="string">
            <text:p text:style-name="P11"><text:alphabetical-index-mark-start text:id="IMark491494344" text:key1="Queries"/>Expected Value<text:alphabetical-index-mark-end text:id="IMark491494344"/></text:p>
          </table:table-cell>
          <table:table-cell table:style-name="Table1.A2" office:value-type="string">
            <text:p text:style-name="P11">DB</text:p>
          </table:table-cell>
          <table:table-cell table:style-name="Table1.C2" office:value-type="string">
            <text:p text:style-name="P11">The Expected Value query calculates the integral of xf(x)dx for some curve f(x). The curve should be highlighted in the <text:span text:style-name="GUIText">Plot list</text:span> and prints the result to the <text:span text:style-name="GUIText">Query results</text:span>. This query is intended for distribution functions.</text:p>
          </table:table-cell>
        </table:table-row>
        <table:table-row>
          <table:table-cell table:style-name="Table1.A2" office:value-type="string">
            <text:p text:style-name="P11"><text:alphabetical-index-mark-start text:id="IMark491494344" text:key1="Queries"/>Integrate<text:alphabetical-index-mark-end text:id="IMark491494344"/></text:p>
          </table:table-cell>
          <table:table-cell table:style-name="Table1.A2" office:value-type="string">
            <text:p text:style-name="P11">DB</text:p>
          </table:table-cell>
          <table:table-cell table:style-name="Table1.C2" office:value-type="string">
            <text:p text:style-name="P11">The Integrate query calculates the area under the Curve plot that is highlighted in the Plot list and prints the result to the <text:span text:style-name="GUIText">Query results</text:span>.</text:p>
          </table:table-cell>
        </table:table-row>
        <table:table-row>
          <table:table-cell table:style-name="Table1.A2" office:value-type="string">
            <text:p text:style-name="P11"><text:alphabetical-index-mark-start text:id="IMark491494344" text:key1="Queries"/>Kurtosis<text:alphabetical-index-mark-end text:id="IMark491494344"/></text:p>
          </table:table-cell>
          <table:table-cell table:style-name="Table1.A2" office:value-type="string">
            <text:p text:style-name="P11">DB</text:p>
          </table:table-cell>
          <table:table-cell table:style-name="Table1.C2" office:value-type="string">
            <text:p text:style-name="P11">The Kurtosis query calculates the kurtosis of a normalized distribution function. <text:s/>The normalized distribution function must <text:soft-page-break/>be represented as a Curve plot in VisIt. <text:s/>Kurtosis measures the variability of a distribution by comparing the ratios of the fourth and second central moments. <text:s/>The results are print to the <text:span text:style-name="GUIText">Query results</text:span>.</text:p>
          </table:table-cell>
        </table:table-row>
        <table:table-row>
          <table:table-cell table:style-name="Table1.A2" office:value-type="string">
            <text:p text:style-name="P11"><text:alphabetical-index-mark-start text:id="IMark491494344" text:key1="Queries"/>L2Norm<text:alphabetical-index-mark-end text:id="IMark491494344"/></text:p>
          </table:table-cell>
          <table:table-cell table:style-name="Table1.A2" office:value-type="string">
            <text:p text:style-name="P11">DB</text:p>
          </table:table-cell>
          <table:table-cell table:style-name="Table1.C2" office:value-type="string">
            <text:p text:style-name="P11">The L2Norm query calculates the L2Norm, or square of the integrated area, of a Curve plot. The Curve plot must be highlighted in the <text:span text:style-name="GUIText">Plot list</text:span>. The results are printed to the <text:span text:style-name="GUIText">Query results</text:span>.</text:p>
          </table:table-cell>
        </table:table-row>
        <table:table-row>
          <table:table-cell table:style-name="Table1.A2" office:value-type="string">
            <text:p text:style-name="P11"><text:alphabetical-index-mark-start text:id="IMark491494344" text:key1="Queries"/>L2Norm Between Curves<text:alphabetical-index-mark-end text:id="IMark491494344"/></text:p>
          </table:table-cell>
          <table:table-cell table:style-name="Table1.A2" office:value-type="string">
            <text:p text:style-name="P11">DB</text:p>
          </table:table-cell>
          <table:table-cell table:style-name="Table1.C2" office:value-type="string">
            <text:p text:style-name="P11">The L2Norm query takes two Curve plots as input and calculates the L2Norm between the 2 curves. Both Curve plots must be highlighted in the <text:span text:style-name="GUIText">Plot list</text:span> or VisIt will issue an error message. The results are printed to the <text:span text:style-name="GUIText">Query results</text:span>.</text:p>
          </table:table-cell>
        </table:table-row>
        <table:table-row>
          <table:table-cell table:style-name="Table1.A2" office:value-type="string">
            <text:p text:style-name="P11"><text:alphabetical-index-mark-start text:id="IMark491494344" text:key1="Queries"/>Lineout<text:alphabetical-index-mark-end text:id="IMark491494344"/></text:p>
          </table:table-cell>
          <table:table-cell table:style-name="Table1.A2" office:value-type="string">
            <text:p text:style-name="P11">Line</text:p>
          </table:table-cell>
          <table:table-cell table:style-name="Table1.C2" office:value-type="string">
            <text:p text:style-name="P11">The Lineout query creates a new instance of the highlighted plot in the <text:span text:style-name="GUIText">Plot list</text:span>, applies a Lineout operator, and copies the plot to another vis window. The properties of the Lineout operator such as the start and end points are set using the controls in the <text:span text:style-name="GUIText">Query parameters area</text:span> of the <text:span text:style-name="GUIText">Query Window</text:span>. Creating Lineouts in this manner instead of using VisIt's interactive lineout allows you to create 1D Curve plots from 3D databases.</text:p>
          </table:table-cell>
        </table:table-row>
        <table:table-row>
          <table:table-cell table:style-name="Table1.A2" office:value-type="string">
            <text:p text:style-name="P11"><text:alphabetical-index-mark-start text:id="IMark491494344" text:key1="Queries"/>Min<text:alphabetical-index-mark-end text:id="IMark491494344"/></text:p>
          </table:table-cell>
          <table:table-cell table:style-name="Table1.A2" office:value-type="string">
            <text:p text:style-name="P11">DB</text:p>
          </table:table-cell>
          <table:table-cell table:style-name="Table1.C2" office:value-type="string">
            <text:p text:style-name="P11">The Min query calculates the minimum value for the variable used by the highlighted plot in the <text:span text:style-name="GUIText">Plot list</text:span> and prints the value and the logical and physical coordinates where the minimum value was found to the <text:span text:style-name="GUIText">Query results</text:span>.</text:p>
          </table:table-cell>
        </table:table-row>
        <table:table-row>
          <table:table-cell table:style-name="Table1.A2" office:value-type="string">
            <text:p text:style-name="P11"><text:alphabetical-index-mark-start text:id="IMark491494344" text:key1="Queries"/>Mass Distribution<text:alphabetical-index-mark-end text:id="IMark491494344"/></text:p>
          </table:table-cell>
          <table:table-cell table:style-name="Table1.A2" office:value-type="string">
            <text:p text:style-name="P11">DB</text:p>
          </table:table-cell>
          <table:table-cell table:style-name="Table1.C2" office:value-type="string">
            <text:p text:style-name="P11">The Mass Distribution query calculates how much mass occurs at different length scales over a two or three dimensional object. Axially symmetric objects (RZ-meshes) are treated as 3D meshes and length scales are calculated over the revolved, 3D object. The implementation employs a statistical approach, with the casting of uniform density, random lines. The result of this query is a curve, which is outputted as a separate file. This curve contains the amount of mass as a function of length scale. Integrating the curve between P0 and P1 will give the total mass between length scale P0 and length scale P1. The name of the resulting file is printed to the <text:span text:style-name="GUIText">Query results</text:span>.</text:p>
          </table:table-cell>
        </table:table-row>
        <table:table-row>
          <table:table-cell table:style-name="Table1.A2" office:value-type="string">
            <text:p text:style-name="P11"><text:alphabetical-index-mark-start text:id="IMark491494344" text:key1="Queries"/>Max<text:alphabetical-index-mark-end text:id="IMark491494344"/></text:p>
          </table:table-cell>
          <table:table-cell table:style-name="Table1.A2" office:value-type="string">
            <text:p text:style-name="P11">DB</text:p>
          </table:table-cell>
          <table:table-cell table:style-name="Table1.C2" office:value-type="string">
            <text:p text:style-name="P11">The Max query calculates the maximum value for the variable used by the highlighted plot in the Plot list and prints the value and the logical and physical coordinates where the maximum value was found to the <text:span text:style-name="GUIText">Query results</text:span>.</text:p>
          </table:table-cell>
        </table:table-row>
        <table:table-row>
          <table:table-cell table:style-name="Table1.A2" office:value-type="string">
            <text:p text:style-name="P11"><text:alphabetical-index-mark-start text:id="IMark491494344" text:key1="Queries"/>MinMax<text:alphabetical-index-mark-end text:id="IMark491494344"/></text:p>
          </table:table-cell>
          <table:table-cell table:style-name="Table1.A2" office:value-type="string">
            <text:p text:style-name="P11">DB</text:p>
          </table:table-cell>
          <table:table-cell table:style-name="Table1.C2" office:value-type="string">
            <text:p text:style-name="P11">The MinMax query calculates the minimum and maximum <text:soft-page-break/>values for the variable used by the highlighted plot in the Plot list and prints the values and their logical and physical coordinates in the <text:span text:style-name="GUIText">Query results</text:span>.</text:p>
          </table:table-cell>
        </table:table-row>
        <table:table-row>
          <table:table-cell table:style-name="Table1.A2" office:value-type="string">
            <text:p text:style-name="P11"><text:alphabetical-index-mark-start text:id="IMark491494344" text:key1="Queries"/>Moment of inertia<text:alphabetical-index-mark-end text:id="IMark491494344"/></text:p>
          </table:table-cell>
          <table:table-cell table:style-name="Table1.A2" office:value-type="string">
            <text:p text:style-name="P11">DB</text:p>
          </table:table-cell>
          <table:table-cell table:style-name="Table1.C2" office:value-type="string">
            <text:p text:style-name="P11">This query will calculate the moment of inertia tensor for each cell in a three-dimensional dataset. <text:s/>The contribution of each cell is calculated assuming its mass all lies at the center of the cell. <text:s/>If the query is performed on a Pseudocolor plot, the plot's variable will be assumed to be density. <text:s/>If the query is performed on a plot such as a mesh plot or FilledBoundary plot, uniform density will be used. <text:s/>The results are printed to the <text:span text:style-name="GUIText">Query results</text:span>.</text:p>
          </table:table-cell>
        </table:table-row>
        <table:table-row>
          <table:table-cell table:style-name="Table1.A2" office:value-type="string">
            <text:p text:style-name="P11"><text:alphabetical-index-mark-start text:id="IMark491494344" text:key1="Queries"/>NodeCoords<text:alphabetical-index-mark-end text:id="IMark491494344"/></text:p>
          </table:table-cell>
          <table:table-cell table:style-name="Table1.A2" office:value-type="string">
            <text:p text:style-name="P11">DB</text:p>
          </table:table-cell>
          <table:table-cell table:style-name="Table1.C2" office:value-type="string">
            <text:p text:style-name="P11">The NodeCoords query prints the node coordinates for the specified node and prints the values in the <text:span text:style-name="GUIText">Query results</text:span>.</text:p>
          </table:table-cell>
        </table:table-row>
        <table:table-row>
          <table:table-cell table:style-name="Table1.A2" office:value-type="string">
            <text:p text:style-name="P11"><text:alphabetical-index-mark-start text:id="IMark491494344" text:key1="Queries"/>NodePick<text:alphabetical-index-mark-end text:id="IMark491494344"/></text:p>
          </table:table-cell>
          <table:table-cell table:style-name="Table1.A2" office:value-type="string">
            <text:p text:style-name="P11">Point</text:p>
          </table:table-cell>
          <table:table-cell table:style-name="Table1.C2" office:value-type="string">
            <text:p text:style-name="P11">The NodePick query performs node picking at the specified world coordinate which, if used in 3D, need not be on the surface of a 3D dataset.The plot to be picked must be highlighted in the <text:span text:style-name="GUIText">Plot list</text:span>. Information about the picked node, if there is one, is printed to the <text:span text:style-name="GUIText">Query results</text:span> and the <text:span text:style-name="GUIText">Pick Window</text:span>.</text:p>
          </table:table-cell>
        </table:table-row>
        <table:table-row>
          <table:table-cell table:style-name="Table1.A2" office:value-type="string">
            <text:p text:style-name="P11"><text:alphabetical-index-mark-start text:id="IMark491494344" text:key1="Queries"/>NumNodes<text:alphabetical-index-mark-end text:id="IMark491494344"/></text:p>
          </table:table-cell>
          <table:table-cell table:style-name="Table1.A2" office:value-type="string">
            <text:p text:style-name="P11">DB</text:p>
          </table:table-cell>
          <table:table-cell table:style-name="Table1.C2" office:value-type="string">
            <text:p text:style-name="P11">The NumNodes query prints the number of nodes for the mesh used by the highlighted plot in the <text:span text:style-name="GUIText">Plot list</text:span> to the <text:span text:style-name="GUIText">Query results</text:span>.</text:p>
          </table:table-cell>
        </table:table-row>
        <table:table-row>
          <table:table-cell table:style-name="Table1.A2" office:value-type="string">
            <text:p text:style-name="P11"><text:alphabetical-index-mark-start text:id="IMark491494344" text:key1="Queries"/>NumZones<text:alphabetical-index-mark-end text:id="IMark491494344"/></text:p>
          </table:table-cell>
          <table:table-cell table:style-name="Table1.A2" office:value-type="string">
            <text:p text:style-name="P11">DB</text:p>
          </table:table-cell>
          <table:table-cell table:style-name="Table1.C2" office:value-type="string">
            <text:p text:style-name="P11">The NumZones query prints the number of zones for the mesh used by the highlighted plot in the <text:span text:style-name="GUIText">Plot list</text:span> to the <text:span text:style-name="GUIText">Query results</text:span>.</text:p>
          </table:table-cell>
        </table:table-row>
        <table:table-row>
          <table:table-cell table:style-name="Table1.A2" office:value-type="string">
            <text:p text:style-name="P11"><text:alphabetical-index-mark-start text:id="IMark491494344" text:key1="Queries"/>Pick<text:alphabetical-index-mark-end text:id="IMark491494344"/></text:p>
          </table:table-cell>
          <table:table-cell table:style-name="Table1.A2" office:value-type="string">
            <text:p text:style-name="P11">Point</text:p>
          </table:table-cell>
          <table:table-cell table:style-name="Table1.C2" office:value-type="string">
            <text:p text:style-name="P11">The Pick query performs zone picking at the specified world coordinate which, if used in 3D, need not be on the surface of a 3D dataset.The plot to be picked must be highlighted in the <text:span text:style-name="GUIText">Plot list</text:span>. Information about the picked node, if there is one, is printed to the <text:span text:style-name="GUIText">Query results</text:span> and the <text:span text:style-name="GUIText">Pick Window</text:span>.</text:p>
          </table:table-cell>
        </table:table-row>
        <table:table-row>
          <table:table-cell table:style-name="Table1.A2" office:value-type="string">
            <text:p text:style-name="P11"><text:alphabetical-index-mark-start text:id="IMark491494344" text:key1="Queries"/>PickByNode<text:alphabetical-index-mark-end text:id="IMark491494344"/></text:p>
          </table:table-cell>
          <table:table-cell table:style-name="Table1.A2" office:value-type="string">
            <text:p text:style-name="P11">Point</text:p>
          </table:table-cell>
          <table:table-cell table:style-name="Table1.C2" office:value-type="string">
            <text:p text:style-name="P11">The PickByNode query performs node pick using the highlighted plot in the <text:span text:style-name="GUIText">Plot list</text:span> and specified domain and node values. You can give a global node number if you turn on the <text:span text:style-name="GUIText">Use Global Node</text:span> check box. A pick point is added to the vis window and the query results appear in the <text:span text:style-name="GUIText">Query results</text:span> and the <text:span text:style-name="GUIText">Pick Window</text:span>. Note: this is the query to use if you want to query the database for the value of a variable at a certain node. VisIt can produce a Curve plot of this query with respect to time.</text:p>
          </table:table-cell>
        </table:table-row>
        <table:table-row>
          <table:table-cell table:style-name="Table1.A2" office:value-type="string">
            <text:p text:style-name="P11"><text:alphabetical-index-mark-start text:id="IMark491494344" text:key1="Queries"/>PickByZone<text:alphabetical-index-mark-end text:id="IMark491494344"/></text:p>
          </table:table-cell>
          <table:table-cell table:style-name="Table1.A2" office:value-type="string">
            <text:p text:style-name="P11">Point</text:p>
          </table:table-cell>
          <table:table-cell table:style-name="Table1.C2" office:value-type="string">
            <text:p text:style-name="P11">The PickByZone query performs zone pick using the highlighted plot in the Plot list and specified domain and zone values. You can give a global node number if you turn on the <text:span text:style-name="GUIText">Use Global </text:span><text:soft-page-break/><text:span text:style-name="GUIText">Zone</text:span> check box. A pick point is added to the vis window and the query results appear in the <text:span text:style-name="GUIText">Query results</text:span> and the <text:span text:style-name="GUIText">Pick Window</text:span>. Note: this is the query to use if you want to query the database for the value of a variable at a certain cell. VisIt can produce a Curve plot of this query with respect to time.</text:p>
          </table:table-cell>
        </table:table-row>
        <table:table-row>
          <table:table-cell table:style-name="Table1.A2" office:value-type="string">
            <text:p text:style-name="P11"><text:alphabetical-index-mark-start text:id="IMark491494344" text:key1="Queries"/>Revolved surface area<text:alphabetical-index-mark-end text:id="IMark491494344"/></text:p>
          </table:table-cell>
          <table:table-cell table:style-name="Table1.A2" office:value-type="string">
            <text:p text:style-name="P11">DB</text:p>
          </table:table-cell>
          <table:table-cell table:style-name="Table1.C2" office:value-type="string">
            <text:p text:style-name="P11">The Revolved surface area query revolves the mesh used by the highlighted plot in the <text:span text:style-name="GUIText">Plot list</text:span> about the X-axis and prints the plot's revolved surface area to the <text:span text:style-name="GUIText">Query results</text:span>.</text:p>
          </table:table-cell>
        </table:table-row>
        <table:table-row>
          <table:table-cell table:style-name="Table1.A2" office:value-type="string">
            <text:p text:style-name="P11"><text:alphabetical-index-mark-start text:id="IMark491494344" text:key1="Queries"/>Revolved volume<text:alphabetical-index-mark-end text:id="IMark491494344"/></text:p>
          </table:table-cell>
          <table:table-cell table:style-name="Table1.A2" office:value-type="string">
            <text:p text:style-name="P11">DB</text:p>
          </table:table-cell>
          <table:table-cell table:style-name="Table1.C2" office:value-type="string">
            <text:p text:style-name="P11">The Revolved volume area query revolves the mesh used by the highlighted plot in the <text:span text:style-name="GUIText">Plot list</text:span> about the X-axis and print's the plot's volume to the <text:span text:style-name="GUIText">Query results</text:span>.</text:p>
          </table:table-cell>
        </table:table-row>
        <table:table-row>
          <table:table-cell table:style-name="Table1.A2" office:value-type="string">
            <text:p text:style-name="P11"><text:alphabetical-index-mark-start text:id="IMark491494344" text:key1="Queries"/>Skewness<text:alphabetical-index-mark-end text:id="IMark491494344"/></text:p>
          </table:table-cell>
          <table:table-cell table:style-name="Table1.A2" office:value-type="string">
            <text:p text:style-name="P11">DB</text:p>
          </table:table-cell>
          <table:table-cell table:style-name="Table1.C2" office:value-type="string">
            <text:p text:style-name="P11">The Skewness query calculates the skewness of a normalized distribution function. <text:s/>The normalized distribution function must be represented as a Curve plot in VisIt. <text:s/>Skewness measures the symmetry of a distribution using its second and third central moments. <text:s/>The results are print to the <text:span text:style-name="GUIText">Query results</text:span>.</text:p>
          </table:table-cell>
        </table:table-row>
        <table:table-row>
          <table:table-cell table:style-name="Table1.A2" office:value-type="string">
            <text:p text:style-name="P11"><text:alphabetical-index-mark-start text:id="IMark491494344" text:key1="Queries"/>Spatial Extents<text:alphabetical-index-mark-end text:id="IMark491494344"/></text:p>
          </table:table-cell>
          <table:table-cell table:style-name="Table1.A2" office:value-type="string">
            <text:p text:style-name="P11">DB</text:p>
          </table:table-cell>
          <table:table-cell table:style-name="Table1.C2" office:value-type="string">
            <text:p text:style-name="P11">The Spatial Extents query calculates the original or actual spatial extents for the plot that is highlighted in the <text:span text:style-name="GUIText">Plot list</text:span>. Whether the original or actual extents are calculated is determined by setting the options in the <text:span text:style-name="GUIText">Query parameters</text:span> area. The spatial extents are printed to the <text:span text:style-name="GUIText">Query results</text:span> when the query has finished.</text:p>
          </table:table-cell>
        </table:table-row>
        <table:table-row>
          <table:table-cell table:style-name="Table1.A2" office:value-type="string">
            <text:p text:style-name="P11"><text:alphabetical-index-mark-start text:id="IMark491494344" text:key1="Queries"/>Spherical compactness factor<text:alphabetical-index-mark-end text:id="IMark491494344"/></text:p>
          </table:table-cell>
          <table:table-cell table:style-name="Table1.A2" office:value-type="string">
            <text:p text:style-name="P11">DB</text:p>
          </table:table-cell>
          <table:table-cell table:style-name="Table1.C2" office:value-type="string">
            <text:p text:style-name="P11">This query attempts to measure how spherical a three dimensional shape is. <text:s/>The query first determines what the volume of a shape is. <text:s/>It then constructs a sphere that has that same volume. <text:s/>Finally, the query positions the sphere so that the maximum amount of the original shape is within the sphere. <text:s/>The query returns the percentage of the original shape that is contained within the sphere. <text:s/>The results are print to the <text:span text:style-name="GUIText">Query results</text:span>. VisIt can produce a Curve plot of this query with respect to time.</text:p>
          </table:table-cell>
        </table:table-row>
        <table:table-row>
          <table:table-cell table:style-name="Table1.A2" office:value-type="string">
            <text:p text:style-name="P11"><text:alphabetical-index-mark-start text:id="IMark491494344" text:key1="Queries"/>Time<text:alphabetical-index-mark-end text:id="IMark491494344"/></text:p>
          </table:table-cell>
          <table:table-cell table:style-name="Table1.A2" office:value-type="string">
            <text:p text:style-name="P11">DB</text:p>
          </table:table-cell>
          <table:table-cell table:style-name="Table1.C2" office:value-type="string">
            <text:p text:style-name="P11">The Time query prints the time for the plot that is highlighted in the Plot list to the <text:span text:style-name="GUIText">Query results</text:span>.</text:p>
          </table:table-cell>
        </table:table-row>
        <table:table-row>
          <table:table-cell table:style-name="Table1.A2" office:value-type="string">
            <text:p text:style-name="P11"><text:alphabetical-index-mark-start text:id="IMark491494344" text:key1="Queries"/>Variable Sum<text:alphabetical-index-mark-end text:id="IMark491494344"/></text:p>
          </table:table-cell>
          <table:table-cell table:style-name="Table1.A2" office:value-type="string">
            <text:p text:style-name="P11">DB</text:p>
          </table:table-cell>
          <table:table-cell table:style-name="Table1.C2" office:value-type="string">
            <text:p text:style-name="P11">The Variable Sum query adds up the variable values for all cells using the plot highlighted in the <text:span text:style-name="GUIText">Plot list</text:span> and prints the results to the <text:span text:style-name="GUIText">Query results</text:span>. VisIt can produce a Curve plot of this query with respect to time.</text:p>
          </table:table-cell>
        </table:table-row>
        <table:table-row>
          <table:table-cell table:style-name="Table1.A2" office:value-type="string">
            <text:p text:style-name="P11"><text:alphabetical-index-mark-start text:id="IMark491494344" text:key1="Queries"/>Volume<text:alphabetical-index-mark-end text:id="IMark491494344"/></text:p>
          </table:table-cell>
          <table:table-cell table:style-name="Table1.A2" office:value-type="string">
            <text:p text:style-name="P11">DB</text:p>
          </table:table-cell>
          <table:table-cell table:style-name="Table1.C2" office:value-type="string">
            <text:p text:style-name="P11">The Volume query calculates the volume of the mesh used by the plot highlighted in the <text:span text:style-name="GUIText">Plot list</text:span> and prints the value to the <text:soft-page-break/><text:span text:style-name="GUIText">Query results</text:span>. VisIt can use this query to produce a Curve plot of volume with respect to time.</text:p>
          </table:table-cell>
        </table:table-row>
        <table:table-row>
          <table:table-cell table:style-name="Table1.A2" office:value-type="string">
            <text:p text:style-name="P11"><text:alphabetical-index-mark-start text:id="IMark491494344" text:key1="Queries"/>Watertight<text:alphabetical-index-mark-end text:id="IMark491494344"/></text:p>
          </table:table-cell>
          <table:table-cell table:style-name="Table1.A2" office:value-type="string">
            <text:p text:style-name="P11">DB</text:p>
          </table:table-cell>
          <table:table-cell table:style-name="Table1.C2" office:value-type="string">
            <text:p text:style-name="P11">The Watertight query determines if a three-dimensional surface mesh, of the plot highlighted in the <text:span text:style-name="GUIText">Plot list</text:span>, is "watertight", meaning that it is a closed volume with mesh connectivity such that every edge is indicident to exactly two faces. <text:s/>This means that no edge can have a duplicate in the exact same position. <text:s/>The result of the query is printed in the <text:span text:style-name="GUIText">Query results</text:span>.</text:p>
          </table:table-cell>
        </table:table-row>
        <table:table-row>
          <table:table-cell table:style-name="Table1.A2" office:value-type="string">
            <text:p text:style-name="P11"><text:alphabetical-index-mark-start text:id="IMark491494344" text:key1="Queries"/>Weighted Variable Sum<text:alphabetical-index-mark-end text:id="IMark491494344"/></text:p>
          </table:table-cell>
          <table:table-cell table:style-name="Table1.A2" office:value-type="string">
            <text:p text:style-name="P11">DB</text:p>
          </table:table-cell>
          <table:table-cell table:style-name="Table1.C2" office:value-type="string">
            <text:p text:style-name="P11">The Weighted Variable Sum query adds up the variable values, weighted by cell size, for all cells using the plot highlighted in the <text:span text:style-name="GUIText">Plot list</text:span> and prints the results to the <text:span text:style-name="GUIText">Query results</text:span>. VisIt can produce a Curve plot of this query with respect to time.</text:p>
          </table:table-cell>
        </table:table-row>
        <table:table-row>
          <table:table-cell table:style-name="Table1.A2" office:value-type="string">
            <text:p text:style-name="P11"><text:alphabetical-index-mark-start text:id="IMark491494344" text:key1="Queries"/>ZoneCenter<text:alphabetical-index-mark-end text:id="IMark491494344"/></text:p>
          </table:table-cell>
          <table:table-cell table:style-name="Table1.A2" office:value-type="string">
            <text:p text:style-name="P11">DB</text:p>
          </table:table-cell>
          <table:table-cell table:style-name="Table1.C2" office:value-type="string">
            <text:p text:style-name="P11">The ZoneCenter query calculates the zone center for a certain cell in the database used by the highlighted plot in the Plot list. The cell center is printed to the <text:span text:style-name="GUIText">Query results</text:span> and the <text:span text:style-name="GUIText">Pick Window</text:span>.</text:p>
          </table:table-cell>
        </table:table-row>
      </table:table>
      <text:h text:style-name="Heading_20_2" text:outline-level="3">Executing a query</text:h>
      <text:p text:style-name="Body"><draw:frame draw:style-name="fr6" draw:name="Frame_QueryOverTimeWindow" text:anchor-type="paragraph" svg:x="4.1535in" svg:y="0.7193in" svg:width="2.75in" draw:z-index="24"><draw:text-box fo:min-height="3.4425in"><text:p text:style-name="Figure"><draw:frame draw:style-name="fr15" draw:name="graphics11" text:anchor-type="paragraph" svg:width="2.75in" svg:height="3.0429in" draw:z-index="25"><draw:image xlink:href="../images/Quantitative/queryovertimewindow.png" xlink:type="simple" xlink:show="embed" xlink:actuate="onLoad"/></draw:frame>Figure <text:sequence text:ref-name="refFigure6" text:name="Figure" text:formula="ooow:Figure+1" style:num-format="1">1-7</text:sequence>: Query Over Time Window</text:p></draw:text-box></draw:frame>VisIt has many queries from which to choose. You can choose the type of query to execute by clicking on the name of the query in the <text:span text:style-name="GUIText">Queries list</text:span>. The <text:span text:style-name="GUIText">Queries list</text:span> usually displays the names of all of the queries that VisIt knows how to execute. If you instead want to view a subset of the queries, grouped by function, you can make a selection from the <text:span text:style-name="GUIText">Display as</text:span> combo box. Once you have clicked on a query in the <text:span text:style-name="GUIText">Query list</text:span>, the <text:span text:style-name="GUIText">Query parameters</text:span> area updates to show the controls that you need to edit the parameters for the query. In the case of a point query like Pick, the only parameters you need to specify are the 3D point where VisIt will extract values and the names of the variables that you want to examine. Once you specify the query parameters, click the <text:span text:style-name="GUIText">Query</text:span> button to tell VisIt to process the query. Once VisIt has fulfilled your request, the query results are displayed in the <text:span text:style-name="GUIText">Query results</text:span> at the bottom of the <text:span text:style-name="GUIText">Query Window</text:span>.</text:p>
      <text:h text:style-name="Heading_20_2" text:outline-level="3"><text:alphabetical-index-mark-start text:id="IMark510838676"/>Querying over time<text:alphabetical-index-mark-end text:id="IMark510838676"/></text:h>
      <text:p text:style-name="Body">Many of VisIt's queries can be executed for every time state in the database used by the queried plot. The <text:soft-page-break/>results from a query over time is a Curve plot that plots the query results with respect to time. The <text:span text:style-name="GUIText">Query parameters</text:span> area contains a <text:span text:style-name="GUIText">Time Curve</text:span> button when the selected query can be plotted over time. Clicking the <text:span text:style-name="GUIText">Time Curve</text:span> button executes the selected query for each time state in the database used by the plot highlighted in the <text:span text:style-name="GUIText">Plot list</text:span>. VisIt then creates a new Curve plot in a new vis window and uses the query results versus time as the curve data.</text:p>
      <text:p text:style-name="Body">By default, querying over time will force VisIt to execute the selected query on every time state in the relevant database. If you want to restrict the number of time states used when querying over time or if you want to set some general options that also affect how time curves are created, you can set additional options in the <text:alphabetical-index-mark-start text:id="IMark510838676"/><text:span text:style-name="GUIText">Query Over Time Window</text:span><text:alphabetical-index-mark-end text:id="IMark510838676"/> (see <text:sequence-ref text:reference-format="category-and-value" text:ref-name="refFigure6">Figure 1-7</text:sequence-ref>). If you want to open the <text:span text:style-name="GUIText">Query Over Time Window</text:span>, click on the <text:span text:style-name="GUIText">Query over time</text:span> option in the <text:span text:style-name="GUIText">Controls</text:span> menu in VisIt's <text:span text:style-name="GUIText">Main Window</text:span>.</text:p>
      <text:h text:style-name="Heading_20_3" text:outline-level="4"><text:alphabetical-index-mark-start text:id="IMark510838676"/>Querying over a time range<text:alphabetical-index-mark-end text:id="IMark510838676"/></text:h>
      <text:p text:style-name="Body">You can restrict the range of time states that are considered when VisIt is performing a query over time if you specify a start or end time state in the <text:span text:style-name="GUIText">Query Over Time Window</text:span>. To set a starting time state, click the <text:span text:style-name="GUIText">Starting timestep</text:span> check box and enter a new time state into the adjacent text field. To set an ending time state, click the <text:span text:style-name="GUIText">Ending timestep</text:span> check box and enter a new ending time state into the adjacent text field.</text:p>
      <text:p text:style-name="Body">In addition to setting the starting and ending time states, you can also specify a stride so VisIt can skip frames in the middle and consider every N<text:span text:style-name="T3">th</text:span> frame instead of every frame. If you want to specify a stride, enter a new stride into the <text:span text:style-name="GUIText">Stride</text:span> text field in the <text:span text:style-name="GUIText">Query Over Time Window</text:span> and click the <text:span text:style-name="GUIText">Apply</text:span> button.</text:p>
      <text:h text:style-name="Heading_20_3" text:outline-level="4">Setting the axis title</text:h>
      <text:p text:style-name="Body">When VisIt creates a new Curve plot, after having calculated a query over time, the horizontal axis label is labeled with the database cycles. If you prefer to think about time in terms of time state or simulation time then you can change the axis label by clicking one of the following radio buttons in the <text:span text:style-name="GUIText">Query Over Time Window</text:span>: <text:span text:style-name="GUIText">Cycle</text:span>, <text:span text:style-name="GUIText">Time</text:span>, <text:span text:style-name="GUIText">Timestep</text:span>.</text:p>
      <text:h text:style-name="Heading_20_3" text:outline-level="4">Setting the time curve's destination window</text:h>
      <text:p text:style-name="Body">When VisIt creates a Curve plot using the results of a query over time, the Curve plot is placed in a vis window designated for Curve plots. If there is no vis window into which the Curve plot can be added, VisIt creates a new vis window to contain the Curve plot. If you want VisIt to always place the new Curve plot in a specific window, turn off the Use <text:span text:style-name="GUIText">1st unused window or create new one</text:span> check box and enter a new window number into the <text:span text:style-name="GUIText">Window#</text:span> text field. After setting these options, subsequent Curve plots created by querying over time will be added to the specified vis window.</text:p>
      <text:h text:style-name="Heading_20_1" text:outline-level="2"><text:soft-page-break/>Pick</text:h>
      <text:p text:style-name="Body"><draw:frame draw:style-name="fr8" draw:name="Frame_Pick" text:anchor-type="paragraph" svg:x="2.8854in" svg:y="0.028in" svg:width="4in" draw:z-index="48"><draw:text-box fo:min-height="7.8571in"><text:p text:style-name="Figure"><draw:frame draw:style-name="fr15" draw:name="graphics12" text:anchor-type="paragraph" svg:width="3.5in" svg:height="3.5in" draw:z-index="49"><draw:image xlink:href="../images/Quantitative/pickviswindow.png" xlink:type="simple" xlink:show="embed" xlink:actuate="onLoad"/></draw:frame>Figure <text:sequence text:ref-name="refFigure7" text:name="Figure" text:formula="ooow:Figure+1" style:num-format="1">1-8</text:sequence>: Visualization window with pick points</text:p><text:p text:style-name="Figure"><draw:frame draw:style-name="fr15" draw:name="graphics13" text:anchor-type="paragraph" svg:width="3.5in" svg:height="3.4402in" draw:z-index="50"><draw:image xlink:href="../images/Quantitative/pickpoints.png" xlink:type="simple" xlink:show="embed" xlink:actuate="onLoad"/></draw:frame>Figure <text:sequence text:ref-name="refFigure8" text:name="Figure" text:formula="ooow:Figure+1" style:num-format="1">1-9</text:sequence>: Zone pick marker L and node pick markers M,N,O,P</text:p></draw:text-box></draw:frame>VisIt provides a way to interactively pick values from the visualized data using the visualization window's Zone Pick and Node Pick modes. When a visualization window is in one of those pick modes, each mouse click in the visualization window causes VisIt to find the location and values of selected variables at the pick point. When VisIt is in Zone pick mode, it finds the variable values for the zones that you click on. When VisIt is in node pick mode, similar information is returned but instead of returning information about the zone that you clicked on, VisIt returns information about the node closest to the point that you clicked. Pick is an essential tool for performing data analysis because it can extract exact information from the database about a point in the visualization.</text:p>
      <text:h text:style-name="Heading_20_2" text:outline-level="3">Pick mode</text:h>
      <text:p text:style-name="Body">You can put the visualization window into one of VisIt's pick modes by selecting <text:span text:style-name="GUIText">Zone Pick</text:span> or <text:span text:style-name="GUIText">Node Pick</text:span> from the <text:span text:style-name="GUIText">Popup menu's Mode</text:span> submenu. After the visualization window is in pick mode, each mouse click causes VisIt to determine the values of selected variables for the zone that contains the picked point or the node closest to the picked point. Each picked point is marked with an alphabetic label which starts at A, cycles through the alphabet and repeats. The pick marker is added <text:soft-page-break/>to the visualization window to indicate where pick points have been added in the past. To clear pick points from the visualization window, select the <text:span text:style-name="GUIText">Pick points</text:span> option from the <text:span text:style-name="GUIText">Clear</text:span> menu in the <text:span text:style-name="GUIText">Main Window's Window</text:span> menu. The dimension of the plots in the visualization does not matter when using pick mode. Both 2D and 3D plots can be picked for values. However, when using pick mode with 3D plots, only the surface of the plots can be picked for values. If you want to obtain interior values then you should use one of the Pick queries or apply operators that expose the interiors of 3D plots before using pick. An example of the visualization window with pick points is shown in <text:sequence-ref text:reference-format="category-and-value" text:ref-name="refFigure7">Figure 1-8</text:sequence-ref> and an example of node pick and zone pick markers is shown in <text:sequence-ref text:reference-format="category-and-value" text:ref-name="refFigure8">Figure 1-9</text:sequence-ref>.</text:p>
      <text:h text:style-name="Heading_20_2" text:outline-level="3"><draw:frame draw:style-name="fr6" draw:name="Frame_PickWindow" text:anchor-type="paragraph" svg:x="3.8457in" svg:y="-0.0209in" svg:width="3in" draw:z-index="51"><draw:text-box fo:min-height="6.8543in"><text:p text:style-name="Figure"><draw:frame draw:style-name="fr14" draw:name="graphics14" text:anchor-type="paragraph" svg:width="3in" svg:height="6.4098in" draw:z-index="52"><draw:image xlink:href="../images/Quantitative/pickwindow.png" xlink:type="simple" xlink:show="embed" xlink:actuate="onLoad"/></draw:frame>Figure <text:sequence text:ref-name="refFigure9" text:name="Figure" text:formula="ooow:Figure+1" style:num-format="1">1-10</text:sequence>: Pick Window</text:p></draw:text-box></draw:frame>Pick Window</text:h>
      <text:p text:style-name="Body">Each time a new pick point is added to the visualization window by clicking on a plot, VisIt extracts information about the pick point from the plot's database and displays it in the <text:span text:style-name="GUIText">Pick Window</text:span> (<text:sequence-ref text:reference-format="category-and-value" text:ref-name="refFigure9">Figure 1-10</text:sequence-ref>) and the <text:span text:style-name="GUIText">Output Window</text:span>. If the <text:span text:style-name="GUIText">Pick Window</text:span> does not automatically open after picking, you can open the <text:span text:style-name="GUIText">Pick Window</text:span> by selecting the <text:span text:style-name="GUIText">Pick</text:span> option from the <text:span text:style-name="GUIText">Main Window's Controls</text:span> menu. </text:p>
      <text:p text:style-name="Body">The <text:alphabetical-index-mark-start text:id="IMark510838676"/><text:span text:style-name="GUIText">Pick Window</text:span><text:alphabetical-index-mark-end text:id="IMark510838676"/> mainly consists of a group of tabs, each of which displays the values from a pick point. The tab label A, B, C, etc. corresponds to the pick point label in the visualization window. Since there is a fixed number of tabs in the <text:span text:style-name="GUIText">Pick Window</text:span>, tabs are recycled as the number of pick points increases. When a pick point is added, the next available tab, which is usually the tab to the right of the last unused tab, is populated with the pick information. If the rightmost tab already contains pick information, the leftmost tab is recycled and the process repeats. To see a complete list of picked points, open the <text:span text:style-name="GUIText">Output Window</text:span>.</text:p>
      <text:p text:style-name="Body">The information displayed in each tab consists of the database name and timestep, the coordinates of the pick point, the zone/cell that contains the pick point, the nodes that make up the cell containing the pick point, and the picked variables. The rest of the <text:span text:style-name="GUIText">Pick Window</text:span> is devoted to setting options that format the pick <text:soft-page-break/>output.</text:p>
      <text:h text:style-name="Heading_20_3" text:outline-level="4"><text:alphabetical-index-mark-start text:id="IMark510838676" text:key1="Pick"/>Setting the pick variable<text:alphabetical-index-mark-end text:id="IMark510838676"/></text:h>
      <text:p text:style-name="Body">The <text:span text:style-name="GUIText">Pick Window</text:span> contains a <text:span text:style-name="GUIText">Variables</text:span> text field that allows you to specify pick variables Most of the time, the value in the text field is the word "default" which tells VisIt to use the plotted variables as the pick variables. You can replace the default pick variable by typing one or more valid variable names, separated by spaces, into the <text:span text:style-name="GUIText">Variables</text:span> text field. You can also select additional pick variables by selecting a new variable name from the <text:span text:style-name="GUIText">Variables</text:span> variable button to the left of the <text:span text:style-name="GUIText">Variables</text:span> text field. When more than one variable is picked, multiple variables appear in the pick information displayed in the information tabs.</text:p>
      <text:h text:style-name="Heading_20_3" text:outline-level="4"><text:alphabetical-index-mark-start text:id="IMark510838676" text:key1="Pick"/>Concise pick output<text:alphabetical-index-mark-end text:id="IMark510838676"/></text:h>
      <text:p text:style-name="Body">Pick returns a lot of information when you pick on a plot. The <text:span text:style-name="GUIText">Pick Window</text:span> usually displays the pick output one item per line, which can end up taking a lot of vertical space. If you want to condense the information into a smaller area, click the <text:span text:style-name="GUIText">Concise output</text:span> check box. Sometimes, not all of the information is relevant for your analysis so VisIt provides options to hide certain items in the pick output. If you don't want VisIt to display the name of the picked mesh, turn off the <text:span text:style-name="GUIText">Show Mesh Name</text:span> check box. If you don't want VisIt to show the time state, turn of the <text:span text:style-name="GUIText">Show timestep </text:span>check box.</text:p>
      <text:h text:style-name="Heading_20_3" text:outline-level="4"><text:alphabetical-index-mark-start text:id="IMark510838676" text:key1="Pick"/>Turning off incident nodes and cells in pick output<text:alphabetical-index-mark-end text:id="IMark510838676"/></text:h>
      <text:p text:style-name="Body">When VisIt performs a pick, the default behavior is to show a lot of information about the cell or node that was picked. This information usually includes the nodes or cells that were incident to the node or cell that was picked. The incident nodes and cells are included to give more information about the neighborhood occupied by the cell or node. If you want to turn off incident nodes and cells in the pick output, click off the <text:span text:style-name="GUIText">Display incident nodes/zones</text:span> check box.</text:p>
      <text:h text:style-name="Heading_20_3" text:outline-level="4"><text:alphabetical-index-mark-start text:id="IMark510838676" text:key1="Pick"/>Displaying global node and cell numbers<text:alphabetical-index-mark-end text:id="IMark510838676"/></text:h>
      <text:p text:style-name="Body">Many large meshes are decomposed into smaller meshes called domains that, when added together, make up the whole mesh. Each domain typically has its own range of cell numbers that begin at 0 or 1, depending on the mesh's cell origin. Any global cell numbering scheme that may have been in place before the original mesh was decomposed into domains is often lost. However, some meshes have auxiliary information that allows VisIt to use the original global node and cell numbers for the domains. If you want the pick output to contain global node and cell numbers if they are available, click on the <text:span text:style-name="GUIText">Display global nodes/zones</text:span> check box.</text:p>
      <text:h text:style-name="Heading_20_3" text:outline-level="4"><text:soft-page-break/><text:alphabetical-index-mark-start text:id="IMark510838676" text:key1="Pick"/>Turning off pick markers for new pick points<text:alphabetical-index-mark-end text:id="IMark510838676"/></text:h>
      <text:p text:style-name="Body">Some queries that perform picks create pick markers by default, as do VisIt's regular pick modes. If you want to prevent pick queries from creating pick markers, click off the <text:span text:style-name="GUIText">Pick Window's Display reference pick letter</text:span> check box.</text:p>
      <text:h text:style-name="Heading_20_3" text:outline-level="4"><text:alphabetical-index-mark-start text:id="IMark510838676" text:key1="Pick"/>Returning node information<text:alphabetical-index-mark-end text:id="IMark510838676"/></text:h>
      <text:p text:style-name="Body">In addition to printing the values of the pick variables, pick can also display information about the nodes or cells over which the pick variables are defined. By default, VisIt only returns the integer node indices of the nodes contained by the picked cell. You can make VisIt return the node coordinates in other formats by checking the <text:span text:style-name="GUIText">Id</text:span> check box in the <text:span text:style-name="GUIText">Display for Nodes</text:span> area. The node coordinates can be displayed 4 different ways: Node indices, physical coordinates, domain-logical coordinates, or block-logical coordinates. Click the check boxes in the <text:span text:style-name="GUIText">Display for Nodes</text:span> area that correspond to the types of node information that you want to examine.</text:p>
      <text:h text:style-name="Heading_20_3" text:outline-level="4"><text:alphabetical-index-mark-start text:id="IMark510838676" text:key1="Pick"/>Returning zone information<text:alphabetical-index-mark-end text:id="IMark510838676"/></text:h>
      <text:p text:style-name="Body">The <text:span text:style-name="GUIText">Pick Window</text:span> has controls in its <text:span text:style-name="GUIText">Display for Zones</text:span> area that allow you to specify how you want VisIt to display zone information. Click the check boxes that correspond to the types of information that you want to examine.</text:p>
      <text:h text:style-name="Heading_20_3" text:outline-level="4"><text:alphabetical-index-mark-start text:id="IMark510838676" text:key1="Pick"/>Automatically showing the Pick Window<text:alphabetical-index-mark-end text:id="IMark510838676"/></text:h>
      <text:p text:style-name="Body">When you pick on a plot, VisIt automatically opens the <text:span text:style-name="GUIText">Pick Window</text:span> to display the results of the pick operation. You can prevent VisIt from automatically showing the <text:span text:style-name="GUIText">Pick Window</text:span> after a pick operation by turning off the <text:span text:style-name="GUIText">Automatically show window</text:span> check box in the <text:span text:style-name="GUIText">Pick Window</text:span>. If the <text:span text:style-name="GUIText">Pick Window</text:span> does not automatically appear after picking then you can turn on the <text:span text:style-name="GUIText">Automatically show window</text:span> check box.</text:p>
      <text:h text:style-name="Heading_20_3" text:outline-level="4">Picking over time</text:h>
      <text:p text:style-name="Body">Querying over time is normally done using the controls in the <text:span text:style-name="GUIText">Query Window</text:span> but you can also pick over time to generate curves that show the behavior of a picked zone or node over time. To pick over time, you must click the <text:span text:style-name="GUIText">Create time curve with next pick</text:span> check box in the <text:span text:style-name="GUIText">Pick Window</text:span>. Once that check box is turned on, each pick operation will result in a new Curve plot that shows the behavior of the most recently picked zone or node over time.</text:p>
      <text:h text:style-name="Heading_20_1" text:outline-level="2">Lineout</text:h>
      <text:p text:style-name="Body">One-dimensional curves, created using data from 2D or 3D plots, are popular for analyzing data <text:soft-page-break/>because they are simple to compare. VisIt's visualization windows can be put into a mode that allows you to draw lines, along which data are extracted, in the visualization window. The extracted data are turned into a Curve plot in another visualization window. If no other visualization window exists, VisIt creates one and adds the Curve plot to it. Curve plots are often more useful than 2D Pseudocolor plots because they allow the data along a line to be seen spatially as a 1D curve instead of relying on differences in color to convey information. Furthermore, the curve data can be exported to curve files that allow the data to be imported into other Lawrence Livermore National Laboratory curve analysis software such as <text:span text:style-name="Emphasis">Ultra</text:span>.</text:p>
      <text:h text:style-name="Heading_20_2" text:outline-level="3"><text:alphabetical-index-mark-start text:id="IMark510838676"/>Lineout mode<text:alphabetical-index-mark-end text:id="IMark510838676"/></text:h>
      <text:p text:style-name="Body"><draw:frame draw:style-name="fr7" draw:name="Frame_Lineout" text:anchor-type="paragraph" svg:width="6in" draw:z-index="26"><draw:text-box fo:min-height="3in"><text:p text:style-name="Figure"><draw:frame draw:style-name="fr15" draw:name="graphics15" text:anchor-type="paragraph" svg:width="6in" svg:height="2.6902in" draw:z-index="27"><draw:image xlink:href="../images/Quantitative/lineout.png" xlink:type="simple" xlink:show="embed" xlink:actuate="onLoad"/></draw:frame>Figure <text:sequence text:ref-name="refFigure10" text:name="Figure" text:formula="ooow:Figure+1" style:num-format="1">1-11</text:sequence>: Visualization windows with reference lines and Curve plots.</text:p></draw:text-box></draw:frame>You can put the visualization window into lineout mode by selecting <text:span text:style-name="GUIText">Lineout</text:span> from the <text:span text:style-name="GUIText">Popup menu's Mode</text:span> submenu. Note that lineout mode is only available with 2D plots in this version though you can create 3D lineouts using the Lineout query in the <text:span text:style-name="GUIText">Query Window</text:span>. After the visualization window is in lineout mode, you can draw reference lines in the window. Each reference line causes VisIt to extract data from the database along the prescribed path and draw the data as a Curve plot in another visualization window. Each reference line is drawn in a color that matches the initial color of the Curve plot so the reference lines, which have no labels, can be easily associated with their corresponding Curve plots. If lineout's dynamic mode is also set then changes such as a variable or time state change made to the plot that originated a Curve plot via a lineout operation are also reflected in the Curve plot. To clear the reference lines from the visualization window, select the <text:span text:style-name="GUIText">Reference lines</text:span> option Clear submenu in the <text:span text:style-name="GUIText">Main Window's Window</text:span> menu. An example of the visualization window with reference lines and Curve plots is shown in <text:sequence-ref text:reference-format="category-and-value" text:ref-name="refFigure10">Figure 1-11</text:sequence-ref>.</text:p>
      <text:h text:style-name="Heading_20_3" text:outline-level="4"><text:alphabetical-index-mark-start text:id="IMark510838676" text:key1="Lineout"/>Dynamic lineout<text:alphabetical-index-mark-end text:id="IMark510838676"/></text:h>
      <text:p text:style-name="Body">Normally when you perform a lineout operation, the Curve plot that results from the lineout <text:soft-page-break/>operation is in no way connected to the plots in the window that originated the Curve plot. If you want to make variable or time state changes made to the originating plots also affect the Curve plots that were created via lineout, you should set the dynamic lineout flag for lineouts in the <text:span text:style-name="GUIText">Lineout Options Window</text:span> (see <text:sequence-ref text:reference-format="category-and-value" text:ref-name="refFigure11">Figure 1-12</text:sequence-ref>). To open the <text:span text:style-name="GUIText">Lineout Options Window</text:span> (not the <text:span text:style-name="GUIText">Lineout operator attributes window</text:span>), select <text:span text:style-name="GUIText">Lineout</text:span> from the <text:span text:style-name="GUIText">Controls</text:span> menu in the <text:span text:style-name="GUIText">Main Window</text:span>. Click the <text:span text:style-name="GUIText">Dynamic</text:span> check box in the <text:span text:style-name="GUIText">Lineout Options Window</text:span> to make new Curve plots, created via lineout, be linked to their originating plots so they will be affected by variable or time state changes made to the originating plots.</text:p>
      <text:p text:style-name="Body"><draw:frame draw:style-name="fr9" draw:name="Frame_LineoutOptions" text:anchor-type="paragraph" svg:y="0.0701in" svg:width="2.8016in" draw:z-index="28"><draw:text-box fo:min-height="4.1398in"><text:p text:style-name="Figure"><draw:frame draw:style-name="fr15" draw:name="graphics16" text:anchor-type="paragraph" svg:width="2.4736in" svg:height="3.6563in" draw:z-index="29"><draw:image xlink:href="../images/Quantitative/lineoutoptionswindow.png" xlink:type="simple" xlink:show="embed" xlink:actuate="onLoad"/></draw:frame>Figure <text:sequence text:ref-name="refFigure11" text:name="Figure" text:formula="ooow:Figure+1" style:num-format="1">1-12</text:sequence>: Lineout Options Window</text:p></draw:text-box></draw:frame>The <text:span text:style-name="GUIText">Lineout Options Window</text:span> also contains some other options affecting dynamic lineouts. When you change the variable in the plot the originated the lineout, the lineout will change. When you change time states for the plot that originated the lineout, the lineout will change. However, you can instead make VisIt create a new Curve plot for the lineout each time the you change the originating plot's time state by changing the <text:span text:style-name="GUIText">Time change behavior</text:span> in the <text:span text:style-name="GUIText">Lineout Options Window</text:span> from updates curve to creates new curve. When VisIt creates a new curve each time you advance to a new time state, VisIt will put a new curve in the lineout destination window, resulting in many Curve plots (see <text:sequence-ref text:reference-format="category-and-value" text:ref-name="refFigure12">Figure 1-13</text:sequence-ref>). By default, VisIt will make all of the related Curve plots be the same color. You can override this behavior by selecting creates new color instead of repeats color from the <text:span text:style-name="GUIText">Lineout Options Window's New Curve</text:span> combo box.</text:p>
      <text:h text:style-name="Heading_20_2" text:outline-level="3"><draw:frame draw:style-name="fr10" draw:name="Frame_DynamicLineout" text:anchor-type="paragraph" svg:y="0.1535in" svg:width="5.2028in" draw:z-index="30"><draw:text-box fo:min-height="3.0736in"><text:p text:style-name="Frame_20_contents"><draw:frame draw:style-name="fr17" draw:name="graphics17" text:anchor-type="paragraph" svg:x="0in" svg:y="0.35in" svg:width="5in" svg:height="2.2402in" draw:z-index="31"><draw:image xlink:href="../images/Quantitative/dynamiclineout.png" xlink:type="simple" xlink:show="embed" xlink:actuate="onLoad"/></draw:frame><draw:frame text:anchor-type="paragraph" draw:z-index="32" draw:style-name="gr15" draw:text-style-name="P15" svg:width="1.2724in" svg:height="0.2453in" svg:x="0.4827in" svg:y="0.0756in"><draw:text-box><text:p text:style-name="P14"><text:span text:style-name="T4">Originating plot</text:span></text:p></draw:text-box></draw:frame><draw:frame text:anchor-type="paragraph" draw:z-index="33" draw:style-name="gr15" draw:text-style-name="P17" svg:width="2.0717in" svg:height="0.3205in" svg:x="2.928in" svg:y="0.0756in"><draw:text-box><text:p text:style-name="P16"><text:span text:style-name="T4">Lineout curves from multiple time states</text:span></text:p></draw:text-box></draw:frame></text:p><text:p text:style-name="Figure"><draw:line text:anchor-type="paragraph" draw:z-index="34" draw:style-name="gr16" draw:text-style-name="P14" svg:x1="1.1189in" svg:y1="0.0516in" svg:x2="1.1189in" svg:y2="0.5587in"><text:p/></draw:line><draw:line text:anchor-type="paragraph" draw:z-index="35" draw:style-name="gr16" draw:text-style-name="P14" svg:x1="3.9917in" svg:y1="0.0457in" svg:x2="3.9917in" svg:y2="0.5528in"><text:p/></draw:line>Figure <text:sequence text:ref-name="refFigure12" text:name="Figure" text:formula="ooow:Figure+1" style:num-format="1">1-13</text:sequence>: Dynamic lineout can be used to create curves from multiple time states</text:p></draw:text-box></draw:frame><text:soft-page-break/><text:alphabetical-index-mark-start text:id="IMark510838676"/>Curve plot<text:alphabetical-index-mark-end text:id="IMark510838676"/></text:h>
      <text:p text:style-name="Body">Curve plots are created by drawing reference lines. The visualization window must be in lineout mode before references lines can be created. You can create a reference line by positioning the mouse over the first point of interest, clicking the left mouse button and then moving the mouse, while pressing the left mouse button, and releasing the mouse over the second endpoint. Releasing the mouse button creates a reference line along the path that was drawn with the mouse. When you draw a reference line, you cause a Curve plot of the data along the reference line to appear in another visualization window. If another visualization window is not available, VisIt opens a new one before creating the Curve plot. The Curve plot in the second window can be modified by setting the active window to the visualization window that contains the Curve plots.</text:p>
      <text:h text:style-name="Heading_20_3" text:outline-level="4">Setting curve attributes</text:h>
      <text:p text:style-name="Body"><draw:frame draw:style-name="fr3" draw:name="Frame_CurvePlotWindow" text:anchor-type="paragraph" svg:width="2.5in" draw:z-index="36"><draw:text-box fo:min-height="2.5535in"><text:p text:style-name="Figure"><draw:frame draw:style-name="fr13" draw:name="graphics18" text:anchor-type="paragraph" svg:width="2.5in" svg:height="1.9583in" draw:z-index="37"><draw:image xlink:href="../images/Quantitative/curveplotwindow.png" xlink:type="simple" xlink:show="embed" xlink:actuate="onLoad"/></draw:frame>Figure <text:sequence text:ref-name="refFigure13" text:name="Figure" text:formula="ooow:Figure+1" style:num-format="1">1-14</text:sequence>: Curve plot attributes window</text:p></draw:text-box></draw:frame>Curve plots have a few options that can be set to alter their appearance. You can set the curve's line style, which can be solid, dotted, dashed, or dash-dotted, by making a selection from the <text:span text:style-name="GUIText">Line Style</text:span> menu in the <text:span text:style-name="GUIText">Curve plot attributes window</text:span> (<text:sequence-ref text:reference-format="category-and-value" text:ref-name="refFigure13">Figure 1-14</text:sequence-ref>). If the Curve plot is difficult to see in the visualization window, try increasing the line thickness by making a selection from the <text:span text:style-name="GUIText">Line Width</text:span> menu. You can change the curve's color, by clicking on the <text:span text:style-name="GUIText">Color</text:span> button and selecting a new color from the <text:span text:style-name="GUIText">Popup color </text:span>menu. If you don't want the curve to have labels, you can turn them off by unchecking <text:soft-page-break/>the <text:span text:style-name="GUIText">Labels</text:span> check box. Finally, you can make Curve plots display a small point glyph at each data point along the curve if you check the <text:span text:style-name="GUIText">Points</text:span> check box and set a point size in the <text:span text:style-name="GUIText">Point size</text:span> text field.</text:p>
      <text:h text:style-name="Heading_20_3" text:outline-level="4"><text:alphabetical-index-mark-start text:id="IMark510838676"/>Saving curves<text:alphabetical-index-mark-end text:id="IMark510838676"/></text:h>
      <text:p text:style-name="Body">Once a curve has been generated, it can be saved to a curve file. A curve file is an ASCII text file that contains the X-Y pairs that make up the curve and it is useful for exporting curve data to other curve analysis programs. To save a curve, make sure you first set the active window to the visualization window that contains the curve. Next, save the window using the <text:span text:style-name="Emphasis">curve</text:span> file format. All of the curves in the visualization window are saved to the specified curve file.</text:p>
      <text:h text:style-name="Heading_20_2" text:outline-level="3"><text:alphabetical-index-mark-start text:id="IMark510838676"/>Lineout Operator<text:alphabetical-index-mark-end text:id="IMark510838676"/></text:h>
      <text:p text:style-name="Body"><draw:frame draw:style-name="fr11" draw:name="Frame_LineoutOperatorAtts" text:anchor-type="paragraph" svg:width="2.5in" draw:z-index="38"><draw:text-box fo:min-height="3in"><text:p text:style-name="Figure"><draw:frame draw:style-name="fr13" draw:name="graphics19" text:anchor-type="paragraph" svg:width="2.5in" svg:height="2.6217in" draw:z-index="39"><draw:image xlink:href="../images/Quantitative/lineoutwindow.png" xlink:type="simple" xlink:show="embed" xlink:actuate="onLoad"/></draw:frame>Figure <text:sequence text:ref-name="refFigure14" text:name="Figure" text:formula="ooow:Figure+1" style:num-format="1">1-15</text:sequence>: Lineout operator attributes window</text:p></draw:text-box></draw:frame>The Curve plot uses the Lineout operator to extract data from a database along a linear path. The Lineout operator is not generally available since curves are created only through reference lines and not the <text:span text:style-name="GUIText">Plot menu</text:span>. Still, once a curve has been created using the Lineout operator, certain attributes of the Lineout can be modified. Note that when you modify the Lineout operator attributes, it is best to turn off the <text:span text:style-name="GUIText">Apply operator to all plots</text:span> check box in the <text:span text:style-name="GUIText">Main Window</text:span> so that all curves do not get the same set of Lineout operator attributes. Some Lineout operator attributes can be set globally in the <text:alphabetical-index-mark-start text:id="IMark510838676"/><text:span text:style-name="GUIText">Global Lineout Window</text:span><text:alphabetical-index-mark-end text:id="IMark510838676"/>, which is accessed by clicking on Lineout option in the <text:span text:style-name="GUIText">Main Window's Controls </text:span>menu. The <text:span text:style-name="GUIText">Global Lineout Window</text:span> contains mainly the same options as the<text:span text:style-name="GUIText"> Lineout operator attributes</text:span> window but it applies to all Lineout operators.</text:p>
      <text:h text:style-name="Heading_20_3" text:outline-level="4"><text:alphabetical-index-mark-start text:id="IMark510838676" text:key1="Lineout"/>Setting lineout endpoints<text:alphabetical-index-mark-end text:id="IMark510838676"/></text:h>
      <text:p text:style-name="Body">You can modify the line endpoints by typing new coordinates into the <text:span text:style-name="GUIText">Lineout operator attribute window's Point 1</text:span> or <text:span text:style-name="GUIText">Point 2</text:span> text fields (<text:sequence-ref text:reference-format="category-and-value" text:ref-name="refFigure14">Figure 1-15</text:sequence-ref>). Each endpoint is a 3D coordinate that is specified by three space-separated floating point numbers. If you are performing a Lineout operation on 2D data, you can set the value for the Z coordinate to zero.</text:p>
      <text:h text:style-name="Heading_20_3" text:outline-level="4">Setting the number of lineout samples</text:h>
      <text:p text:style-name="Body">The Lineout operator works by extracting sample points along a line. The sample points are then <text:soft-page-break/>used to create Curve plots. The Lineout operator's default sampling scheme is to sample data values at the intersections between the sampling line and the cell boundaries encountered along the way. This method gives rise to jagged Curve plots favored by many VisIt users. See <text:sequence-ref text:reference-format="category-and-value" text:ref-name="refFigure15">Figure 1-16</text:sequence-ref> for a comparison between the sampling methods. If you instead want to smoothly sample the cells along the sampling line with some number of evenly spaced sample points, you can make the Lineout operator use evenly spaced sampling by clicking on the <text:span text:style-name="GUIText">Override Global Lineout Settings</text:span> check box in the <text:span text:style-name="GUIText">Lineout operator attributes window</text:span>. Once you've told the Lineout operator to override the global lineout settings click on the <text:span text:style-name="GUIText">Use Sampling</text:span> check box and enter a number of sample points. The number of sample points taken along the line determine the fidelity of the Curve plot. Generally, it is best to set the number of sample points such that each cell is sampled at least once. To set the number of sample points, type a new number into the <text:span text:style-name="GUIText">Samples</text:span> text field in the <text:span text:style-name="GUIText">Lineout operator attributes window</text:span>.</text:p>
      <text:h text:style-name="Heading_20_3" text:outline-level="4"><draw:frame draw:style-name="fr12" draw:name="Frame_LineoutMethod" text:anchor-type="paragraph" svg:width="6in" draw:z-index="40"><draw:text-box fo:min-height="2.6272in"><text:p text:style-name="Frame_20_contents"><draw:frame text:anchor-type="paragraph" draw:z-index="44" draw:style-name="gr17" draw:text-style-name="P15" svg:width="1.8622in" svg:height="0.2677in" svg:x="0.1854in" svg:y="0.0547in"><draw:text-box><text:p text:style-name="P14"><text:span text:style-name="T4">Source plot with reference line</text:span></text:p></draw:text-box></draw:frame><draw:frame text:anchor-type="paragraph" draw:z-index="43" draw:style-name="gr17" draw:text-style-name="P15" svg:width="1.8622in" svg:height="0.3205in" svg:x="2.1543in" svg:y="0.0547in"><draw:text-box><text:p text:style-name="P14"><text:span text:style-name="T4">Lineout via cell intersection</text:span></text:p><text:p text:style-name="P14"><text:span text:style-name="T4"><text:s/></text:span><text:span text:style-name="T4">(more jagged)</text:span></text:p></draw:text-box></draw:frame><draw:frame text:anchor-type="paragraph" draw:z-index="42" draw:style-name="gr17" draw:text-style-name="P15" svg:width="1.8622in" svg:height="0.3205in" svg:x="4.1228in" svg:y="0.0547in"><draw:text-box><text:p text:style-name="P14"><text:span text:style-name="T4">Lineout via sampling</text:span></text:p><text:p text:style-name="P14"><text:span text:style-name="T4">(smoother)</text:span></text:p></draw:text-box></draw:frame></text:p><text:p text:style-name="Figure"><draw:frame draw:style-name="fr18" draw:name="graphics20" text:anchor-type="paragraph" svg:width="6in" svg:height="2in" draw:z-index="41"><draw:image xlink:href="../images/Quantitative/lineoutsampling.png" xlink:type="simple" xlink:show="embed" xlink:actuate="onLoad"/></draw:frame><draw:rect text:anchor-type="paragraph" draw:z-index="45" draw:style-name="gr18" draw:text-style-name="P14" svg:width="0.4886in" svg:height="0.4705in" svg:x="2.9327in" svg:y="0.7937in"><text:p/></draw:rect><draw:rect text:anchor-type="paragraph" draw:z-index="46" draw:style-name="gr18" draw:text-style-name="P14" svg:width="0.4886in" svg:height="0.4705in" svg:x="4.9799in" svg:y="0.7902in"><text:p/></draw:rect><draw:line text:anchor-type="paragraph" draw:z-index="47" draw:style-name="gr19" draw:text-style-name="P14" svg:x1="3.4209in" svg:y1="1.0339in" svg:x2="4.9799in" svg:y2="1.0339in"><text:p/></draw:line>Figure <text:sequence text:ref-name="refFigure15" text:name="Figure" text:formula="ooow:Figure+1" style:num-format="1">1-16</text:sequence>: Lineout via cell intersection and lineout via sampling</text:p></draw:text-box></draw:frame><text:alphabetical-index-mark-start text:id="IMark510838676" text:key1="Lineout"/>Interactive mode<text:alphabetical-index-mark-end text:id="IMark510838676"/></text:h>
      <text:p text:style-name="Body">When the <text:span text:style-name="GUIText">Interactive</text:span> check box is checked, changes to the Lineout operator cause similar changes to the reference line that generated the curve. For example, changing the line endpoints causes the reference line to update.</text:p>
      <text:h text:style-name="Heading_20_3" text:outline-level="4"><text:alphabetical-index-mark-start text:id="IMark510838676" text:key1="Lineout"/>Reference line labels<text:alphabetical-index-mark-end text:id="IMark510838676"/></text:h>
      <text:p text:style-name="Body">You can make the reference lines in the window that caused Curve plots to be generated to have labels by checking the Lineout operator's <text:span text:style-name="GUIText">Refline Labels</text:span> check b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EFC5B24.png" xlink:type="simple" xlink:show="embed" xlink:actuate="onLoad"/>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left="0.3957in" fo:margin-right="0in" fo:margin-top="0in" fo:margin-bottom="0.1799in" fo:text-indent="0in" style:auto-text-indent="false" style:page-number="auto"/>
    </style:style>
    <style:style style:name="ChapterTitle" style:family="paragraph" style:next-style-name="Heading_20_1" style:default-outline-level="1" style:class="extra" style:master-page-name="First_20_Page">
      <style:paragraph-properties fo:margin-left="0.1354in" fo:margin-right="0in" fo:margin-top="0.25in" fo:margin-bottom="0.25in" fo:text-indent="0in" style:auto-text-indent="false" style:page-number="auto" fo:break-before="auto" fo:break-after="auto" fo:padding="0.5in" fo:border-left="none" fo:border-right="none" fo:border-top="0.0138in solid #000000" fo:border-bottom="0.0138in solid #000000" style:shadow="none"/>
      <style:text-properties style:font-name="Arial" fo:font-size="24pt" fo:font-weight="bold"/>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fo:padding="0in" fo:border-left="none" fo:border-right="none" fo:border-top="0.0138in solid #000000" fo:border-bottom="none" style:shadow="none"/>
    </style:style>
    <style:style style:name="MP4" style:family="paragraph" style:parent-style-name="Header_20_left">
      <style:text-properties fo:font-style="italic" style:font-style-asian="italic" style:font-style-complex="italic"/>
    </style:style>
    <style:style style:name="MP5" style:family="paragraph" style:parent-style-name="Header_20_right">
      <style:paragraph-properties fo:text-align="end" style:justify-single-word="false"/>
      <style:text-properties fo:font-style="italic" style:font-style-asian="italic" style:font-style-complex="italic"/>
    </style:style>
    <style:style style:name="MP6" style:family="paragraph" style:parent-style-name="Footer">
      <style:paragraph-properties fo:text-align="end" style:justify-single-word="false"/>
    </style:style>
    <style:style style:name="MP7" style:family="paragraph" style:parent-style-name="Standard">
      <style:paragraph-properties fo:text-align="end" style:justify-single-word="false"/>
    </style:style>
    <style:style style:name="MP8"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P11" style:family="paragraph">
      <style:paragraph-properties fo:text-align="center"/>
    </style:style>
    <style:style style:name="Mgr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2" style:family="graphic">
      <style:graphic-properties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style>
    <style:style style:name="Mgr4" style:family="graphic">
      <style:graphic-properties svg:stroke-color="#2300dc" draw:fill="solid" draw:fill-color="#2300dc" draw:textarea-horizontal-align="justify" draw:textarea-vertical-align="middle" draw:auto-grow-height="false" fo:min-height="0in" fo:min-width="0in" style:run-through="foreground"/>
    </style:style>
    <style:style style:name="Mgr5" style:family="graphic">
      <style:graphic-properties svg:stroke-color="#0047ff" draw:fill="solid" draw:fill-color="#0047ff" draw:textarea-horizontal-align="justify" draw:textarea-vertical-align="middle" draw:auto-grow-height="false" fo:min-height="0in" fo:min-width="0in" style:run-through="foreground"/>
    </style:style>
    <style:style style:name="Mgr6" style:family="graphic">
      <style:graphic-properties svg:stroke-color="#99ccff" draw:textarea-horizontal-align="justify" draw:textarea-vertical-align="middle" draw:auto-grow-height="false" fo:min-height="0in" fo:min-width="0in" style:run-through="foreground"/>
    </style:style>
    <style:style style:name="Mgr7" style:family="graphic">
      <style:graphic-properties svg:stroke-color="#99ccff" draw:fill="solid" draw:fill-color="#ffffff" draw:textarea-horizontal-align="center" draw:textarea-vertical-align="middle" style:run-through="foreground"/>
    </style:style>
    <style:style style:name="Mgr8" style:family="graphic">
      <style:graphic-properties svg:stroke-color="#ffffff" draw:fill="solid" draw:fill-color="#ffffff" draw:textarea-horizontal-align="center" draw:textarea-vertical-align="middle" style:run-through="foreground"/>
    </style:style>
    <style:style style:name="Mgr9" style:family="graphic">
      <style:graphic-properties svg:stroke-color="#99ccff" draw:textarea-horizontal-align="center" draw:textarea-vertical-align="middle" style:run-through="foreground"/>
    </style:style>
    <style:style style:name="Mgr10" style:family="graphic">
      <style:graphic-properties svg:stroke-color="#0047ff" draw:fill="solid" draw:fill-color="#0047ff" draw:textarea-horizontal-align="center" draw:textarea-vertical-align="middle" style:run-through="foreground"/>
    </style:style>
    <style:style style:name="Mgr11"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chapter text:display="name" text:outline-level="1"/></text:p>
        <text:p text:style-name="Horizontal_20_Line"/>
      </style:header>
      <style:footer>
        <text:p text:style-name="Horizontal_20_Line"/>
        <text:p text:style-name="MP2"><text:page-number text:select-page="current">48</text:page-number></text:p>
      </style:footer>
    </style:master-page>
    <style:master-page style:name="First_20_Page" style:display-name="First Page" style:page-layout-name="Mpm2" style:next-style-name="Left_20_Page">
      <style:footer>
        <text:p text:style-name="MP3"><text:page-number text:select-page="current">48</text:page-number></text:p>
      </style:footer>
    </style:master-page>
    <style:master-page style:name="Left_20_Page" style:display-name="Left Page" style:page-layout-name="Mpm3" style:next-style-name="Right_20_Page">
      <style:header>
        <text:p text:style-name="MP4"><text:chapter text:display="name" text:outline-level="2">Lineout</text:chapter></text:p>
      </style:header>
      <style:footer>
        <text:p text:style-name="Footer"><text:page-number text:select-page="current">48</text:page-number></text:p>
      </style:footer>
    </style:master-page>
    <style:master-page style:name="Right_20_Page" style:display-name="Right Page" style:page-layout-name="Mpm4" style:next-style-name="Left_20_Page">
      <style:header>
        <text:p text:style-name="MP5"><text:chapter text:display="name" text:outline-level="2">Lineout</text:chapter></text:p>
      </style:header>
      <style:footer>
        <text:p text:style-name="MP6"><text:page-number text:select-page="current">48</text:page-number></text:p>
      </style:footer>
    </style:master-page>
    <style:master-page style:name="Cover_20_Page" style:display-name="Cover Page" style:page-layout-name="Mpm5" style:next-style-name="First_20_Page">
      <style:header>
        <text:p text:style-name="MP7">UCRL-SM-XXXXXX</text:p>
        <text:p text:style-name="Text_20_body"/>
        <text:p text:style-name="Text_20_body"/>
        <text:p text:style-name="Text_20_body"/>
        <text:p text:style-name="Text_20_body"/>
        <text:p text:style-name="Text_20_body"/>
        <text:p text:style-name="Text_20_body"/>
        <text:p text:style-name="Text_20_body"/>
        <text:p text:style-name="MP8">VisIt User's Manual</text:p>
        <text:p text:style-name="MP9">Version 1.6.1</text:p>
        <text:p text:style-name="MP10"><draw:custom-shape text:anchor-type="paragraph" draw:z-index="2" draw:style-name="Mgr1" draw:text-style-name="MP11" svg:width="2.7803in" svg:height="2.7205in" draw:transform="rotate (-2.35619449019309)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1" draw:style-name="Mgr2"><draw:g draw:style-name="Mgr3"><draw:custom-shape draw:style-name="Mgr4" draw:text-style-name="MP11" svg:width="2.7004in" svg:height="2.7004in" draw:transform="rotate (-2.35619449019309)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5" draw:text-style-name="MP11" svg:width="2.1287in" svg:height="2.1776in" draw:transform="skewX (-6.226435193021E-017) rotate (-2.35619449019309)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11" svg:width="1.6024in" svg:height="1.6386in" draw:transform="skewX (-1.09910673535037E-016) rotate (-2.35619449019309)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7" draw:text-style-name="MP11" svg:width="1.0768in" svg:height="1.0559in" draw:transform="skewX (-0.00139626340159526) rotate (-2.35619449019309) translate (6.51736111111111in 2.16111111111111in)"><text:p/></draw:rect><draw:rect draw:style-name="Mgr8" draw:text-style-name="MP11" svg:width="0.9969in" svg:height="1.7323in" svg:x="6.5169in" svg:y="1.8988in"><text:p/></draw:rect></draw:g><draw:rect draw:style-name="Mgr9" draw:text-style-name="MP11" svg:width="4.8949in" svg:height="0.2705in" svg:x="0.0161in" svg:y="2.1787in"><text:p/></draw:rect><draw:rect draw:style-name="Mgr10" draw:text-style-name="MP11" svg:width="4.7913in" svg:height="0.2906in" svg:x="0.0161in" svg:y="2.4488in"><text:p/></draw:rect><draw:rect draw:style-name="Mgr11" draw:text-style-name="MP11" svg:width="4.6358in" svg:height="0.2803in" svg:x="0.0161in" svg:y="2.739in"><text:p/></draw:rect></draw:g></text:p>
        <text:p text:style-name="MP10">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3$Unix OpenOffice.org_project/330m3$Build-9519</meta:generator>
    <meta:creation-date>2010-09-07T16:44:43</meta:creation-date>
    <dc:language>en-US</dc:language>
    <meta:editing-cycles>3</meta:editing-cycles>
    <meta:editing-duration>PT6M9S</meta:editing-duration>
    <meta:initial-creator>Brad Whitlock</meta:initial-creator>
    <dc:date>2010-09-08T11:24:18</dc:date>
    <dc:creator>Brad Whitlock</dc:creator>
    <meta:document-statistic meta:table-count="2" meta:image-count="20" meta:object-count="0" meta:page-count="48" meta:paragraph-count="828" meta:word-count="13039" meta:character-count="80413"/>
    <meta:user-defined meta:name="Info 2"/>
    <meta:user-defined meta:name="Info 3"/>
    <meta:user-defined meta:name="Info 4"/>
    <meta:user-defined meta:name="Subdocument Chapter name">Quantitative Analysis</meta:user-defined>
  </office:meta>
</office:document-meta>
</file>